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2" svg:font-family="Symbol" style:font-pitch="variable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Helvetica2" svg:font-family="Helvetica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Times1" svg:font-family="Times" style:font-pitch="variable"/>
    <style:font-face style:name="Times New Roman1" svg:font-family="'Times New Roman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ourier New" svg:font-family="'Courier New'" style:font-family-generic="roman" style:font-pitch="variable"/>
    <style:font-face style:name="Helvetica3" svg:font-family="Helvetica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Helvetica1" svg:font-family="Helvetica, 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00b8ff" draw:textarea-horizontal-align="left" draw:textarea-vertical-align="middle" draw:auto-grow-height="false" fo:min-height="0.039cm" fo:min-width="0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00b8ff" draw:textarea-horizontal-align="left" draw:textarea-vertical-align="middle" draw:auto-grow-height="false" fo:min-height="0.04cm" fo:min-width="0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6">
      <style:graphic-properties draw:stroke="none" draw:fill="none" draw:fill-color="#00b8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6">
      <style:graphic-properties draw:stroke="none" draw:fill="none" draw:fill-color="#00b8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solid" svg:stroke-width="0.035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solid" svg:stroke-width="0.035cm" svg:stroke-color="#ff0000" draw:stroke-linejoin="miter" draw:fill="none" draw:fill-color="#00cc99" draw:textarea-horizontal-align="left" draw:textarea-vertical-align="middle" draw:auto-grow-height="false" fo:min-height="0.323cm" fo:min-width="0cm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none" draw:fill="none" draw:fill-color="#00b8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solid" svg:stroke-width="0.035cm" svg:stroke-color="#ff0000" draw:stroke-linejoin="miter" draw:fill="none" draw:fill-color="#00cc99" draw:textarea-horizontal-align="left" draw:textarea-vertical-align="middle" draw:auto-grow-height="false" fo:min-height="0.79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svg:stroke-width="0.051cm" svg:stroke-color="#0000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7cm" fo:min-width="0.174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8cm" fo:min-width="0.174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7cm" fo:min-width="0.175cm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8cm" fo:min-width="0.175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6">
      <style:graphic-properties draw:stroke="solid" svg:stroke-width="0.035cm" svg:stroke-color="#000000" draw:stroke-linejoin="miter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787cm" fo:min-width="0.548cm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788cm" fo:min-width="0.548cm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787cm" fo:min-width="0.547cm" fo:padding-top="0.13cm" fo:padding-bottom="0.13cm" fo:padding-left="0.25cm" fo:padding-right="0.25cm" fo:wrap-option="no-wrap" draw:shadow-color="#808080"/>
    </style:style>
    <style:style style:name="gr23" style:family="graphic" style:parent-style-name="standard">
      <style:graphic-properties draw:stroke="solid" svg:stroke-width="0.025cm" svg:stroke-color="#ff0000" draw:marker-start-width="0.185cm" draw:marker-end-width="0.185cm" draw:stroke-linejoin="miter" draw:fill="none" draw:fill-color="#ffffff" draw:textarea-horizontal-align="left" draw:textarea-vertical-align="middle" draw:auto-grow-height="false" fo:padding-top="0.125cm" fo:padding-bottom="0.125cm" fo:padding-left="0.245cm" fo:padding-right="0.245cm" fo:wrap-option="no-wrap" draw:shadow-color="#808080"/>
    </style:style>
    <style:style style:name="gr24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min-height="1.496cm" fo:min-width="3.155cm" fo:padding-top="0.15cm" fo:padding-bottom="0.15cm" fo:padding-left="0.275cm" fo:padding-right="0.275cm"/>
    </style:style>
    <style:style style:name="gr25" style:family="graphic" style:parent-style-name="standard">
      <style:graphic-properties draw:stroke="solid" svg:stroke-width="0.026cm" svg:stroke-color="#000000" draw:stroke-linejoin="miter" draw:fill="none" draw:fill-color="#00b8ff" draw:textarea-horizontal-align="left" draw:textarea-vertical-align="middle" draw:auto-grow-height="false" fo:min-height="2.144cm" fo:min-width="0.623cm" fo:padding-top="0.13cm" fo:padding-bottom="0.13cm" fo:padding-left="0.25cm" fo:padding-right="0.25cm" fo:wrap-option="no-wrap" draw:shadow-color="#808080"/>
    </style:style>
    <style:style style:name="gr26" style:family="graphic" style:parent-style-name="standard">
      <style:graphic-properties draw:stroke="solid" svg:stroke-width="0.026cm" svg:stroke-color="#000000" draw:stroke-linejoin="miter" draw:fill="none" draw:fill-color="#00b8ff" draw:textarea-horizontal-align="left" draw:textarea-vertical-align="middle" draw:auto-grow-height="false" fo:min-height="2.584cm" fo:min-width="0.547cm" fo:padding-top="0.13cm" fo:padding-bottom="0.13cm" fo:padding-left="0.25cm" fo:padding-right="0.25cm" fo:wrap-option="no-wrap" draw:shadow-color="#808080"/>
    </style:style>
    <style:style style:name="gr27" style:family="graphic" style:parent-style-name="standard">
      <style:graphic-properties draw:stroke="solid" svg:stroke-width="0.026cm" svg:stroke-color="#000000" draw:stroke-linejoin="miter" draw:fill="none" draw:fill-color="#00b8ff" draw:textarea-horizontal-align="justify" draw:textarea-vertical-align="middle" draw:auto-grow-height="false" fo:min-height="3.762cm" fo:min-width="0.982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6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7cm" fo:min-width="0.174cm" fo:padding-top="0.13cm" fo:padding-bottom="0.13cm" fo:padding-left="0.25cm" fo:padding-right="0.25cm" fo:wrap-option="no-wrap" draw:shadow-color="#808080"/>
    </style:style>
    <style:style style:name="gr29" style:family="graphic" style:parent-style-name="standard" style:list-style-name="L6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7cm" fo:min-width="0.174cm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6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7cm" fo:min-width="0.174cm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6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7cm" fo:min-width="0.174cm" fo:padding-top="0.13cm" fo:padding-bottom="0.13cm" fo:padding-left="0.25cm" fo:padding-right="0.25cm" fo:wrap-option="no-wrap" draw:shadow-color="#808080"/>
    </style:style>
    <style:style style:name="gr32" style:family="graphic" style:parent-style-name="standard" style:list-style-name="L6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7cm" fo:min-width="0.174cm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6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7cm" fo:min-width="0.174cm" fo:padding-top="0.13cm" fo:padding-bottom="0.13cm" fo:padding-left="0.25cm" fo:padding-right="0.25cm" fo:wrap-option="no-wrap" draw:shadow-color="#808080"/>
    </style:style>
    <style:style style:name="gr34" style:family="graphic" style:parent-style-name="standard" style:list-style-name="L6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7cm" fo:min-width="0.174cm" fo:padding-top="0.13cm" fo:padding-bottom="0.13cm" fo:padding-left="0.25cm" fo:padding-right="0.25cm" fo:wrap-option="no-wrap" draw:shadow-color="#808080"/>
    </style:style>
    <style:style style:name="gr35" style:family="graphic" style:parent-style-name="standard" style:list-style-name="L6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7cm" fo:min-width="0.174cm" fo:padding-top="0.13cm" fo:padding-bottom="0.13cm" fo:padding-left="0.25cm" fo:padding-right="0.25cm" fo:wrap-option="no-wrap" draw:shadow-color="#808080"/>
    </style:style>
    <style:style style:name="gr36" style:family="graphic" style:parent-style-name="standard" style:list-style-name="L6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7cm" fo:min-width="0.174cm" fo:padding-top="0.13cm" fo:padding-bottom="0.13cm" fo:padding-left="0.25cm" fo:padding-right="0.25cm" fo:wrap-option="no-wrap" draw:shadow-color="#808080"/>
    </style:style>
    <style:style style:name="gr37" style:family="graphic" style:parent-style-name="standard" style:list-style-name="L6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7cm" fo:min-width="0.174cm" fo:padding-top="0.13cm" fo:padding-bottom="0.13cm" fo:padding-left="0.25cm" fo:padding-right="0.25cm" fo:wrap-option="no-wrap" draw:shadow-color="#808080"/>
    </style:style>
    <style:style style:name="gr38" style:family="graphic" style:parent-style-name="standard" style:list-style-name="L6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7cm" fo:min-width="0.174cm" fo:padding-top="0.13cm" fo:padding-bottom="0.13cm" fo:padding-left="0.25cm" fo:padding-right="0.25cm" fo:wrap-option="no-wrap" draw:shadow-color="#808080"/>
    </style:style>
    <style:style style:name="gr39" style:family="graphic" style:parent-style-name="standard" style:list-style-name="L6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7cm" fo:min-width="0.174cm" fo:padding-top="0.13cm" fo:padding-bottom="0.13cm" fo:padding-left="0.25cm" fo:padding-right="0.25cm" fo:wrap-option="no-wrap" draw:shadow-color="#808080"/>
    </style:style>
    <style:style style:name="gr40" style:family="graphic" style:parent-style-name="standard" style:list-style-name="L6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7cm" fo:min-width="0.174cm" fo:padding-top="0.13cm" fo:padding-bottom="0.13cm" fo:padding-left="0.25cm" fo:padding-right="0.25cm" fo:wrap-option="no-wrap" draw:shadow-color="#808080"/>
    </style:style>
    <style:style style:name="gr41" style:family="graphic" style:parent-style-name="standard" style:list-style-name="L6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7cm" fo:min-width="0.174cm" fo:padding-top="0.13cm" fo:padding-bottom="0.13cm" fo:padding-left="0.25cm" fo:padding-right="0.25cm" fo:wrap-option="no-wrap" draw:shadow-color="#808080"/>
    </style:style>
    <style:style style:name="gr42" style:family="graphic" style:parent-style-name="standard" style:list-style-name="L6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7cm" fo:min-width="0.174cm" fo:padding-top="0.13cm" fo:padding-bottom="0.13cm" fo:padding-left="0.25cm" fo:padding-right="0.25cm" fo:wrap-option="no-wrap" draw:shadow-color="#808080"/>
    </style:style>
    <style:style style:name="gr43" style:family="graphic" style:parent-style-name="standard" style:list-style-name="L6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7cm" fo:min-width="0.174cm" fo:padding-top="0.13cm" fo:padding-bottom="0.13cm" fo:padding-left="0.25cm" fo:padding-right="0.25cm" fo:wrap-option="no-wrap" draw:shadow-color="#808080"/>
    </style:style>
    <style:style style:name="gr44" style:family="graphic" style:parent-style-name="standard" style:list-style-name="L6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7cm" fo:min-width="0.174cm" fo:padding-top="0.13cm" fo:padding-bottom="0.13cm" fo:padding-left="0.25cm" fo:padding-right="0.25cm" fo:wrap-option="no-wrap" draw:shadow-color="#808080"/>
    </style:style>
    <style:style style:name="gr45" style:family="graphic" style:parent-style-name="standard" style:list-style-name="L6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7cm" fo:min-width="0.174cm" fo:padding-top="0.13cm" fo:padding-bottom="0.13cm" fo:padding-left="0.25cm" fo:padding-right="0.25cm" fo:wrap-option="no-wrap" draw:shadow-color="#808080"/>
    </style:style>
    <style:style style:name="gr46" style:family="graphic" style:parent-style-name="standard" style:list-style-name="L6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7cm" fo:min-width="0.174cm" fo:padding-top="0.13cm" fo:padding-bottom="0.13cm" fo:padding-left="0.25cm" fo:padding-right="0.25cm" fo:wrap-option="no-wrap" draw:shadow-color="#808080"/>
    </style:style>
    <style:style style:name="gr47" style:family="graphic" style:parent-style-name="standard" style:list-style-name="L6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7cm" fo:min-width="0.174cm" fo:padding-top="0.13cm" fo:padding-bottom="0.13cm" fo:padding-left="0.25cm" fo:padding-right="0.25cm" fo:wrap-option="no-wrap" draw:shadow-color="#808080"/>
    </style:style>
    <style:style style:name="gr48" style:family="graphic" style:parent-style-name="standard" style:list-style-name="L6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7cm" fo:min-width="0.174cm" fo:padding-top="0.13cm" fo:padding-bottom="0.13cm" fo:padding-left="0.25cm" fo:padding-right="0.25cm" fo:wrap-option="no-wrap" draw:shadow-color="#808080"/>
    </style:style>
    <style:style style:name="gr49" style:family="graphic" style:parent-style-name="standard" style:list-style-name="L6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7cm" fo:min-width="0.174cm" fo:padding-top="0.13cm" fo:padding-bottom="0.13cm" fo:padding-left="0.25cm" fo:padding-right="0.25cm" fo:wrap-option="no-wrap" draw:shadow-color="#808080"/>
    </style:style>
    <style:style style:name="gr50" style:family="graphic" style:parent-style-name="standard">
      <style:graphic-properties draw:stroke="solid" svg:stroke-width="0.026cm" svg:stroke-color="#000000" draw:stroke-linejoin="miter" draw:fill="none" draw:fill-color="#00b8ff" draw:textarea-horizontal-align="justify" draw:textarea-vertical-align="middle" draw:auto-grow-height="false" fo:min-height="3.346cm" fo:min-width="1.417cm" fo:padding-top="0.13cm" fo:padding-bottom="0.13cm" fo:padding-left="0.25cm" fo:padding-right="0.25cm" fo:wrap-option="no-wrap" draw:shadow-color="#808080"/>
    </style:style>
    <style:style style:name="gr51" style:family="graphic" style:parent-style-name="standard" style:list-style-name="L6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7cm" fo:min-width="0.174cm" fo:padding-top="0.13cm" fo:padding-bottom="0.13cm" fo:padding-left="0.25cm" fo:padding-right="0.25cm" fo:wrap-option="no-wrap" draw:shadow-color="#808080"/>
    </style:style>
    <style:style style:name="gr52" style:family="graphic" style:parent-style-name="standard" style:list-style-name="L6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7cm" fo:min-width="0.174cm" fo:padding-top="0.13cm" fo:padding-bottom="0.13cm" fo:padding-left="0.25cm" fo:padding-right="0.25cm" fo:wrap-option="no-wrap" draw:shadow-color="#808080"/>
    </style:style>
    <style:style style:name="gr53" style:family="graphic" style:parent-style-name="standard" style:list-style-name="L6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7cm" fo:min-width="0.174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6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7cm" fo:min-width="0.174cm" fo:padding-top="0.13cm" fo:padding-bottom="0.13cm" fo:padding-left="0.25cm" fo:padding-right="0.25cm" fo:wrap-option="no-wrap" draw:shadow-color="#808080"/>
    </style:style>
    <style:style style:name="gr55" style:family="graphic" style:parent-style-name="standard" style:list-style-name="L6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7cm" fo:min-width="0.174cm" fo:padding-top="0.13cm" fo:padding-bottom="0.13cm" fo:padding-left="0.25cm" fo:padding-right="0.25cm" fo:wrap-option="no-wrap" draw:shadow-color="#808080"/>
    </style:style>
    <style:style style:name="gr56" style:family="graphic" style:parent-style-name="standard" style:list-style-name="L6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7cm" fo:min-width="0.174cm" fo:padding-top="0.13cm" fo:padding-bottom="0.13cm" fo:padding-left="0.25cm" fo:padding-right="0.25cm" fo:wrap-option="no-wrap" draw:shadow-color="#808080"/>
    </style:style>
    <style:style style:name="gr57" style:family="graphic" style:parent-style-name="standard" style:list-style-name="L6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7cm" fo:min-width="0.174cm" fo:padding-top="0.13cm" fo:padding-bottom="0.13cm" fo:padding-left="0.25cm" fo:padding-right="0.25cm" fo:wrap-option="no-wrap" draw:shadow-color="#808080"/>
    </style:style>
    <style:style style:name="gr58" style:family="graphic" style:parent-style-name="standard" style:list-style-name="L6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7cm" fo:min-width="0.174cm" fo:padding-top="0.13cm" fo:padding-bottom="0.13cm" fo:padding-left="0.25cm" fo:padding-right="0.25cm" fo:wrap-option="no-wrap" draw:shadow-color="#808080"/>
    </style:style>
    <style:style style:name="gr59" style:family="graphic" style:parent-style-name="standard" style:list-style-name="L6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7cm" fo:min-width="0.174cm" fo:padding-top="0.13cm" fo:padding-bottom="0.13cm" fo:padding-left="0.25cm" fo:padding-right="0.25cm" fo:wrap-option="no-wrap" draw:shadow-color="#808080"/>
    </style:style>
    <style:style style:name="gr60" style:family="graphic" style:parent-style-name="standard" style:list-style-name="L6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7cm" fo:min-width="0.174cm" fo:padding-top="0.13cm" fo:padding-bottom="0.13cm" fo:padding-left="0.25cm" fo:padding-right="0.25cm" fo:wrap-option="no-wrap" draw:shadow-color="#808080"/>
    </style:style>
    <style:style style:name="gr61" style:family="graphic" style:parent-style-name="standard" style:list-style-name="L6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7cm" fo:min-width="0.174cm" fo:padding-top="0.13cm" fo:padding-bottom="0.13cm" fo:padding-left="0.25cm" fo:padding-right="0.25cm" fo:wrap-option="no-wrap" draw:shadow-color="#808080"/>
    </style:style>
    <style:style style:name="gr62" style:family="graphic" style:parent-style-name="standard" style:list-style-name="L6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7cm" fo:min-width="0.174cm" fo:padding-top="0.13cm" fo:padding-bottom="0.13cm" fo:padding-left="0.25cm" fo:padding-right="0.25cm" fo:wrap-option="no-wrap" draw:shadow-color="#808080"/>
    </style:style>
    <style:style style:name="gr63" style:family="graphic" style:parent-style-name="standard" style:list-style-name="L6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7cm" fo:min-width="0.174cm" fo:padding-top="0.13cm" fo:padding-bottom="0.13cm" fo:padding-left="0.25cm" fo:padding-right="0.25cm" fo:wrap-option="no-wrap" draw:shadow-color="#808080"/>
    </style:style>
    <style:style style:name="gr64" style:family="graphic" style:parent-style-name="standard" style:list-style-name="L6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7cm" fo:min-width="0.174cm" fo:padding-top="0.13cm" fo:padding-bottom="0.13cm" fo:padding-left="0.25cm" fo:padding-right="0.25cm" fo:wrap-option="no-wrap" draw:shadow-color="#808080"/>
    </style:style>
    <style:style style:name="gr65" style:family="graphic" style:parent-style-name="standard" style:list-style-name="L6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7cm" fo:min-width="0.174cm" fo:padding-top="0.13cm" fo:padding-bottom="0.13cm" fo:padding-left="0.25cm" fo:padding-right="0.25cm" fo:wrap-option="no-wrap" draw:shadow-color="#808080"/>
    </style:style>
    <style:style style:name="gr66" style:family="graphic" style:parent-style-name="standard" style:list-style-name="L6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7cm" fo:min-width="0.174cm" fo:padding-top="0.13cm" fo:padding-bottom="0.13cm" fo:padding-left="0.25cm" fo:padding-right="0.25cm" fo:wrap-option="no-wrap" draw:shadow-color="#808080"/>
    </style:style>
    <style:style style:name="gr67" style:family="graphic" style:parent-style-name="standard">
      <style:graphic-properties draw:stroke="solid" svg:stroke-width="0.026cm" svg:stroke-color="#000000" draw:stroke-linejoin="miter" draw:fill="none" draw:fill-color="#00b8ff" draw:textarea-horizontal-align="justify" draw:textarea-vertical-align="middle" draw:auto-grow-height="false" fo:min-height="3.545cm" fo:min-width="1.35cm" fo:padding-top="0.13cm" fo:padding-bottom="0.13cm" fo:padding-left="0.25cm" fo:padding-right="0.25cm" fo:wrap-option="no-wrap" draw:shadow-color="#808080"/>
    </style:style>
    <style:style style:name="gr68" style:family="graphic" style:parent-style-name="standard" style:list-style-name="L6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7cm" fo:min-width="0.174cm" fo:padding-top="0.13cm" fo:padding-bottom="0.13cm" fo:padding-left="0.25cm" fo:padding-right="0.25cm" fo:wrap-option="no-wrap" draw:shadow-color="#808080"/>
    </style:style>
    <style:style style:name="gr69" style:family="graphic" style:parent-style-name="standard" style:list-style-name="L6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7cm" fo:min-width="0.174cm" fo:padding-top="0.13cm" fo:padding-bottom="0.13cm" fo:padding-left="0.25cm" fo:padding-right="0.25cm" fo:wrap-option="no-wrap" draw:shadow-color="#808080"/>
    </style:style>
    <style:style style:name="gr70" style:family="graphic" style:parent-style-name="standard" style:list-style-name="L6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7cm" fo:min-width="0.174cm" fo:padding-top="0.13cm" fo:padding-bottom="0.13cm" fo:padding-left="0.25cm" fo:padding-right="0.25cm" fo:wrap-option="no-wrap" draw:shadow-color="#808080"/>
    </style:style>
    <style:style style:name="gr71" style:family="graphic" style:parent-style-name="standard" style:list-style-name="L6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7cm" fo:min-width="0.174cm" fo:padding-top="0.13cm" fo:padding-bottom="0.13cm" fo:padding-left="0.25cm" fo:padding-right="0.25cm" fo:wrap-option="no-wrap" draw:shadow-color="#808080"/>
    </style:style>
    <style:style style:name="gr72" style:family="graphic" style:parent-style-name="standard" style:list-style-name="L6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7cm" fo:min-width="0.174cm" fo:padding-top="0.13cm" fo:padding-bottom="0.13cm" fo:padding-left="0.25cm" fo:padding-right="0.25cm" fo:wrap-option="no-wrap" draw:shadow-color="#808080"/>
    </style:style>
    <style:style style:name="gr73" style:family="graphic" style:parent-style-name="standard" style:list-style-name="L6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7cm" fo:min-width="0.174cm" fo:padding-top="0.13cm" fo:padding-bottom="0.13cm" fo:padding-left="0.25cm" fo:padding-right="0.25cm" fo:wrap-option="no-wrap" draw:shadow-color="#808080"/>
    </style:style>
    <style:style style:name="gr74" style:family="graphic" style:parent-style-name="standard" style:list-style-name="L6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7cm" fo:min-width="0.174cm" fo:padding-top="0.13cm" fo:padding-bottom="0.13cm" fo:padding-left="0.25cm" fo:padding-right="0.25cm" fo:wrap-option="no-wrap" draw:shadow-color="#808080"/>
    </style:style>
    <style:style style:name="gr75" style:family="graphic" style:parent-style-name="standard" style:list-style-name="L6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7cm" fo:min-width="0.174cm" fo:padding-top="0.13cm" fo:padding-bottom="0.13cm" fo:padding-left="0.25cm" fo:padding-right="0.25cm" fo:wrap-option="no-wrap" draw:shadow-color="#808080"/>
    </style:style>
    <style:style style:name="gr76" style:family="graphic" style:parent-style-name="objectwithoutfill">
      <style:graphic-properties draw:fill="none" draw:textarea-vertical-align="middle"/>
    </style:style>
    <style:style style:name="gr77" style:family="graphic" style:parent-style-name="standard" style:list-style-name="L6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8cm" fo:min-width="0.175cm" fo:padding-top="0.13cm" fo:padding-bottom="0.13cm" fo:padding-left="0.25cm" fo:padding-right="0.25cm" fo:wrap-option="no-wrap" draw:shadow-color="#808080"/>
    </style:style>
    <style:style style:name="gr78" style:family="graphic" style:parent-style-name="standard" style:list-style-name="L6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8cm" fo:min-width="0.175cm" fo:padding-top="0.13cm" fo:padding-bottom="0.13cm" fo:padding-left="0.25cm" fo:padding-right="0.25cm" fo:wrap-option="no-wrap" draw:shadow-color="#808080"/>
    </style:style>
    <style:style style:name="gr79" style:family="graphic" style:parent-style-name="standard">
      <style:graphic-properties draw:stroke="solid" svg:stroke-width="0.026cm" svg:stroke-color="#000000" draw:stroke-linejoin="miter" draw:fill="none" draw:fill-color="#00b8ff" draw:textarea-horizontal-align="left" draw:textarea-vertical-align="middle" draw:auto-grow-height="false" fo:min-height="2.434cm" fo:min-width="3.242cm" fo:padding-top="0.13cm" fo:padding-bottom="0.13cm" fo:padding-left="0.25cm" fo:padding-right="0.25cm" fo:wrap-option="no-wrap" draw:shadow-color="#808080"/>
    </style:style>
    <style:style style:name="gr80" style:family="graphic" style:parent-style-name="standard" style:list-style-name="L6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8cm" fo:min-width="0.175cm" fo:padding-top="0.13cm" fo:padding-bottom="0.13cm" fo:padding-left="0.25cm" fo:padding-right="0.25cm" fo:wrap-option="no-wrap" draw:shadow-color="#808080"/>
    </style:style>
    <style:style style:name="gr81" style:family="graphic" style:parent-style-name="standard">
      <style:graphic-properties draw:stroke="solid" svg:stroke-width="0.026cm" svg:stroke-color="#000000" draw:stroke-linejoin="miter" draw:fill="none" draw:fill-color="#00b8ff" draw:textarea-horizontal-align="left" draw:textarea-vertical-align="middle" draw:auto-grow-height="false" fo:min-height="2.256cm" fo:min-width="1.836cm" fo:padding-top="0.13cm" fo:padding-bottom="0.13cm" fo:padding-left="0.25cm" fo:padding-right="0.25cm" fo:wrap-option="no-wrap" draw:shadow-color="#808080"/>
    </style:style>
    <style:style style:name="gr82" style:family="graphic" style:parent-style-name="standard" style:list-style-name="L6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8cm" fo:min-width="0.175cm" fo:padding-top="0.13cm" fo:padding-bottom="0.13cm" fo:padding-left="0.25cm" fo:padding-right="0.25cm" fo:wrap-option="no-wrap" draw:shadow-color="#808080"/>
    </style:style>
    <style:style style:name="gr83" style:family="graphic" style:parent-style-name="standard" style:list-style-name="L6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8cm" fo:min-width="0.175cm" fo:padding-top="0.13cm" fo:padding-bottom="0.13cm" fo:padding-left="0.25cm" fo:padding-right="0.25cm" fo:wrap-option="no-wrap" draw:shadow-color="#808080"/>
    </style:style>
    <style:style style:name="gr84" style:family="graphic" style:parent-style-name="standard" style:list-style-name="L6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min-height="0.528cm" fo:min-width="0.175cm" fo:padding-top="0.13cm" fo:padding-bottom="0.13cm" fo:padding-left="0.25cm" fo:padding-right="0.25cm" fo:wrap-option="no-wrap" draw:shadow-color="#808080"/>
    </style:style>
    <style:style style:name="gr85" style:family="graphic" style:parent-style-name="standard">
      <style:graphic-properties draw:stroke="solid" svg:stroke-width="0.026cm" svg:stroke-color="#000000" draw:stroke-linejoin="miter" draw:fill="none" draw:fill-color="#00b8ff" draw:textarea-horizontal-align="left" draw:textarea-vertical-align="middle" draw:auto-grow-height="false" fo:min-height="2.434cm" fo:min-width="2.114cm" fo:padding-top="0.13cm" fo:padding-bottom="0.13cm" fo:padding-left="0.25cm" fo:padding-right="0.25cm" fo:wrap-option="no-wrap" draw:shadow-color="#808080"/>
    </style:style>
    <style:style style:name="gr86" style:family="graphic" style:parent-style-name="standard" style:list-style-name="L6">
      <style:graphic-properties draw:stroke="solid" svg:stroke-width="0.035cm" svg:stroke-color="#000000" draw:stroke-linejoin="miter" draw:fill="none" draw:fill-color="#00cc99" draw:textarea-horizontal-align="justify" draw:textarea-vertical-align="middle" draw:auto-grow-height="false" fo:min-height="0.696cm" fo:min-width="0.88cm" fo:padding-top="0.13cm" fo:padding-bottom="0.13cm" fo:padding-left="0.25cm" fo:padding-right="0.25cm" fo:wrap-option="no-wrap" draw:shadow-color="#808080"/>
    </style:style>
    <style:style style:name="gr87" style:family="graphic" style:parent-style-name="standard">
      <style:graphic-properties draw:stroke="solid" svg:stroke-width="0.035cm" svg:stroke-color="#000000" draw:stroke-linejoin="miter" draw:fill="none" draw:fill-color="#00cc99" draw:textarea-horizontal-align="justify" draw:textarea-vertical-align="middle" draw:auto-grow-height="false" fo:min-height="0.697cm" fo:min-width="0.879cm" fo:padding-top="0.13cm" fo:padding-bottom="0.13cm" fo:padding-left="0.25cm" fo:padding-right="0.25cm" fo:wrap-option="no-wrap" draw:shadow-color="#808080"/>
    </style:style>
    <style:style style:name="gr88" style:family="graphic" style:parent-style-name="standard" style:list-style-name="L9">
      <style:graphic-properties draw:stroke="solid" svg:stroke-width="0.035cm" svg:stroke-color="#000000" draw:stroke-linejoin="miter" draw:fill="none" draw:fill-color="#00cc99" draw:textarea-horizontal-align="justify" draw:textarea-vertical-align="middle" draw:auto-grow-height="false" fo:min-height="0.697cm" fo:min-width="0.879cm" fo:padding-top="0.13cm" fo:padding-bottom="0.13cm" fo:padding-left="0.25cm" fo:padding-right="0.25cm" fo:wrap-option="no-wrap" draw:shadow-color="#808080"/>
    </style:style>
    <style:style style:name="gr89" style:family="graphic" style:parent-style-name="standard">
      <style:graphic-properties draw:stroke="solid" svg:stroke-width="0.035cm" svg:stroke-color="#000000" draw:stroke-linejoin="miter" draw:fill="none" draw:fill-color="#00cc99" draw:textarea-horizontal-align="justify" draw:textarea-vertical-align="middle" draw:auto-grow-height="false" fo:min-height="0.696cm" fo:min-width="0.88cm" fo:padding-top="0.13cm" fo:padding-bottom="0.13cm" fo:padding-left="0.25cm" fo:padding-right="0.25cm" fo:wrap-option="no-wrap" draw:shadow-color="#808080"/>
    </style:style>
    <style:style style:name="gr90" style:family="graphic" style:parent-style-name="standard">
      <style:graphic-properties draw:stroke="solid" svg:stroke-width="0.035cm" svg:stroke-color="#000000" draw:stroke-linejoin="miter" draw:fill="none" draw:fill-color="#00cc99" draw:textarea-horizontal-align="justify" draw:textarea-vertical-align="middle" draw:auto-grow-height="false" fo:min-height="0.696cm" fo:min-width="0.879cm" fo:padding-top="0.13cm" fo:padding-bottom="0.13cm" fo:padding-left="0.25cm" fo:padding-right="0.25cm" fo:wrap-option="no-wrap" draw:shadow-color="#808080"/>
    </style:style>
    <style:style style:name="gr91" style:family="graphic" style:parent-style-name="standard" style:list-style-name="L6">
      <style:graphic-properties draw:stroke="solid" svg:stroke-width="0.035cm" svg:stroke-color="#000000" draw:stroke-linejoin="miter" draw:fill="none" draw:fill-color="#00cc99" draw:textarea-horizontal-align="justify" draw:textarea-vertical-align="middle" draw:auto-grow-height="false" fo:min-height="0.696cm" fo:min-width="0.88cm" fo:padding-top="0.13cm" fo:padding-bottom="0.13cm" fo:padding-left="0.25cm" fo:padding-right="0.25cm" fo:wrap-option="no-wrap" draw:shadow-color="#808080"/>
    </style:style>
    <style:style style:name="gr92" style:family="graphic" style:parent-style-name="standard" style:list-style-name="L9">
      <style:graphic-properties draw:stroke="solid" svg:stroke-width="0.035cm" svg:stroke-color="#000000" draw:stroke-linejoin="miter" draw:fill="none" draw:fill-color="#00cc99" draw:textarea-horizontal-align="justify" draw:textarea-vertical-align="middle" draw:auto-grow-height="false" fo:min-height="0.697cm" fo:min-width="0.879cm" fo:padding-top="0.13cm" fo:padding-bottom="0.13cm" fo:padding-left="0.25cm" fo:padding-right="0.25cm" fo:wrap-option="no-wrap" draw:shadow-color="#808080"/>
    </style:style>
    <style:style style:name="gr93" style:family="graphic" style:parent-style-name="standard">
      <style:graphic-properties draw:stroke="solid" svg:stroke-width="0.035cm" svg:stroke-color="#000000" draw:stroke-linejoin="miter" draw:fill="none" draw:fill-color="#00cc99" draw:textarea-horizontal-align="justify" draw:textarea-vertical-align="middle" draw:auto-grow-height="false" fo:min-height="0.696cm" fo:min-width="0.878cm" fo:padding-top="0.13cm" fo:padding-bottom="0.13cm" fo:padding-left="0.25cm" fo:padding-right="0.25cm" fo:wrap-option="no-wrap" draw:shadow-color="#808080"/>
    </style:style>
    <style:style style:name="gr94" style:family="graphic" style:parent-style-name="standard" style:list-style-name="L9">
      <style:graphic-properties draw:stroke="solid" svg:stroke-width="0.035cm" svg:stroke-color="#000000" draw:stroke-linejoin="miter" draw:fill="none" draw:fill-color="#00cc99" draw:textarea-horizontal-align="justify" draw:textarea-vertical-align="middle" draw:auto-grow-height="false" fo:min-height="0.697cm" fo:min-width="0.879cm" fo:padding-top="0.13cm" fo:padding-bottom="0.13cm" fo:padding-left="0.25cm" fo:padding-right="0.25cm" fo:wrap-option="no-wrap" draw:shadow-color="#808080"/>
    </style:style>
    <style:style style:name="gr95" style:family="graphic" style:parent-style-name="standard">
      <style:graphic-properties draw:stroke="solid" svg:stroke-width="0.035cm" svg:stroke-color="#000000" draw:stroke-linejoin="miter" draw:fill="none" draw:fill-color="#00cc99" draw:textarea-horizontal-align="left" draw:textarea-vertical-align="middle" draw:auto-grow-height="false" fo:min-height="0.27cm" fo:min-width="1.167cm" fo:padding-top="0.13cm" fo:padding-bottom="0.13cm" fo:padding-left="0.25cm" fo:padding-right="0.25cm" fo:wrap-option="no-wrap" draw:shadow-color="#808080"/>
    </style:style>
    <style:style style:name="gr96" style:family="graphic" style:parent-style-name="standard" style:list-style-name="L9">
      <style:graphic-properties draw:stroke="solid" svg:stroke-width="0.035cm" svg:stroke-color="#000000" draw:stroke-linejoin="miter" draw:fill="none" draw:fill-color="#00cc99" draw:textarea-horizontal-align="justify" draw:textarea-vertical-align="middle" draw:auto-grow-height="false" fo:min-height="0.696cm" fo:min-width="0.88cm" fo:padding-top="0.13cm" fo:padding-bottom="0.13cm" fo:padding-left="0.25cm" fo:padding-right="0.25cm" fo:wrap-option="no-wrap" draw:shadow-color="#808080"/>
    </style:style>
    <style:style style:name="gr97" style:family="graphic" style:parent-style-name="standard" style:list-style-name="L9">
      <style:graphic-properties draw:stroke="solid" svg:stroke-width="0.035cm" svg:stroke-color="#000000" draw:stroke-linejoin="miter" draw:fill="none" draw:fill-color="#00cc99" draw:textarea-horizontal-align="justify" draw:textarea-vertical-align="middle" draw:auto-grow-height="false" fo:min-height="0.696cm" fo:min-width="0.88cm" fo:padding-top="0.13cm" fo:padding-bottom="0.13cm" fo:padding-left="0.25cm" fo:padding-right="0.25cm" fo:wrap-option="no-wrap" draw:shadow-color="#808080"/>
    </style:style>
    <style:style style:name="gr98" style:family="graphic" style:parent-style-name="standard" style:list-style-name="L9">
      <style:graphic-properties draw:stroke="solid" svg:stroke-width="0.035cm" svg:stroke-color="#000000" draw:stroke-linejoin="miter" draw:fill="none" draw:fill-color="#00cc99" draw:textarea-horizontal-align="justify" draw:textarea-vertical-align="middle" draw:auto-grow-height="false" fo:min-height="0.697cm" fo:min-width="0.879cm" fo:padding-top="0.13cm" fo:padding-bottom="0.13cm" fo:padding-left="0.25cm" fo:padding-right="0.25cm" fo:wrap-option="no-wrap" draw:shadow-color="#808080"/>
    </style:style>
    <style:style style:name="gr99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00" style:family="graphic" style:parent-style-name="standard">
      <style:graphic-properties draw:stroke="none" svg:stroke-color="#000000" draw:fill="none" draw:fill-color="#ffffff" fo:min-height="3.227cm"/>
    </style:style>
    <style:style style:name="gr101" style:family="graphic" style:parent-style-name="standard">
      <style:graphic-properties draw:fill="none" draw:textarea-horizontal-align="center" draw:textarea-vertical-align="middle"/>
    </style:style>
    <style:style style:name="gr102" style:family="graphic" style:parent-style-name="standard">
      <style:graphic-properties draw:textarea-horizontal-align="center" draw:textarea-vertical-align="middle"/>
    </style:style>
    <style:style style:name="gr103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04" style:family="graphic" style:parent-style-name="standard">
      <style:graphic-properties draw:stroke="none" svg:stroke-color="#000000" draw:fill="none" draw:fill-color="#ffffff" fo:min-height="1.314cm"/>
    </style:style>
    <style:style style:name="gr105" style:family="graphic" style:parent-style-name="standard">
      <style:graphic-properties draw:stroke="none" svg:stroke-color="#000000" draw:fill="none" draw:fill-color="#ffffff" fo:min-height="1.289cm"/>
    </style:style>
    <style:style style:name="gr106" style:family="graphic" style:parent-style-name="standard">
      <style:graphic-properties draw:stroke="none" svg:stroke-color="#000000" draw:fill="none" draw:fill-color="#ffffff" fo:min-height="1.29cm"/>
    </style:style>
    <style:style style:name="gr107" style:family="graphic" style:parent-style-name="standard">
      <style:graphic-properties draw:stroke="none" svg:stroke-color="#000000" draw:fill="none" draw:fill-color="#ffffff" fo:min-height="2.707cm"/>
    </style:style>
    <style:style style:name="gr108" style:family="graphic" style:parent-style-name="standard">
      <style:graphic-properties draw:stroke="none" svg:stroke-color="#000000" draw:fill="none" draw:fill-color="#ffffff" fo:min-height="1.456cm"/>
    </style:style>
    <style:style style:name="gr109" style:family="graphic" style:parent-style-name="standard">
      <style:graphic-properties draw:stroke="solid" svg:stroke-width="0.051cm" draw:marker-start-width="0.276cm" draw:marker-end="Arrowheads_20_1" draw:marker-end-width="0.276cm" draw:textarea-horizontal-align="center" draw:textarea-vertical-align="middle" fo:padding-top="0.15cm" fo:padding-bottom="0.15cm" fo:padding-left="0.275cm" fo:padding-right="0.275cm"/>
    </style:style>
    <style:style style:name="gr110" style:family="graphic" style:parent-style-name="standard">
      <style:graphic-properties draw:stroke="none" svg:stroke-color="#000000" draw:fill="none" draw:fill-color="#ffffff" fo:min-height="1.525cm"/>
    </style:style>
    <style:style style:name="pr1" style:family="presentation" style:parent-style-name="Default-subtitle">
      <style:graphic-properties draw:fill-color="#ffffff" fo:min-height="17.116cm"/>
    </style:style>
    <style:style style:name="pr2" style:family="presentation" style:parent-style-name="Default-notes">
      <style:graphic-properties draw:fill-color="#ffffff" draw:auto-grow-height="true" fo:min-height="11.431cm"/>
    </style:style>
    <style:style style:name="pr3" style:family="presentation" style:parent-style-name="Default-title">
      <style:graphic-properties draw:stroke="none" draw:fill="none" draw:fill-color="#00cc99" draw:textarea-horizontal-align="justify" draw:textarea-vertical-align="bottom" draw:auto-grow-height="true" draw:auto-grow-width="false" fo:min-height="2.93cm" fo:min-width="0cm" fo:padding-top="0.123cm" fo:padding-bottom="0.123cm" fo:padding-left="0.251cm" fo:padding-right="0.251cm" fo:wrap-option="wrap" draw:shadow-color="#808080"/>
    </style:style>
    <style:style style:name="pr4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2.666cm" fo:min-width="0cm" fo:padding-top="0.123cm" fo:padding-bottom="0.123cm" fo:padding-left="0.251cm" fo:padding-right="0.251cm" fo:wrap-option="wrap" draw:shadow-color="#808080"/>
    </style:style>
    <style:style style:name="pr5" style:family="presentation" style:parent-style-name="Default-title">
      <style:graphic-properties draw:auto-grow-height="true" fo:min-height="3.725cm"/>
    </style:style>
    <style:style style:name="pr6" style:family="presentation" style:parent-style-name="Default-outline1">
      <style:graphic-properties fo:min-height="10.799cm"/>
    </style:style>
    <style:style style:name="pr7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6.537cm" fo:min-width="0cm" fo:padding-top="0.123cm" fo:padding-bottom="0.123cm" fo:padding-left="0.251cm" fo:padding-right="0.251cm" fo:wrap-option="wrap" draw:shadow-color="#808080"/>
    </style:style>
    <style:style style:name="pr8" style:family="presentation" style:parent-style-name="Default-title">
      <style:graphic-properties fo:min-height="3.725cm"/>
    </style:style>
    <style:style style:name="pr9" style:family="presentation" style:parent-style-name="Default-notes">
      <style:graphic-properties draw:fill-color="#ffffff" fo:min-height="11.43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282cm" fo:margin-bottom="0cm" fo:text-indent="0cm"/>
    </style:style>
    <style:style style:name="P6" style:family="paragraph">
      <style:paragraph-properties fo:margin-left="0cm" fo:margin-right="0cm" fo:margin-top="0.246cm" fo:margin-bottom="0cm" fo:text-indent="0cm"/>
    </style:style>
    <style:style style:name="P7" style:family="paragraph">
      <style:text-properties fo:font-size="18pt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cm" fo:margin-right="0cm" fo:margin-top="0.529cm" fo:margin-bottom="0cm" fo:line-height="100%" fo:text-align="center" fo:text-indent="0cm"/>
    </style:style>
    <style:style style:name="P10" style:family="paragraph">
      <style:paragraph-properties fo:margin-left="0cm" fo:margin-right="0cm" fo:margin-top="0.529cm" fo:margin-bottom="0cm" fo:line-height="100%" fo:text-align="center" fo:text-indent="0cm" style:writing-mode="lr-tb" style:font-independent-line-spacing="true"/>
      <style:text-properties fo:font-size="24pt"/>
    </style:style>
    <style:style style:name="P11" style:family="paragraph">
      <style:paragraph-properties fo:margin-left="0cm" fo:margin-right="0cm" fo:line-height="100%" fo:text-align="center" fo:text-indent="0cm"/>
    </style:style>
    <style:style style:name="P12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P13" style:family="paragraph">
      <style:paragraph-properties fo:margin-left="0cm" fo:margin-right="0cm" fo:margin-top="0.529cm" fo:margin-bottom="0cm" fo:line-height="100%" fo:text-indent="0cm"/>
    </style:style>
    <style:style style:name="P14" style:family="paragraph">
      <style:paragraph-properties fo:margin-left="0cm" fo:margin-right="0cm" fo:margin-top="0.529cm" fo:margin-bottom="0cm" fo:line-height="100%" fo:text-indent="0cm" style:writing-mode="lr-tb" style:font-independent-line-spacing="true"/>
      <style:text-properties fo:font-size="24pt"/>
    </style:style>
    <style:style style:name="P15" style:family="paragraph">
      <style:text-properties fo:color="#ff0000" fo:font-size="24pt"/>
    </style:style>
    <style:style style:name="P16" style:family="paragraph">
      <style:paragraph-properties fo:margin-left="0cm" fo:margin-right="0cm" fo:line-height="100%" fo:text-align="center" fo:text-indent="0cm" style:writing-mode="lr-tb" style:font-independent-line-spacing="true"/>
      <style:text-properties fo:color="#ff0000" fo:font-size="24pt"/>
    </style:style>
    <style:style style:name="P17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P18" style:family="paragraph">
      <style:text-properties fo:font-size="24pt"/>
    </style:style>
    <style:style style:name="P19" style:family="paragraph">
      <style:text-properties fo:font-size="32pt" style:font-size-asian="32pt" style:font-size-complex="32pt"/>
    </style:style>
    <style:style style:name="P20" style:family="paragraph">
      <style:text-properties fo:font-size="28pt" style:font-size-asian="28pt" style:font-size-complex="28pt"/>
    </style:style>
    <style:style style:name="P21" style:family="paragraph">
      <style:text-properties fo:font-size="36pt" style:font-size-asian="80pt" style:font-size-complex="80pt"/>
    </style:style>
    <style:style style:name="P22" style:family="paragraph">
      <style:paragraph-properties fo:text-align="center"/>
      <style:text-properties fo:font-size="12pt"/>
    </style:style>
    <style:style style:name="P23" style:family="paragraph">
      <style:text-properties fo:font-size="60pt" style:font-size-asian="60pt" style:font-size-complex="60pt"/>
    </style:style>
    <style:style style:name="P24" style:family="paragraph">
      <style:text-properties fo:font-size="24pt" style:font-size-asian="24pt" style:font-size-complex="24pt"/>
    </style:style>
    <style:style style:name="P25" style:family="paragraph">
      <style:text-properties fo:font-size="26pt" style:font-size-asian="26pt" style:font-size-complex="26pt"/>
    </style:style>
    <style:style style:name="P26" style:family="paragraph">
      <style:text-properties fo:font-size="26pt" style:font-size-asian="60pt" style:font-size-complex="60pt"/>
    </style:style>
    <style:style style:name="P27" style:family="paragraph">
      <style:text-properties fo:font-size="32pt" style:font-size-asian="72pt" style:font-size-complex="72pt"/>
    </style:style>
    <style:style style:name="P28" style:family="paragraph">
      <style:paragraph-properties fo:margin-left="1.905cm" fo:margin-right="0cm" fo:line-height="150%" fo:text-indent="-0.635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9" style:family="paragraph">
      <style:text-properties fo:font-size="18pt" style:font-size-asian="40pt" style:font-size-complex="40pt"/>
    </style:style>
    <style:style style:name="T1" style:family="text">
      <style:text-properties fo:color="#000000" style:font-name="Times New Roman1" fo:font-size="24pt"/>
    </style:style>
    <style:style style:name="T2" style:family="text">
      <style:text-properties fo:color="#ff0000"/>
    </style:style>
    <style:style style:name="T3" style:family="text">
      <style:text-properties fo:color="#ff0000" fo:font-size="24pt"/>
    </style:style>
    <style:style style:name="T4" style:family="text">
      <style:text-properties fo:color="#ff0000" style:font-name="Times New Roman1" fo:font-size="24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00" style:font-name="Times New Roman1"/>
    </style:style>
    <style:style style:name="T7" style:family="text">
      <style:text-properties fo:font-size="24pt"/>
    </style:style>
    <style:style style:name="T8" style:family="text">
      <style:text-properties fo:color="#000000" style:font-name="Times New Roman1" fo:font-size="24pt" fo:font-weight="bold" style:font-weight-asian="bold" style:font-weight-complex="bold"/>
    </style:style>
    <style:style style:name="T9" style:family="text">
      <style:text-properties fo:color="#000000" style:font-name="Times New Roman1" fo:font-weight="bold" style:font-weight-asian="bold" style:font-weight-complex="bold"/>
    </style:style>
    <style:style style:name="T10" style:family="text">
      <style:text-properties fo:color="#ff0000" style:font-name="Times New Roman1" fo:font-weight="bold" style:font-weight-asian="bold" style:font-weight-complex="bold"/>
    </style:style>
    <style:style style:name="T11" style:family="text">
      <style:text-properties fo:color="#ff0000" style:font-name="Times New Roman1" fo:font-size="24pt" fo:font-weight="bold" style:font-weight-asian="bold" style:font-weight-complex="bold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80pt" style:font-size-asian="80pt" style:font-size-complex="80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36pt" style:font-size-asian="80pt" style:font-size-complex="80pt"/>
    </style:style>
    <style:style style:name="T16" style:family="text">
      <style:text-properties fo:font-size="60pt" style:font-size-asian="60pt" style:font-size-complex="60pt"/>
    </style:style>
    <style:style style:name="T17" style:family="text">
      <style:text-properties fo:font-size="60pt" fo:font-weight="bold" style:font-size-asian="60pt" style:font-weight-asian="bold" style:font-size-complex="60pt" style:font-weight-complex="bold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ize="26pt" style:font-size-asian="60pt" style:font-size-complex="60pt"/>
    </style:style>
    <style:style style:name="T22" style:family="text">
      <style:text-properties fo:font-size="32pt" style:font-size-asian="72pt" style:font-size-complex="72pt"/>
    </style:style>
    <style:style style:name="T23" style:family="text">
      <style:text-properties fo:color="#000000" style:text-outline="false" style:text-line-through-style="none" style:text-line-through-type="none" style:text-position="0% 100%" style:font-name="Times1" fo:font-size="32pt" fo:font-style="normal" fo:text-shadow="none" style:text-underline-style="none" fo:font-weight="bold" style:font-size-asian="32pt" style:font-style-asian="normal" style:font-weight-asian="bold" style:font-name-complex="Arial Unicode MS" style:font-size-complex="3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text-position="0% 100%" style:font-name="Times1" fo:font-size="32pt" fo:font-style="normal" fo:text-shadow="none" style:text-underline-style="none" fo:font-weight="bold" style:font-name-asian="Times New Roman" style:font-size-asian="32pt" style:font-style-asian="normal" style:font-weight-asian="bold" style:font-name-complex="Arial Unicode MS" style:font-size-complex="3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text-position="0% 100%" style:font-name="Times1" fo:font-size="32pt" fo:font-style="normal" fo:text-shadow="none" style:text-underline-style="none" fo:font-weight="bold" style:font-name-asian="Arial Unicode MS" style:font-size-asian="32pt" style:font-style-asian="normal" style:font-weight-asian="bold" style:font-name-complex="Arial Unicode MS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75%"/>
      </text:list-level-style-number>
      <text:list-level-style-bullet text:level="2" text:bullet-char="–">
        <style:list-level-properties text:space-before="1.27cm"/>
        <style:text-properties style:font-name="Times" fo:color="#000000" fo:font-size="100%"/>
      </text:list-level-style-bullet>
      <text:list-level-style-bullet text:level="3" text:bullet-char="–">
        <style:list-level-properties text:space-before="2.54cm"/>
        <style:text-properties style:font-name="Times" fo:color="#000000" fo:font-size="100%"/>
      </text:list-level-style-bullet>
      <text:list-level-style-bullet text:level="4" text:bullet-char="–">
        <style:list-level-properties text:space-before="3.81cm"/>
        <style:text-properties style:font-name="Times" fo:color="#000000" fo:font-size="65%"/>
      </text:list-level-style-bullet>
      <text:list-level-style-bullet text:level="5" text:bullet-char="–">
        <style:list-level-properties text:space-before="5.08cm"/>
        <style:text-properties style:font-name="Times" fo:color="#000000" fo:font-size="100%"/>
      </text:list-level-style-bullet>
      <text:list-level-style-bullet text:level="6" text:bullet-char="–">
        <style:list-level-properties text:space-before="5.08cm"/>
        <style:text-properties style:font-name="Times" fo:color="#000000" fo:font-size="100%"/>
      </text:list-level-style-bullet>
      <text:list-level-style-bullet text:level="7" text:bullet-char="–">
        <style:list-level-properties text:space-before="5.08cm"/>
        <style:text-properties style:font-name="Times" fo:color="#000000" fo:font-size="100%"/>
      </text:list-level-style-bullet>
      <text:list-level-style-bullet text:level="8" text:bullet-char="–">
        <style:list-level-properties text:space-before="5.08cm"/>
        <style:text-properties style:font-name="Times" fo:color="#000000" fo:font-size="100%"/>
      </text:list-level-style-bullet>
      <text:list-level-style-bullet text:level="9" text:bullet-char="–">
        <style:list-level-properties text:space-before="5.08cm"/>
        <style:text-properties style:font-name="Times" fo:color="#000000" fo:font-size="100%"/>
      </text:list-level-style-bullet>
      <text:list-level-style-bullet text:level="10" text:bullet-char="–">
        <style:list-level-properties text:space-before="5.08cm"/>
        <style:text-properties style:font-name="Times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Times" fo:color="#000000" fo:font-size="75%"/>
      </text:list-level-style-bullet>
      <text:list-level-style-bullet text:level="2" text:bullet-char="–">
        <style:list-level-properties text:space-before="1.27cm" text:min-label-width="0.793cm"/>
        <style:text-properties style:font-name="Times" fo:color="#000000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Times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" fo:color="#000000" fo:font-size="65%"/>
      </text:list-level-style-bullet>
      <text:list-level-style-bullet text:level="5" text:bullet-char="–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6" text:bullet-char="–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7" text:bullet-char="–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8" text:bullet-char="–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9" text:bullet-char="–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10" text:bullet-char="–">
        <style:list-level-properties text:space-before="5.08cm" text:min-label-width="0.635cm"/>
        <style:text-properties style:font-name="Times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–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" fo:color="#000000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Times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" fo:color="#000000" fo:font-size="65%"/>
      </text:list-level-style-bullet>
      <text:list-level-style-bullet text:level="5" text:bullet-char="–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6" text:bullet-char="–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7" text:bullet-char="–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8" text:bullet-char="–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9" text:bullet-char="–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10" text:bullet-char="–">
        <style:list-level-properties text:space-before="5.08cm" text:min-label-width="0.635cm"/>
        <style:text-properties style:font-name="Times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7">
      <text:list-level-style-bullet text:level="1" text:bullet-char="•">
        <style:list-level-properties text:min-label-width="0.939cm"/>
        <style:text-properties style:font-name="Times" fo:color="#000000" fo:font-size="75%"/>
      </text:list-level-style-bullet>
      <text:list-level-style-bullet text:level="2" text:bullet-char="–">
        <style:list-level-properties text:space-before="1.27cm" text:min-label-width="0.793cm"/>
        <style:text-properties style:font-name="Times" fo:color="#000000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Times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" fo:color="#000000" fo:font-size="65%"/>
      </text:list-level-style-bullet>
      <text:list-level-style-bullet text:level="5" text:bullet-char="–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6" text:bullet-char="–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7" text:bullet-char="–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8" text:bullet-char="–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9" text:bullet-char="–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10" text:bullet-char="–">
        <style:list-level-properties text:space-before="5.08cm" text:min-label-width="0.635cm"/>
        <style:text-properties style:font-name="Times" fo:color="#000000" fo:font-size="100%"/>
      </text:list-level-style-bullet>
    </text:list-style>
    <text:list-style style:name="L8">
      <text:list-level-style-bullet text:level="1" text:bullet-char="–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2" text:bullet-char="–">
        <style:list-level-properties text:space-before="1.256cm" text:min-label-width="0.781cm"/>
        <style:text-properties style:font-name="Times" fo:color="#000000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Times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" fo:color="#000000" fo:font-size="65%"/>
      </text:list-level-style-bullet>
      <text:list-level-style-bullet text:level="5" text:bullet-char="–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6" text:bullet-char="–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7" text:bullet-char="–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8" text:bullet-char="–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9" text:bullet-char="–">
        <style:list-level-properties text:space-before="5.08cm" text:min-label-width="0.635cm"/>
        <style:text-properties style:font-name="Times" fo:color="#000000" fo:font-size="100%"/>
      </text:list-level-style-bullet>
      <text:list-level-style-bullet text:level="10" text:bullet-char="–">
        <style:list-level-properties text:space-before="5.08cm" text:min-label-width="0.635cm"/>
        <style:text-properties style:font-name="Times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1.59cm" svg:height="17.116cm" svg:x="1.905cm" svg:y="0.156cm" presentation:class="subtitle" presentation:user-transformed="true">
          <draw:text-box>
            <text:p>Computer Science 112</text:p>
            <text:p text:style-name="P1">Data Structures</text:p>
            <text:p text:style-name="P2"/>
            <text:p text:style-name="P2"/>
            <text:p text:style-name="P2"><text:tab/>Lecture 17:</text:p>
            <text:p text:style-name="P2"><text:tab/><text:tab/>More Heaps</text:p>
          </draw:text-box>
        </draw:frame>
        <presentation:notes draw:style-name="dp2">
          <draw:page-thumbnail draw:style-name="gr1" draw:layer="layout" svg:width="12.664cm" svg:height="9.49cm" svg:x="3.193cm" svg:y="1.922cm" draw:page-number="1" presentation:class="page"/>
          <draw:frame presentation:style-name="pr2" draw:layer="layout" svg:width="13.97cm" svg:height="11.431cm" svg:x="2.54cm" svg:y="11.853cm" presentation:class="notes" presentation:placeholder="true" presentation:user-transformed="true">
            <draw:text-box/>
          </draw:frame>
        </presentation:notes>
      </draw:page>
      <draw:page draw:name="Priority Queues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1.59cm" svg:height="3.176cm" svg:x="1.905cm" svg:y="0.845cm" presentation:class="title" presentation:user-transformed="true">
          <draw:text-box>
            <text:list text:style-name="L2">
              <text:list-header>
                <text:p text:style-name="P3">Review: Priority Queues</text:p>
              </text:list-header>
            </text:list>
          </draw:text-box>
        </draw:frame>
        <draw:frame presentation:style-name="pr4" draw:text-style-name="P4" draw:layer="layout" svg:width="22.013cm" svg:height="12.912cm" svg:x="1.904cm" svg:y="4.656cm" presentation:class="outline" presentation:user-transformed="true">
          <draw:text-box>
            <text:list text:style-name="L3">
              <text:list-item>
                <text:p text:style-name="P5">Each data item has a priority</text:p>
              </text:list-item>
              <text:list-item>
                <text:p text:style-name="P5">Add items to queue in any order</text:p>
              </text:list-item>
              <text:list-item>
                <text:p text:style-name="P5">Remove items in priority order</text:p>
                <text:list>
                  <text:list-item>
                    <text:p text:style-name="P6">add A:5, B:3, C:6</text:p>
                  </text:list-item>
                  <text:list-item>
                    <text:p text:style-name="P6">remove C</text:p>
                  </text:list-item>
                  <text:list-item>
                    <text:p text:style-name="P6">add D:8</text:p>
                  </text:list-item>
                  <text:list-item>
                    <text:p text:style-name="P6">remove D, remove A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2.664cm" svg:height="9.49cm" svg:x="3.193cm" svg:y="1.922cm" draw:page-number="2" presentation:class="page"/>
          <draw:frame presentation:style-name="pr2" draw:text-style-name="P7" draw:layer="layout" svg:width="13.97cm" svg:height="11.431cm" svg:x="2.54cm" svg:y="11.853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1.59cm" svg:height="3.176cm" svg:x="1.905cm" svg:y="0.845cm" presentation:class="title" presentation:user-transformed="true">
          <draw:text-box>
            <text:list text:style-name="L2">
              <text:list-item>
                <text:p text:style-name="P3">Heap</text:p>
              </text:list-item>
            </text:list>
          </draw:text-box>
        </draw:frame>
        <draw:frame presentation:style-name="pr4" draw:text-style-name="P4" draw:layer="layout" svg:width="22.013cm" svg:height="12.912cm" svg:x="1.801cm" svg:y="4.759cm" presentation:class="outline" presentation:user-transformed="true">
          <draw:text-box>
            <text:list text:style-name="L3">
              <text:list-item>
                <text:p text:style-name="P5">A heap is a way to implement a priority queue with O(log n) complexity</text:p>
              </text:list-item>
              <text:list-item>
                <text:p text:style-name="P5">A heap is a complete binary tree</text:p>
                <text:list>
                  <text:list-item>
                    <text:p text:style-name="P6">all levels except maybe the last are full</text:p>
                  </text:list-item>
                  <text:list-item>
                    <text:p text:style-name="P6">last level filled from left to right</text:p>
                  </text:list-item>
                </text:list>
              </text:list-item>
            </text:list>
          </draw:text-box>
        </draw:frame>
        <draw:custom-shape draw:style-name="gr2" draw:text-style-name="P4" draw:layer="layout" svg:width="0.423cm" svg:height="0.423cm" svg:x="3.075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423cm" svg:height="0.424cm" svg:x="2.117cm" svg:y="13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423cm" svg:height="0.424cm" svg:x="4.022cm" svg:y="13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423cm" svg:height="0.423cm" svg:x="3.387cm" svg:y="1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423cm" svg:height="0.423cm" svg:x="2.54cm" svg:y="1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424cm" svg:height="0.423cm" svg:x="1.693cm" svg:y="1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3.174cm" svg:y1="13.335cm" svg:x2="2.539cm" svg:y2="13.758cm">
          <text:p/>
        </draw:line>
        <draw:line draw:style-name="gr4" draw:text-style-name="P8" draw:layer="layout" svg:x1="2.117cm" svg:y1="14.182cm" svg:x2="1.905cm" svg:y2="14.817cm">
          <text:p/>
        </draw:line>
        <draw:line draw:style-name="gr4" draw:text-style-name="P8" draw:layer="layout" svg:x1="2.328cm" svg:y1="14.182cm" svg:x2="2.752cm" svg:y2="14.817cm">
          <text:p/>
        </draw:line>
        <draw:line draw:style-name="gr4" draw:text-style-name="P8" draw:layer="layout" svg:x1="3.302cm" svg:y1="13.335cm" svg:x2="4.022cm" svg:y2="13.758cm">
          <text:p/>
        </draw:line>
        <draw:line draw:style-name="gr4" draw:text-style-name="P8" draw:layer="layout" svg:x1="4.022cm" svg:y1="14.182cm" svg:x2="3.598cm" svg:y2="14.817cm">
          <text:p/>
        </draw:line>
        <draw:custom-shape draw:style-name="gr2" draw:text-style-name="P4" draw:layer="layout" svg:width="0.423cm" svg:height="0.423cm" svg:x="4.445cm" svg:y="1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4.233cm" svg:y1="14.182cm" svg:x2="4.657cm" svg:y2="14.817cm">
          <text:p/>
        </draw:line>
        <draw:custom-shape draw:style-name="gr3" draw:text-style-name="P4" draw:layer="layout" svg:width="0.424cm" svg:height="0.424cm" svg:x="6.773cm" svg:y="13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424cm" svg:height="0.424cm" svg:x="8.678cm" svg:y="13.7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424cm" svg:height="0.423cm" svg:x="8.043cm" svg:y="1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423cm" svg:height="0.423cm" svg:x="7.197cm" svg:y="1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423cm" svg:height="0.423cm" svg:x="6.35cm" svg:y="1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6.772cm" svg:y1="14.182cm" svg:x2="6.561cm" svg:y2="14.817cm">
          <text:p/>
        </draw:line>
        <draw:line draw:style-name="gr4" draw:text-style-name="P8" draw:layer="layout" svg:x1="6.985cm" svg:y1="14.182cm" svg:x2="7.408cm" svg:y2="14.817cm">
          <text:p/>
        </draw:line>
        <draw:line draw:style-name="gr4" draw:text-style-name="P8" draw:layer="layout" svg:x1="8.677cm" svg:y1="14.182cm" svg:x2="8.254cm" svg:y2="14.817cm">
          <text:p/>
        </draw:line>
        <draw:custom-shape draw:style-name="gr2" draw:text-style-name="P4" draw:layer="layout" svg:width="0.423cm" svg:height="0.423cm" svg:x="10.16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423cm" svg:height="0.423cm" svg:x="12.065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423cm" svg:height="0.424cm" svg:x="9.737cm" svg:y="15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10.16cm" svg:y1="14.393cm" svg:x2="9.948cm" svg:y2="15.028cm">
          <text:p/>
        </draw:line>
        <draw:custom-shape draw:style-name="gr3" draw:text-style-name="P4" draw:layer="layout" svg:width="0.423cm" svg:height="0.424cm" svg:x="18.645cm" svg:y="13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423cm" svg:height="0.424cm" svg:x="20.55cm" svg:y="13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424cm" svg:height="0.423cm" svg:x="19.068cm" svg:y="1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423cm" svg:height="0.423cm" svg:x="18.222cm" svg:y="1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18.645cm" svg:y1="14.282cm" svg:x2="18.433cm" svg:y2="14.917cm">
          <text:p/>
        </draw:line>
        <draw:line draw:style-name="gr4" draw:text-style-name="P8" draw:layer="layout" svg:x1="18.857cm" svg:y1="14.282cm" svg:x2="19.28cm" svg:y2="14.917cm">
          <text:p/>
        </draw:line>
        <draw:custom-shape draw:style-name="gr2" draw:text-style-name="P4" draw:layer="layout" svg:width="0.424cm" svg:height="0.423cm" svg:x="20.973cm" svg:y="1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20.762cm" svg:y1="14.282cm" svg:x2="21.185cm" svg:y2="14.917cm">
          <text:p/>
        </draw:line>
        <draw:custom-shape draw:style-name="gr5" draw:text-style-name="P10" draw:layer="layout" svg:width="5.08cm" svg:height="1.277cm" svg:x="4.868cm" svg:y="16.298cm">
          <text:list text:style-name="L4">
            <text:list-header>
              <text:p text:style-name="P9"><text:span text:style-name="T1">goo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0" draw:layer="layout" svg:width="5.08cm" svg:height="1.277cm" svg:x="17.375cm" svg:y="16.398cm">
          <text:list text:style-name="L4">
            <text:list-header>
              <text:p text:style-name="P9"><text:span text:style-name="T1">ba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8" draw:layer="layout" svg:x1="20.127cm" svg:y1="15.763cm" svg:x2="19.915cm" svg:y2="16.398cm">
          <text:p/>
        </draw:line>
        <draw:custom-shape draw:style-name="gr8" draw:text-style-name="P4" draw:layer="layout" svg:width="0.424cm" svg:height="0.635cm" draw:transform="rotate (-1.5707963267949) translate (20.549cm 15.128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3" draw:text-style-name="P4" draw:layer="layout" svg:width="0.423cm" svg:height="0.424cm" svg:x="14.145cm" svg:y="13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423cm" svg:height="0.424cm" svg:x="16.05cm" svg:y="13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424cm" svg:height="0.423cm" svg:x="14.568cm" svg:y="14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423cm" svg:height="0.423cm" svg:x="13.722cm" svg:y="14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14.145cm" svg:y1="14.183cm" svg:x2="13.933cm" svg:y2="14.818cm">
          <text:p/>
        </draw:line>
        <draw:line draw:style-name="gr4" draw:text-style-name="P8" draw:layer="layout" svg:x1="14.357cm" svg:y1="14.183cm" svg:x2="14.78cm" svg:y2="14.818cm">
          <text:p/>
        </draw:line>
        <draw:custom-shape draw:style-name="gr2" draw:text-style-name="P4" draw:layer="layout" svg:width="0.424cm" svg:height="0.423cm" svg:x="13.373cm" svg:y="15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13.722cm" svg:y1="15.241cm" svg:x2="13.685cm" svg:y2="15.818cm">
          <text:p/>
        </draw:line>
        <draw:custom-shape draw:style-name="gr9" draw:text-style-name="P10" draw:layer="layout" svg:width="5.08cm" svg:height="1.277cm" svg:x="12.875cm" svg:y="16.299cm">
          <text:list text:style-name="L4">
            <text:list-header>
              <text:p text:style-name="P9"><text:span text:style-name="T1">ba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8" draw:layer="layout" svg:x1="15.827cm" svg:y1="15.664cm" svg:x2="15.615cm" svg:y2="16.299cm">
          <text:p/>
        </draw:line>
        <draw:custom-shape draw:style-name="gr10" draw:text-style-name="P4" draw:layer="layout" svg:width="0.424cm" svg:height="1.144cm" draw:transform="rotate (-1.5707963267949) translate (16.558cm 15.029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line draw:style-name="gr11" draw:layer="layout" svg:x1="3.81cm" svg:y1="15.748cm" svg:x2="6.35cm" svg:y2="16.764cm">
          <text:p/>
        </draw:line>
        <draw:line draw:style-name="gr11" draw:layer="layout" svg:x1="7.45cm" svg:y1="15.448cm" svg:x2="7.45cm" svg:y2="16.464cm">
          <text:p/>
        </draw:line>
        <draw:line draw:style-name="gr11" draw:layer="layout" svg:x1="10.414cm" svg:y1="15.748cm" svg:x2="8.85cm" svg:y2="16.764cm">
          <text:p/>
        </draw:line>
        <draw:custom-shape draw:style-name="gr2" draw:text-style-name="P4" draw:layer="layout" svg:width="0.423cm" svg:height="0.423cm" svg:x="7.776cm" svg:y="1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7.875cm" svg:y1="13.328cm" svg:x2="7.24cm" svg:y2="13.751cm">
          <text:p/>
        </draw:line>
        <draw:line draw:style-name="gr4" draw:text-style-name="P8" draw:layer="layout" svg:x1="8.003cm" svg:y1="13.328cm" svg:x2="8.723cm" svg:y2="13.751cm">
          <text:p/>
        </draw:line>
        <draw:custom-shape draw:style-name="gr2" draw:text-style-name="P4" draw:layer="layout" svg:width="0.423cm" svg:height="0.423cm" svg:x="11.077cm" svg:y="13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11.176cm" svg:y1="13.521cm" svg:x2="10.541cm" svg:y2="13.944cm">
          <text:p/>
        </draw:line>
        <draw:line draw:style-name="gr4" draw:text-style-name="P8" draw:layer="layout" svg:x1="11.304cm" svg:y1="13.521cm" svg:x2="12.024cm" svg:y2="13.944cm">
          <text:p/>
        </draw:line>
        <draw:custom-shape draw:style-name="gr2" draw:text-style-name="P4" draw:layer="layout" svg:width="0.423cm" svg:height="0.423cm" svg:x="15.077cm" svg:y="12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15.176cm" svg:y1="13.321cm" svg:x2="14.541cm" svg:y2="13.744cm">
          <text:p/>
        </draw:line>
        <draw:line draw:style-name="gr4" draw:text-style-name="P8" draw:layer="layout" svg:x1="15.304cm" svg:y1="13.321cm" svg:x2="16.024cm" svg:y2="13.744cm">
          <text:p/>
        </draw:line>
        <draw:custom-shape draw:style-name="gr2" draw:text-style-name="P4" draw:layer="layout" svg:width="0.423cm" svg:height="0.423cm" svg:x="19.577cm" svg:y="1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19.676cm" svg:y1="13.421cm" svg:x2="19.041cm" svg:y2="13.844cm">
          <text:p/>
        </draw:line>
        <draw:line draw:style-name="gr4" draw:text-style-name="P8" draw:layer="layout" svg:x1="19.804cm" svg:y1="13.421cm" svg:x2="20.524cm" svg:y2="13.844cm">
          <text:p/>
        </draw:line>
        <presentation:notes draw:style-name="dp4">
          <draw:page-thumbnail draw:style-name="gr1" draw:layer="layout" svg:width="12.664cm" svg:height="9.49cm" svg:x="3.193cm" svg:y="1.922cm" draw:page-number="3" presentation:class="page"/>
          <draw:frame presentation:style-name="pr2" draw:text-style-name="P7" draw:layer="layout" svg:width="13.97cm" svg:height="11.431cm" svg:x="2.54cm" svg:y="11.853cm" presentation:class="notes" presentation:placeholder="true">
            <draw:text-box/>
          </draw:frame>
        </presentation:notes>
      </draw:page>
      <draw:page draw:name="Heap Representation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1.59cm" svg:height="3.176cm" svg:x="1.905cm" svg:y="0.845cm" presentation:class="title" presentation:user-transformed="true">
          <draw:text-box>
            <text:list text:style-name="L2">
              <text:list-header>
                <text:p text:style-name="P3">Heap Representation</text:p>
              </text:list-header>
            </text:list>
          </draw:text-box>
        </draw:frame>
        <draw:frame presentation:style-name="pr4" draw:text-style-name="P4" draw:layer="layout" svg:width="22.013cm" svg:height="12.912cm" svg:x="1.904cm" svg:y="4.656cm" presentation:class="outline" presentation:user-transformed="true">
          <draw:text-box>
            <text:list text:style-name="L3">
              <text:list-item>
                <text:p text:style-name="P5">Store heap in an array</text:p>
              </text:list-item>
            </text:list>
            <text:list text:style-name="L5">
              <text:list-item>
                <text:list>
                  <text:list-item>
                    <text:p text:style-name="P6">For node at index j, children are at 2j+1 and 2j+2</text:p>
                  </text:list-item>
                  <text:list-item>
                    <text:p text:style-name="P6">Root at index <text:span text:style-name="T2">0</text:span></text:p>
                  </text:list-item>
                </text:list>
              </text:list-item>
            </text:list>
          </draw:text-box>
        </draw:frame>
        <draw:custom-shape draw:style-name="gr12" draw:text-style-name="P12" draw:layer="layout" svg:width="0.952cm" svg:height="1.111cm" svg:x="13.913cm" svg:y="8.255cm">
          <text:list text:style-name="L6">
            <text:list-header>
              <text:p text:style-name="P11"><text:span text:style-name="T1">9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952cm" svg:height="1.112cm" svg:x="12.277cm" svg:y="10.001cm">
          <text:list text:style-name="L6">
            <text:list-header>
              <text:p text:style-name="P11"><text:span text:style-name="T1">8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952cm" svg:height="1.111cm" svg:x="11.598cm" svg:y="11.589cm">
          <text:list text:style-name="L6">
            <text:list-header>
              <text:p text:style-name="P11"><text:span text:style-name="T1">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953cm" svg:height="1.111cm" svg:x="13.229cm" svg:y="11.589cm">
          <text:list text:style-name="L6">
            <text:list-header>
              <text:p text:style-name="P11"><text:span text:style-name="T1">5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953cm" svg:height="1.112cm" svg:x="15.134cm" svg:y="10.001cm">
          <text:list text:style-name="L6">
            <text:list-header>
              <text:p text:style-name="P11"><text:span text:style-name="T1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13.912cm" svg:y1="9.208cm" svg:x2="13.091cm" svg:y2="10.16cm">
          <text:p/>
        </draw:line>
        <draw:line draw:style-name="gr4" draw:text-style-name="P8" draw:layer="layout" svg:x1="12.549cm" svg:y1="10.954cm" svg:x2="12.276cm" svg:y2="11.589cm">
          <text:p/>
        </draw:line>
        <draw:line draw:style-name="gr4" draw:text-style-name="P8" draw:layer="layout" svg:x1="12.96cm" svg:y1="11.113cm" svg:x2="13.503cm" svg:y2="11.748cm">
          <text:p/>
        </draw:line>
        <draw:line draw:style-name="gr4" draw:text-style-name="P8" draw:layer="layout" svg:x1="14.592cm" svg:y1="9.208cm" svg:x2="15.271cm" svg:y2="10.001cm">
          <text:p/>
        </draw:line>
        <draw:custom-shape draw:style-name="gr16" draw:text-style-name="P14" draw:layer="layout" svg:width="4.656cm" svg:height="1.277cm" svg:x="4.022cm" svg:y="13.97cm">
          <text:list text:style-name="L6">
            <text:list-header>
              <text:p text:style-name="P13"><text:span text:style-name="T1">9 <text:s/>8 <text:s/>3 <text:s/>4 <text:s/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4" draw:layer="layout" svg:width="15.24cm" svg:height="1.277cm" svg:x="4.022cm" svg:y="12.912cm">
          <text:list text:style-name="L6">
            <text:list-header>
              <text:p text:style-name="P13"><text:span text:style-name="T1">0 <text:s/>1 <text:s/>2 <text:s/>3 <text:s/>4 <text:s text:c="3"/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8" draw:text-style-name="P8" draw:layer="layout" svg:x1="4.868cm" svg:y1="13.97cm" svg:x2="4.868cm" svg:y2="15.24cm">
          <text:p/>
        </draw:line>
        <draw:line draw:style-name="gr18" draw:text-style-name="P8" draw:layer="layout" svg:x1="5.715cm" svg:y1="13.97cm" svg:x2="5.715cm" svg:y2="15.24cm">
          <text:p/>
        </draw:line>
        <draw:line draw:style-name="gr18" draw:text-style-name="P8" draw:layer="layout" svg:x1="6.562cm" svg:y1="13.97cm" svg:x2="6.562cm" svg:y2="15.24cm">
          <text:p/>
        </draw:line>
        <draw:line draw:style-name="gr18" draw:text-style-name="P8" draw:layer="layout" svg:x1="7.408cm" svg:y1="13.97cm" svg:x2="7.408cm" svg:y2="15.24cm">
          <text:p/>
        </draw:line>
        <draw:frame draw:style-name="gr19" draw:text-style-name="P15" draw:layer="layout" svg:width="1.016cm" svg:height="1.267cm" svg:x="14.786cm" svg:y="8.028cm">
          <draw:text-box>
            <text:p><text:span text:style-name="T3">0</text:span></text:p>
          </draw:text-box>
        </draw:frame>
        <draw:frame draw:style-name="gr19" draw:text-style-name="P15" draw:layer="layout" svg:width="1.016cm" svg:height="1.267cm" svg:x="11.486cm" svg:y="9.729cm">
          <draw:text-box>
            <text:p><text:span text:style-name="T3">1</text:span></text:p>
          </draw:text-box>
        </draw:frame>
        <draw:frame draw:style-name="gr19" draw:text-style-name="P15" draw:layer="layout" svg:width="1.016cm" svg:height="1.267cm" svg:x="16.086cm" svg:y="9.83cm">
          <draw:text-box>
            <text:p><text:span text:style-name="T3">2</text:span></text:p>
          </draw:text-box>
        </draw:frame>
        <draw:frame draw:style-name="gr19" draw:text-style-name="P15" draw:layer="layout" svg:width="1.016cm" svg:height="1.267cm" svg:x="10.786cm" svg:y="11.431cm">
          <draw:text-box>
            <text:p><text:span text:style-name="T3">3</text:span></text:p>
          </draw:text-box>
        </draw:frame>
        <draw:frame draw:style-name="gr19" draw:text-style-name="P15" draw:layer="layout" svg:width="1.016cm" svg:height="1.267cm" svg:x="14.086cm" svg:y="11.332cm">
          <draw:text-box>
            <text:p><text:span text:style-name="T3">4</text:span></text:p>
          </draw:text-box>
        </draw:frame>
        <presentation:notes draw:style-name="dp4">
          <draw:page-thumbnail draw:style-name="gr1" draw:layer="layout" svg:width="12.664cm" svg:height="9.49cm" svg:x="3.193cm" svg:y="1.922cm" draw:page-number="4" presentation:class="page"/>
          <draw:frame presentation:style-name="pr2" draw:text-style-name="P7" draw:layer="layout" svg:width="13.97cm" svg:height="11.431cm" svg:x="2.54cm" svg:y="11.853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1.59cm" svg:height="3.176cm" svg:x="1.905cm" svg:y="0.845cm" presentation:class="title" presentation:user-transformed="true">
          <draw:text-box>
            <text:list text:style-name="L2">
              <text:list-header>
                <text:p text:style-name="P3">Heap</text:p>
              </text:list-header>
            </text:list>
          </draw:text-box>
        </draw:frame>
        <draw:frame presentation:style-name="pr4" draw:text-style-name="P4" draw:layer="layout" svg:width="22.013cm" svg:height="12.912cm" svg:x="1.904cm" svg:y="4.656cm" presentation:class="outline" presentation:user-transformed="true">
          <draw:text-box>
            <text:list text:style-name="L3">
              <text:list-item>
                <text:p text:style-name="P5">The number at a node is greater than the number at any descendant</text:p>
              </text:list-item>
            </text:list>
          </draw:text-box>
        </draw:frame>
        <draw:custom-shape draw:style-name="gr20" draw:text-style-name="P12" draw:layer="layout" svg:width="1.482cm" svg:height="1.481cm" svg:x="6.538cm" svg:y="7.832cm">
          <text:p text:style-name="P1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1.482cm" svg:height="1.482cm" svg:x="3.998cm" svg:y="10.16cm">
          <text:p text:style-name="P1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1.482cm" svg:height="1.481cm" svg:x="2.94cm" svg:y="12.277cm">
          <text:p text:style-name="P1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1.482cm" svg:height="1.481cm" svg:x="5.48cm" svg:y="12.277cm">
          <text:p text:style-name="P1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1.482cm" svg:height="1.482cm" svg:x="8.443cm" svg:y="10.16cm">
          <text:p text:style-name="P1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1.481cm" svg:height="1.481cm" svg:x="7.597cm" svg:y="12.277cm">
          <text:p text:style-name="P1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6.538cm" svg:y1="9.102cm" svg:x2="5.268cm" svg:y2="10.372cm">
          <text:p/>
        </draw:line>
        <draw:line draw:style-name="gr4" draw:text-style-name="P8" draw:layer="layout" svg:x1="4.422cm" svg:y1="11.43cm" svg:x2="3.998cm" svg:y2="12.277cm">
          <text:p/>
        </draw:line>
        <draw:line draw:style-name="gr4" draw:text-style-name="P8" draw:layer="layout" svg:x1="5.057cm" svg:y1="11.642cm" svg:x2="5.903cm" svg:y2="12.488cm">
          <text:p/>
        </draw:line>
        <draw:line draw:style-name="gr4" draw:text-style-name="P8" draw:layer="layout" svg:x1="7.597cm" svg:y1="9.102cm" svg:x2="8.655cm" svg:y2="10.16cm">
          <text:p/>
        </draw:line>
        <draw:line draw:style-name="gr4" draw:text-style-name="P8" draw:layer="layout" svg:x1="8.867cm" svg:y1="11.642cm" svg:x2="8.443cm" svg:y2="12.277cm">
          <text:p/>
        </draw:line>
        <draw:custom-shape draw:style-name="gr9" draw:text-style-name="P10" draw:layer="layout" svg:width="5.08cm" svg:height="1.277cm" svg:x="4.868cm" svg:y="15.24cm">
          <text:list text:style-name="L4">
            <text:list-header>
              <text:p text:style-name="P9"><text:span text:style-name="T1">goo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0" draw:layer="layout" svg:width="5.08cm" svg:height="1.277cm" svg:x="15.875cm" svg:y="15.24cm">
          <text:list text:style-name="L4">
            <text:list-header>
              <text:p text:style-name="P9"><text:span text:style-name="T1">ba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3" draw:text-style-name="P8" draw:layer="layout" svg:x1="17.018cm" svg:y1="13.858cm" svg:x2="18.203cm" svg:y2="15.763cm">
          <text:p/>
        </draw:line>
        <draw:custom-shape draw:style-name="gr20" draw:text-style-name="P12" draw:layer="layout" svg:width="1.482cm" svg:height="1.481cm" svg:x="16.739cm" svg:y="7.832cm">
          <text:p text:style-name="P1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6" draw:layer="layout" svg:width="1.482cm" svg:height="1.482cm" svg:x="14.199cm" svg:y="10.16cm">
          <text:p text:style-name="P11"><text:span text:style-name="T4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1.482cm" svg:height="1.481cm" svg:x="13.141cm" svg:y="12.277cm">
          <text:p text:style-name="P1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1.482cm" svg:height="1.481cm" svg:x="15.681cm" svg:y="12.277cm">
          <text:list text:style-name="L4">
            <text:list-header>
              <text:p text:style-name="P11"><text:span text:style-name="T4">1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1.482cm" svg:height="1.482cm" svg:x="18.644cm" svg:y="10.16cm">
          <text:p text:style-name="P1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1.481cm" svg:height="1.481cm" svg:x="17.798cm" svg:y="12.277cm">
          <text:p text:style-name="P1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16.739cm" svg:y1="9.102cm" svg:x2="15.469cm" svg:y2="10.372cm">
          <text:p/>
        </draw:line>
        <draw:line draw:style-name="gr4" draw:text-style-name="P8" draw:layer="layout" svg:x1="14.623cm" svg:y1="11.43cm" svg:x2="14.199cm" svg:y2="12.277cm">
          <text:p/>
        </draw:line>
        <draw:line draw:style-name="gr4" draw:text-style-name="P8" draw:layer="layout" svg:x1="15.258cm" svg:y1="11.642cm" svg:x2="16.104cm" svg:y2="12.488cm">
          <text:p/>
        </draw:line>
        <draw:line draw:style-name="gr4" draw:text-style-name="P8" draw:layer="layout" svg:x1="17.798cm" svg:y1="9.102cm" svg:x2="18.856cm" svg:y2="10.16cm">
          <text:p/>
        </draw:line>
        <draw:line draw:style-name="gr4" draw:text-style-name="P8" draw:layer="layout" svg:x1="19.068cm" svg:y1="11.642cm" svg:x2="18.644cm" svg:y2="12.277cm">
          <text:p/>
        </draw:line>
        <draw:custom-shape draw:style-name="gr24" draw:text-style-name="P1" draw:layer="layout" svg:width="5.239cm" svg:height="2.54cm" draw:transform="rotate (-0.863763446811994) translate (14.834cm 8.95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1" draw:layer="layout" svg:width="12.664cm" svg:height="9.49cm" svg:x="3.193cm" svg:y="1.922cm" draw:page-number="5" presentation:class="page"/>
          <draw:frame presentation:style-name="pr2" draw:text-style-name="P7" draw:layer="layout" svg:width="13.97cm" svg:height="11.431cm" svg:x="2.54cm" svg:y="11.853cm" presentation:class="notes" presentation:placeholder="true">
            <draw:text-box/>
          </draw:frame>
        </presentation:notes>
      </draw:page>
      <draw:page draw:name="Heap Insert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1.59cm" svg:height="3.176cm" svg:x="1.905cm" svg:y="0.845cm" presentation:class="title" presentation:user-transformed="true">
          <draw:text-box>
            <text:list text:style-name="L2">
              <text:list-header>
                <text:p text:style-name="P3">Heap Insert</text:p>
              </text:list-header>
            </text:list>
          </draw:text-box>
        </draw:frame>
        <draw:frame presentation:style-name="pr4" draw:text-style-name="P4" draw:layer="layout" svg:width="22.013cm" svg:height="12.912cm" svg:x="1.904cm" svg:y="4.656cm" presentation:class="outline" presentation:user-transformed="true">
          <draw:text-box>
            <text:list text:style-name="L3">
              <text:list-item>
                <text:p text:style-name="P5">Add node at end of last level</text:p>
              </text:list-item>
              <text:list-item>
                <text:p text:style-name="P5">Move up restoring order (<text:span text:style-name="T5">filter up</text:span>)</text:p>
              </text:list-item>
            </text:list>
          </draw:text-box>
        </draw:frame>
        <draw:custom-shape draw:style-name="gr25" draw:text-style-name="P4" draw:layer="layout" svg:width="1.587cm" svg:height="3.398cm" draw:transform="rotate (0.787318025574642) translate (13.92cm 10.2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1.481cm" svg:height="4.022cm" draw:transform="rotate (0.787318025574642) translate (19.042cm 8.3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1.482cm" svg:height="4.022cm" draw:transform="rotate (0.612261501599611) translate (9.269cm 14.426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8" draw:text-style-name="P17" draw:layer="layout" svg:width="0.952cm" svg:height="1.111cm" svg:x="13.323cm" svg:y="7.812cm">
            <text:p text:style-name="P11"><text:span text:style-name="T6">1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7" draw:layer="layout" svg:width="0.952cm" svg:height="1.111cm" svg:x="11.69cm" svg:y="9.558cm">
            <text:p text:style-name="P11"><text:span text:style-name="T6">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7" draw:layer="layout" svg:width="0.952cm" svg:height="1.111cm" svg:x="11.01cm" svg:y="11.145cm">
            <text:p text:style-name="P11"><text:span text:style-name="T6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7" draw:layer="layout" svg:width="0.952cm" svg:height="1.111cm" svg:x="12.642cm" svg:y="11.145cm">
            <text:p text:style-name="P11"><text:span text:style-name="T6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7" draw:layer="layout" svg:width="0.952cm" svg:height="1.111cm" svg:x="14.547cm" svg:y="9.558cm">
            <text:p text:style-name="P11"><text:span text:style-name="T6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7" draw:layer="layout" svg:width="0.952cm" svg:height="1.111cm" svg:x="14.003cm" svg:y="11.145cm">
            <text:p text:style-name="P11"><text:span text:style-name="T6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8" draw:layer="layout" svg:x1="13.322cm" svg:y1="8.764cm" svg:x2="12.506cm" svg:y2="9.716cm">
            <text:p/>
          </draw:line>
          <draw:line draw:style-name="gr4" draw:text-style-name="P8" draw:layer="layout" svg:x1="11.962cm" svg:y1="10.51cm" svg:x2="11.69cm" svg:y2="11.145cm">
            <text:p/>
          </draw:line>
          <draw:line draw:style-name="gr4" draw:text-style-name="P8" draw:layer="layout" svg:x1="12.371cm" svg:y1="10.669cm" svg:x2="12.914cm" svg:y2="11.304cm">
            <text:p/>
          </draw:line>
          <draw:line draw:style-name="gr4" draw:text-style-name="P8" draw:layer="layout" svg:x1="14.003cm" svg:y1="8.764cm" svg:x2="14.683cm" svg:y2="9.557cm">
            <text:p/>
          </draw:line>
          <draw:line draw:style-name="gr4" draw:text-style-name="P8" draw:layer="layout" svg:x1="14.819cm" svg:y1="10.669cm" svg:x2="14.547cm" svg:y2="11.145cm">
            <text:p/>
          </draw:line>
          <draw:custom-shape draw:style-name="gr34" draw:text-style-name="P17" draw:layer="layout" svg:width="0.952cm" svg:height="1.111cm" svg:x="15.772cm" svg:y="10.986cm">
            <text:p text:style-name="P11"><text:span text:style-name="T6">1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8" draw:layer="layout" svg:x1="15.364cm" svg:y1="10.669cm" svg:x2="15.908cm" svg:y2="10.986cm">
            <text:p/>
          </draw:line>
        </draw:g>
        <draw:g>
          <draw:custom-shape draw:style-name="gr35" draw:text-style-name="P17" draw:layer="layout" svg:width="0.952cm" svg:height="1.111cm" svg:x="19.823cm" svg:y="7.812cm">
            <text:p text:style-name="P11"><text:span text:style-name="T6">1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7" draw:layer="layout" svg:width="0.952cm" svg:height="1.111cm" svg:x="18.19cm" svg:y="9.558cm">
            <text:p text:style-name="P11"><text:span text:style-name="T6">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7" draw:layer="layout" svg:width="0.952cm" svg:height="1.111cm" svg:x="17.51cm" svg:y="11.145cm">
            <text:p text:style-name="P11"><text:span text:style-name="T6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7" draw:layer="layout" svg:width="0.952cm" svg:height="1.111cm" svg:x="19.142cm" svg:y="11.145cm">
            <text:p text:style-name="P11"><text:span text:style-name="T6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7" draw:layer="layout" svg:width="0.952cm" svg:height="1.111cm" svg:x="21.047cm" svg:y="9.558cm">
            <text:p text:style-name="P11"><text:span text:style-name="T6">1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7" draw:layer="layout" svg:width="0.952cm" svg:height="1.111cm" svg:x="20.503cm" svg:y="11.145cm">
            <text:p text:style-name="P11"><text:span text:style-name="T6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8" draw:layer="layout" svg:x1="19.822cm" svg:y1="8.764cm" svg:x2="19.006cm" svg:y2="9.716cm">
            <text:p/>
          </draw:line>
          <draw:line draw:style-name="gr4" draw:text-style-name="P8" draw:layer="layout" svg:x1="18.462cm" svg:y1="10.51cm" svg:x2="18.19cm" svg:y2="11.145cm">
            <text:p/>
          </draw:line>
          <draw:line draw:style-name="gr4" draw:text-style-name="P8" draw:layer="layout" svg:x1="18.871cm" svg:y1="10.669cm" svg:x2="19.414cm" svg:y2="11.304cm">
            <text:p/>
          </draw:line>
          <draw:line draw:style-name="gr4" draw:text-style-name="P8" draw:layer="layout" svg:x1="20.503cm" svg:y1="8.764cm" svg:x2="21.183cm" svg:y2="9.557cm">
            <text:p/>
          </draw:line>
          <draw:line draw:style-name="gr4" draw:text-style-name="P8" draw:layer="layout" svg:x1="21.319cm" svg:y1="10.669cm" svg:x2="21.047cm" svg:y2="11.145cm">
            <text:p/>
          </draw:line>
          <draw:custom-shape draw:style-name="gr41" draw:text-style-name="P17" draw:layer="layout" svg:width="0.952cm" svg:height="1.111cm" svg:x="22.272cm" svg:y="10.986cm">
            <text:p text:style-name="P11"><text:span text:style-name="T6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8" draw:layer="layout" svg:x1="21.864cm" svg:y1="10.669cm" svg:x2="22.408cm" svg:y2="10.986cm">
            <text:p/>
          </draw:line>
        </draw:g>
        <draw:g>
          <draw:custom-shape draw:style-name="gr42" draw:text-style-name="P17" draw:layer="layout" svg:width="0.952cm" svg:height="1.111cm" svg:x="5.223cm" svg:y="12.612cm">
            <text:p text:style-name="P11"><text:span text:style-name="T6">1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7" draw:layer="layout" svg:width="0.952cm" svg:height="1.111cm" svg:x="3.59cm" svg:y="14.358cm">
            <text:p text:style-name="P11"><text:span text:style-name="T6">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17" draw:layer="layout" svg:width="0.952cm" svg:height="1.111cm" svg:x="2.91cm" svg:y="15.945cm">
            <text:p text:style-name="P11"><text:span text:style-name="T6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7" draw:layer="layout" svg:width="0.952cm" svg:height="1.111cm" svg:x="4.542cm" svg:y="15.945cm">
            <text:p text:style-name="P11"><text:span text:style-name="T6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7" draw:layer="layout" svg:width="0.952cm" svg:height="1.111cm" svg:x="6.447cm" svg:y="14.358cm">
            <text:p text:style-name="P11"><text:span text:style-name="T6">1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17" draw:layer="layout" svg:width="0.952cm" svg:height="1.111cm" svg:x="5.903cm" svg:y="15.945cm">
            <text:p text:style-name="P11"><text:span text:style-name="T6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8" draw:layer="layout" svg:x1="5.222cm" svg:y1="13.564cm" svg:x2="4.406cm" svg:y2="14.516cm">
            <text:p/>
          </draw:line>
          <draw:line draw:style-name="gr4" draw:text-style-name="P8" draw:layer="layout" svg:x1="3.862cm" svg:y1="15.31cm" svg:x2="3.59cm" svg:y2="15.945cm">
            <text:p/>
          </draw:line>
          <draw:line draw:style-name="gr4" draw:text-style-name="P8" draw:layer="layout" svg:x1="4.271cm" svg:y1="15.469cm" svg:x2="4.814cm" svg:y2="16.104cm">
            <text:p/>
          </draw:line>
          <draw:line draw:style-name="gr4" draw:text-style-name="P8" draw:layer="layout" svg:x1="5.903cm" svg:y1="13.564cm" svg:x2="6.583cm" svg:y2="14.357cm">
            <text:p/>
          </draw:line>
          <draw:line draw:style-name="gr4" draw:text-style-name="P8" draw:layer="layout" svg:x1="6.719cm" svg:y1="15.469cm" svg:x2="6.447cm" svg:y2="15.945cm">
            <text:p/>
          </draw:line>
          <draw:custom-shape draw:style-name="gr48" draw:text-style-name="P17" draw:layer="layout" svg:width="0.952cm" svg:height="1.111cm" svg:x="7.672cm" svg:y="15.786cm">
            <text:p text:style-name="P11"><text:span text:style-name="T6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8" draw:layer="layout" svg:x1="7.264cm" svg:y1="15.469cm" svg:x2="7.808cm" svg:y2="15.786cm">
            <text:p/>
          </draw:line>
          <draw:custom-shape draw:style-name="gr49" draw:text-style-name="P17" draw:layer="backgroundobjects" svg:width="0.952cm" svg:height="1.111cm" svg:x="2.41cm" svg:y="17.445cm">
            <text:p text:style-name="P11"><text:span text:style-name="T6">1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8" draw:layer="backgroundobjects" svg:x1="3.362cm" svg:y1="16.81cm" svg:x2="3.09cm" svg:y2="17.445cm">
            <text:p/>
          </draw:line>
        </draw:g>
        <draw:custom-shape draw:style-name="gr50" draw:text-style-name="P4" draw:layer="layout" svg:width="1.917cm" svg:height="3.606cm" draw:transform="rotate (0.612261501599611) translate (1.317cm 16.258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1" draw:text-style-name="P17" draw:layer="layout" svg:width="0.952cm" svg:height="1.111cm" svg:x="12.701cm" svg:y="12.598cm">
            <text:p text:style-name="P11"><text:span text:style-name="T6">1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7" draw:layer="layout" svg:width="0.952cm" svg:height="1.111cm" svg:x="11.068cm" svg:y="14.344cm">
            <text:p text:style-name="P11"><text:span text:style-name="T6">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17" draw:layer="layout" svg:width="0.952cm" svg:height="1.111cm" svg:x="10.388cm" svg:y="15.931cm">
            <text:p text:style-name="P11"><text:span text:style-name="T6">1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7" draw:layer="layout" svg:width="0.952cm" svg:height="1.111cm" svg:x="12.02cm" svg:y="15.931cm">
            <text:p text:style-name="P11"><text:span text:style-name="T6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17" draw:layer="layout" svg:width="0.952cm" svg:height="1.111cm" svg:x="13.925cm" svg:y="14.344cm">
            <text:p text:style-name="P11"><text:span text:style-name="T6">1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7" draw:layer="layout" svg:width="0.952cm" svg:height="1.111cm" svg:x="13.381cm" svg:y="15.931cm">
            <text:p text:style-name="P11"><text:span text:style-name="T6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8" draw:layer="layout" svg:x1="12.7cm" svg:y1="13.55cm" svg:x2="11.884cm" svg:y2="14.502cm">
            <text:p/>
          </draw:line>
          <draw:line draw:style-name="gr4" draw:text-style-name="P8" draw:layer="layout" svg:x1="11.34cm" svg:y1="15.296cm" svg:x2="11.068cm" svg:y2="15.931cm">
            <text:p/>
          </draw:line>
          <draw:line draw:style-name="gr4" draw:text-style-name="P8" draw:layer="layout" svg:x1="11.749cm" svg:y1="15.455cm" svg:x2="12.292cm" svg:y2="16.09cm">
            <text:p/>
          </draw:line>
          <draw:line draw:style-name="gr4" draw:text-style-name="P8" draw:layer="layout" svg:x1="13.381cm" svg:y1="13.55cm" svg:x2="14.061cm" svg:y2="14.343cm">
            <text:p/>
          </draw:line>
          <draw:line draw:style-name="gr4" draw:text-style-name="P8" draw:layer="layout" svg:x1="14.197cm" svg:y1="15.455cm" svg:x2="13.925cm" svg:y2="15.931cm">
            <text:p/>
          </draw:line>
          <draw:custom-shape draw:style-name="gr57" draw:text-style-name="P17" draw:layer="layout" svg:width="0.952cm" svg:height="1.111cm" svg:x="15.15cm" svg:y="15.772cm">
            <text:p text:style-name="P11"><text:span text:style-name="T6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8" draw:layer="layout" svg:x1="14.742cm" svg:y1="15.455cm" svg:x2="15.286cm" svg:y2="15.772cm">
            <text:p/>
          </draw:line>
          <draw:custom-shape draw:style-name="gr58" draw:text-style-name="P17" draw:layer="layout" svg:width="0.952cm" svg:height="1.111cm" svg:x="9.888cm" svg:y="17.431cm">
            <text:p text:style-name="P11"><text:span text:style-name="T6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8" draw:layer="layout" svg:x1="10.84cm" svg:y1="16.796cm" svg:x2="10.568cm" svg:y2="17.431cm">
            <text:p/>
          </draw:line>
        </draw:g>
        <draw:g>
          <draw:custom-shape draw:style-name="gr59" draw:text-style-name="P17" draw:layer="layout" svg:width="0.952cm" svg:height="1.111cm" svg:x="19.723cm" svg:y="12.612cm">
            <text:p text:style-name="P11"><text:span text:style-name="T6">1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7" draw:layer="layout" svg:width="0.952cm" svg:height="1.111cm" svg:x="18.09cm" svg:y="14.358cm">
            <text:p text:style-name="P11"><text:span text:style-name="T6">1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17" draw:layer="layout" svg:width="0.952cm" svg:height="1.111cm" svg:x="17.41cm" svg:y="15.945cm">
            <text:p text:style-name="P11"><text:span text:style-name="T6">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7" draw:layer="layout" svg:width="0.952cm" svg:height="1.111cm" svg:x="19.042cm" svg:y="15.945cm">
            <text:list text:style-name="L4">
              <text:list-item>
                <text:p text:style-name="P11"><text:span text:style-name="T6">2</text:span></text:p>
              </text:list-item>
            </text:list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17" draw:layer="layout" svg:width="0.952cm" svg:height="1.111cm" svg:x="20.947cm" svg:y="14.358cm">
            <text:p text:style-name="P11"><text:span text:style-name="T6">1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17" draw:layer="layout" svg:width="0.952cm" svg:height="1.111cm" svg:x="20.403cm" svg:y="15.945cm">
            <text:p text:style-name="P11"><text:span text:style-name="T6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8" draw:layer="layout" svg:x1="19.722cm" svg:y1="13.564cm" svg:x2="18.906cm" svg:y2="14.516cm">
            <text:p/>
          </draw:line>
          <draw:line draw:style-name="gr4" draw:text-style-name="P8" draw:layer="layout" svg:x1="18.362cm" svg:y1="15.31cm" svg:x2="18.09cm" svg:y2="15.945cm">
            <text:p/>
          </draw:line>
          <draw:line draw:style-name="gr4" draw:text-style-name="P8" draw:layer="layout" svg:x1="18.771cm" svg:y1="15.469cm" svg:x2="19.314cm" svg:y2="16.104cm">
            <text:p/>
          </draw:line>
          <draw:line draw:style-name="gr4" draw:text-style-name="P8" draw:layer="layout" svg:x1="20.403cm" svg:y1="13.564cm" svg:x2="21.083cm" svg:y2="14.357cm">
            <text:p/>
          </draw:line>
          <draw:line draw:style-name="gr4" draw:text-style-name="P8" draw:layer="layout" svg:x1="21.219cm" svg:y1="15.469cm" svg:x2="20.947cm" svg:y2="15.945cm">
            <text:p/>
          </draw:line>
          <draw:custom-shape draw:style-name="gr65" draw:text-style-name="P17" draw:layer="layout" svg:width="0.952cm" svg:height="1.111cm" svg:x="22.172cm" svg:y="15.786cm">
            <text:p text:style-name="P11"><text:span text:style-name="T6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8" draw:layer="layout" svg:x1="21.764cm" svg:y1="15.469cm" svg:x2="22.308cm" svg:y2="15.786cm">
            <text:p/>
          </draw:line>
          <draw:custom-shape draw:style-name="gr66" draw:text-style-name="P17" draw:layer="layout" svg:width="0.952cm" svg:height="1.111cm" svg:x="16.91cm" svg:y="17.445cm">
            <text:p text:style-name="P11"><text:span text:style-name="T6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8" draw:layer="layout" svg:x1="17.862cm" svg:y1="16.81cm" svg:x2="17.59cm" svg:y2="17.445cm">
            <text:p/>
          </draw:line>
        </draw:g>
        <draw:custom-shape draw:style-name="gr67" draw:text-style-name="P4" draw:layer="layout" svg:width="1.85cm" svg:height="3.805cm" draw:transform="rotate (0.612261501599611) translate (17.506cm 13.127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8" draw:text-style-name="P17" draw:layer="layout" svg:width="0.952cm" svg:height="1.111cm" svg:x="5.624cm" svg:y="7.812cm">
            <text:p text:style-name="P11"><text:span text:style-name="T6">1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952cm" svg:height="1.111cm" svg:x="3.991cm" svg:y="9.558cm">
            <text:p text:style-name="P11"><text:span text:style-name="T6">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17" draw:layer="layout" svg:width="0.952cm" svg:height="1.111cm" svg:x="3.311cm" svg:y="11.145cm">
            <text:p text:style-name="P11"><text:span text:style-name="T6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17" draw:layer="layout" svg:width="0.952cm" svg:height="1.111cm" svg:x="4.943cm" svg:y="11.145cm">
            <text:p text:style-name="P11"><text:span text:style-name="T6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17" draw:layer="layout" svg:width="0.952cm" svg:height="1.111cm" svg:x="6.848cm" svg:y="9.558cm">
            <text:p text:style-name="P11"><text:span text:style-name="T6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17" draw:layer="layout" svg:width="0.952cm" svg:height="1.111cm" svg:x="6.304cm" svg:y="11.145cm">
            <text:p text:style-name="P11"><text:span text:style-name="T6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8" draw:layer="layout" svg:x1="5.623cm" svg:y1="8.764cm" svg:x2="4.807cm" svg:y2="9.716cm">
            <text:p/>
          </draw:line>
          <draw:line draw:style-name="gr4" draw:text-style-name="P8" draw:layer="layout" svg:x1="4.263cm" svg:y1="10.51cm" svg:x2="3.991cm" svg:y2="11.145cm">
            <text:p/>
          </draw:line>
          <draw:line draw:style-name="gr4" draw:text-style-name="P8" draw:layer="layout" svg:x1="4.672cm" svg:y1="10.669cm" svg:x2="5.215cm" svg:y2="11.304cm">
            <text:p/>
          </draw:line>
          <draw:line draw:style-name="gr4" draw:text-style-name="P8" draw:layer="layout" svg:x1="6.304cm" svg:y1="8.764cm" svg:x2="6.984cm" svg:y2="9.557cm">
            <text:p/>
          </draw:line>
          <draw:line draw:style-name="gr4" draw:text-style-name="P8" draw:layer="layout" svg:x1="7.12cm" svg:y1="10.669cm" svg:x2="6.848cm" svg:y2="11.145cm">
            <text:p/>
          </draw:line>
        </draw:g>
        <draw:custom-shape draw:style-name="gr74" draw:text-style-name="P12" draw:layer="layout" svg:width="0.952cm" svg:height="1.111cm" svg:x="10.316cm" svg:y="7.779cm">
          <text:p text:style-name="P11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8" draw:layer="layout" svg:width="4.572cm" svg:height="1.267cm" svg:x="7.712cm" svg:y="7.623cm">
          <draw:text-box>
            <text:p><text:span text:style-name="T7">insert <text:s text:c="7"/></text:span></text:p>
          </draw:text-box>
        </draw:frame>
        <draw:custom-shape draw:style-name="gr75" draw:text-style-name="P12" draw:layer="layout" svg:width="0.952cm" svg:height="1.111cm" svg:x="2.972cm" svg:y="12.588cm">
          <text:p text:style-name="P11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8" draw:layer="layout" svg:width="4.064cm" svg:height="1.267cm" svg:x="0.508cm" svg:y="12.456cm">
          <draw:text-box>
            <text:p><text:span text:style-name="T7">insert <text:s text:c="6"/></text:span></text:p>
          </draw:text-box>
        </draw:frame>
        <draw:line draw:style-name="gr76" draw:layer="layout" svg:x1="2.54cm" svg:y1="12.456cm" svg:x2="23.917cm" svg:y2="12.456cm">
          <text:p/>
        </draw:line>
        <presentation:notes draw:style-name="dp4">
          <draw:page-thumbnail draw:style-name="gr1" draw:layer="layout" svg:width="12.664cm" svg:height="9.49cm" svg:x="3.193cm" svg:y="1.922cm" draw:page-number="6" presentation:class="page"/>
          <draw:frame presentation:style-name="pr2" draw:text-style-name="P7" draw:layer="layout" svg:width="13.97cm" svg:height="11.431cm" svg:x="2.54cm" svg:y="11.853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5" draw:layer="layout" svg:width="21.59cm" svg:height="3.971cm" svg:x="1.905cm" svg:y="0.05cm" presentation:class="title">
          <draw:text-box>
            <text:p>Big O of insertion</text:p>
          </draw:text-box>
        </draw:frame>
        <draw:frame presentation:style-name="pr6" draw:layer="layout" svg:width="22.013cm" svg:height="11.049cm" svg:x="1.904cm" svg:y="4.656cm" presentation:class="outline">
          <draw:text-box>
            <text:list text:style-name="L3">
              <text:list-item>
                <text:p>O(H) where H is height of while tree</text:p>
                <text:p>= O(log(n)) where n is number of nodes</text:p>
              </text:list-item>
            </text:list>
          </draw:text-box>
        </draw:frame>
        <presentation:notes draw:style-name="dp4">
          <draw:page-thumbnail draw:style-name="gr1" draw:layer="layout" svg:width="12.664cm" svg:height="9.49cm" svg:x="3.193cm" svg:y="1.922cm" draw:page-number="7" presentation:class="page"/>
          <draw:frame presentation:style-name="pr2" draw:layer="layout" svg:width="13.97cm" svg:height="11.431cm" svg:x="2.54cm" svg:y="11.853cm" presentation:class="notes" presentation:placeholder="true">
            <draw:text-box/>
          </draw:frame>
        </presentation:notes>
      </draw:page>
      <draw:page draw:name="Heap Deletion" draw:style-name="dp3" draw:master-page-name="Default" presentation:presentation-page-layout-name="AL2T1">
        <draw:frame presentation:style-name="pr3" draw:text-style-name="P4" draw:layer="layout" svg:width="21.59cm" svg:height="3.176cm" svg:x="1.905cm" svg:y="0.845cm" presentation:class="title" presentation:user-transformed="true">
          <draw:text-box>
            <text:list text:style-name="L2">
              <text:list-header>
                <text:p text:style-name="P3">Heap Deletion</text:p>
              </text:list-header>
            </text:list>
          </draw:text-box>
        </draw:frame>
        <draw:frame presentation:style-name="pr7" draw:text-style-name="P4" draw:layer="layout" svg:width="22.013cm" svg:height="6.783cm" svg:x="1.904cm" svg:y="4.657cm" presentation:class="outline" presentation:user-transformed="true">
          <draw:text-box>
            <text:list text:style-name="L3">
              <text:list-item>
                <text:p text:style-name="P5">Copy out data at root</text:p>
              </text:list-item>
              <text:list-item>
                <text:p text:style-name="P5">Delete last node on last row &amp; put data in root</text:p>
              </text:list-item>
              <text:list-item>
                <text:p text:style-name="P5">Move down restoring order (<text:span text:style-name="T5">filter down</text:span>)</text:p>
              </text:list-item>
            </text:list>
          </draw:text-box>
        </draw:frame>
        <draw:custom-shape draw:style-name="gr14" draw:text-style-name="P12" draw:layer="layout" svg:width="0.953cm" svg:height="1.111cm" svg:x="4.855cm" svg:y="11.642cm">
          <text:p text:style-name="P1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953cm" svg:height="1.111cm" svg:x="3.219cm" svg:y="13.388cm">
          <text:p text:style-name="P1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2" draw:layer="layout" svg:width="0.953cm" svg:height="1.112cm" svg:x="2.54cm" svg:y="14.975cm">
          <text:p text:style-name="P11"><text:span text:style-name="T1">8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952cm" svg:height="1.112cm" svg:x="4.172cm" svg:y="14.975cm">
          <text:p text:style-name="P1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952cm" svg:height="1.111cm" svg:x="6.077cm" svg:y="13.388cm">
          <text:p text:style-name="P1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953cm" svg:height="1.112cm" svg:x="5.534cm" svg:y="14.975cm">
          <text:p text:style-name="P1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4.855cm" svg:y1="12.594cm" svg:x2="4.035cm" svg:y2="13.547cm">
          <text:p/>
        </draw:line>
        <draw:line draw:style-name="gr4" draw:text-style-name="P8" draw:layer="layout" svg:x1="3.493cm" svg:y1="14.34cm" svg:x2="3.219cm" svg:y2="14.975cm">
          <text:p/>
        </draw:line>
        <draw:line draw:style-name="gr4" draw:text-style-name="P8" draw:layer="layout" svg:x1="3.903cm" svg:y1="14.499cm" svg:x2="4.445cm" svg:y2="15.134cm">
          <text:p/>
        </draw:line>
        <draw:line draw:style-name="gr4" draw:text-style-name="P8" draw:layer="layout" svg:x1="5.534cm" svg:y1="12.594cm" svg:x2="6.213cm" svg:y2="13.388cm">
          <text:p/>
        </draw:line>
        <draw:line draw:style-name="gr4" draw:text-style-name="P8" draw:layer="layout" svg:x1="6.349cm" svg:y1="14.499cm" svg:x2="6.076cm" svg:y2="14.975cm">
          <text:p/>
        </draw:line>
        <draw:custom-shape draw:style-name="gr13" draw:text-style-name="P12" draw:layer="layout" svg:width="0.952cm" svg:height="1.112cm" svg:x="7.173cm" svg:y="14.775cm">
          <text:p text:style-name="P1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6.904cm" svg:y1="14.299cm" svg:x2="7.446cm" svg:y2="14.934cm">
          <text:p/>
        </draw:line>
        <draw:custom-shape draw:style-name="gr14" draw:text-style-name="P12" draw:layer="layout" svg:width="0.953cm" svg:height="1.111cm" svg:x="12.156cm" svg:y="11.643cm">
          <text:p text:style-name="P1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953cm" svg:height="1.111cm" svg:x="10.52cm" svg:y="13.389cm">
          <text:p text:style-name="P1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2" draw:layer="layout" svg:width="0.953cm" svg:height="1.112cm" svg:x="9.841cm" svg:y="14.976cm">
          <text:p text:style-name="P11"><text:span text:style-name="T1">8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952cm" svg:height="1.112cm" svg:x="11.473cm" svg:y="14.976cm">
          <text:p text:style-name="P1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952cm" svg:height="1.111cm" svg:x="13.378cm" svg:y="13.389cm">
          <text:p text:style-name="P1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953cm" svg:height="1.112cm" svg:x="12.835cm" svg:y="14.976cm">
          <text:p text:style-name="P1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12.156cm" svg:y1="12.595cm" svg:x2="11.336cm" svg:y2="13.548cm">
          <text:p/>
        </draw:line>
        <draw:line draw:style-name="gr4" draw:text-style-name="P8" draw:layer="layout" svg:x1="10.794cm" svg:y1="14.341cm" svg:x2="10.52cm" svg:y2="14.976cm">
          <text:p/>
        </draw:line>
        <draw:line draw:style-name="gr4" draw:text-style-name="P8" draw:layer="layout" svg:x1="11.204cm" svg:y1="14.5cm" svg:x2="11.746cm" svg:y2="15.135cm">
          <text:p/>
        </draw:line>
        <draw:line draw:style-name="gr4" draw:text-style-name="P8" draw:layer="layout" svg:x1="12.835cm" svg:y1="12.595cm" svg:x2="13.514cm" svg:y2="13.389cm">
          <text:p/>
        </draw:line>
        <draw:line draw:style-name="gr4" draw:text-style-name="P8" draw:layer="layout" svg:x1="13.65cm" svg:y1="14.5cm" svg:x2="13.377cm" svg:y2="14.976cm">
          <text:p/>
        </draw:line>
        <draw:custom-shape draw:style-name="gr79" draw:text-style-name="P4" draw:layer="layout" svg:width="5.292cm" svg:height="3.81cm" svg:x="9.65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953cm" svg:height="1.111cm" svg:x="18.256cm" svg:y="11.643cm">
          <text:p text:style-name="P1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953cm" svg:height="1.111cm" svg:x="16.62cm" svg:y="13.389cm">
          <text:p text:style-name="P1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12" draw:layer="layout" svg:width="0.953cm" svg:height="1.112cm" svg:x="15.941cm" svg:y="14.976cm">
          <text:p text:style-name="P11"><text:span text:style-name="T1">8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952cm" svg:height="1.112cm" svg:x="17.573cm" svg:y="14.976cm">
          <text:p text:style-name="P1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952cm" svg:height="1.111cm" svg:x="19.478cm" svg:y="13.389cm">
          <text:p text:style-name="P1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953cm" svg:height="1.112cm" svg:x="18.935cm" svg:y="14.976cm">
          <text:list text:style-name="L4">
            <text:list-header>
              <text:p text:style-name="P11"><text:span text:style-name="T1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18.256cm" svg:y1="12.595cm" svg:x2="17.436cm" svg:y2="13.548cm">
          <text:p/>
        </draw:line>
        <draw:line draw:style-name="gr4" draw:text-style-name="P8" draw:layer="layout" svg:x1="16.894cm" svg:y1="14.341cm" svg:x2="16.62cm" svg:y2="14.976cm">
          <text:p/>
        </draw:line>
        <draw:line draw:style-name="gr4" draw:text-style-name="P8" draw:layer="layout" svg:x1="17.304cm" svg:y1="14.5cm" svg:x2="17.846cm" svg:y2="15.135cm">
          <text:p/>
        </draw:line>
        <draw:line draw:style-name="gr4" draw:text-style-name="P8" draw:layer="layout" svg:x1="18.935cm" svg:y1="12.595cm" svg:x2="19.614cm" svg:y2="13.389cm">
          <text:p/>
        </draw:line>
        <draw:line draw:style-name="gr4" draw:text-style-name="P8" draw:layer="layout" svg:x1="19.75cm" svg:y1="14.5cm" svg:x2="19.477cm" svg:y2="14.976cm">
          <text:p/>
        </draw:line>
        <draw:custom-shape draw:style-name="gr81" draw:text-style-name="P4" draw:layer="layout" svg:width="3.302cm" svg:height="3.556cm" svg:x="18.542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1" draw:layer="layout" svg:width="12.664cm" svg:height="9.49cm" svg:x="3.193cm" svg:y="1.922cm" draw:page-number="8" presentation:class="page"/>
          <draw:frame presentation:style-name="pr2" draw:text-style-name="P7" draw:layer="layout" svg:width="13.97cm" svg:height="11.431cm" svg:x="2.54cm" svg:y="11.853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3" draw:text-style-name="P4" draw:layer="layout" svg:width="21.59cm" svg:height="3.176cm" svg:x="1.905cm" svg:y="0.845cm" presentation:class="title" presentation:user-transformed="true">
          <draw:text-box>
            <text:list text:style-name="L2">
              <text:list-header>
                <text:p text:style-name="P3">Heap Deletion</text:p>
              </text:list-header>
            </text:list>
          </draw:text-box>
        </draw:frame>
        <draw:frame presentation:style-name="pr7" draw:text-style-name="P4" draw:layer="layout" svg:width="22.013cm" svg:height="6.783cm" svg:x="1.904cm" svg:y="4.657cm" presentation:class="outline" presentation:user-transformed="true">
          <draw:text-box>
            <text:list text:style-name="L7">
              <text:list-item>
                <text:p text:style-name="P5">Compare current node and two children</text:p>
              </text:list-item>
            </text:list>
            <text:list text:style-name="L8">
              <text:list-item>
                <text:list>
                  <text:list-item>
                    <text:p text:style-name="P6">if current node largest, stop</text:p>
                  </text:list-item>
                  <text:list-item>
                    <text:p text:style-name="P6">if left child is largest swap current and left</text:p>
                  </text:list-item>
                  <text:list-item>
                    <text:p text:style-name="P6">similar if right child is largest</text:p>
                  </text:list-item>
                </text:list>
              </text:list-item>
            </text:list>
          </draw:text-box>
        </draw:frame>
        <draw:custom-shape draw:style-name="gr14" draw:text-style-name="P12" draw:layer="layout" svg:width="0.953cm" svg:height="1.111cm" svg:x="5.617cm" svg:y="11.44cm">
          <text:list text:style-name="L6">
            <text:list-header>
              <text:p text:style-name="P11"><text:span text:style-name="T1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953cm" svg:height="1.111cm" svg:x="3.981cm" svg:y="13.186cm">
          <text:list text:style-name="L6">
            <text:list-header>
              <text:p text:style-name="P11"><text:span text:style-name="T1">1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2" draw:layer="layout" svg:width="0.953cm" svg:height="1.112cm" svg:x="3.302cm" svg:y="14.773cm">
          <text:list text:style-name="L6">
            <text:list-header>
              <text:p text:style-name="P11"><text:span text:style-name="T1">2</text:span></text:p>
            </text:list-header>
          </text:list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952cm" svg:height="1.112cm" svg:x="4.934cm" svg:y="14.773cm">
          <text:list text:style-name="L6">
            <text:list-header>
              <text:p text:style-name="P11"><text:span text:style-name="T1">8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952cm" svg:height="1.111cm" svg:x="6.839cm" svg:y="13.186cm">
          <text:list text:style-name="L6">
            <text:list-header>
              <text:p text:style-name="P11"><text:span text:style-name="T1">5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5.617cm" svg:y1="12.392cm" svg:x2="4.797cm" svg:y2="13.345cm">
          <text:p/>
        </draw:line>
        <draw:line draw:style-name="gr4" draw:text-style-name="P8" draw:layer="layout" svg:x1="4.255cm" svg:y1="14.138cm" svg:x2="3.981cm" svg:y2="14.773cm">
          <text:p/>
        </draw:line>
        <draw:line draw:style-name="gr4" draw:text-style-name="P8" draw:layer="layout" svg:x1="4.665cm" svg:y1="14.297cm" svg:x2="5.207cm" svg:y2="14.932cm">
          <text:p/>
        </draw:line>
        <draw:line draw:style-name="gr4" draw:text-style-name="P8" draw:layer="layout" svg:x1="6.296cm" svg:y1="12.392cm" svg:x2="6.975cm" svg:y2="13.186cm">
          <text:p/>
        </draw:line>
        <draw:custom-shape draw:style-name="gr79" draw:text-style-name="P4" draw:layer="layout" svg:width="5.292cm" svg:height="3.81cm" svg:x="3.302cm" svg:y="10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953cm" svg:height="1.111cm" svg:x="12.118cm" svg:y="11.441cm">
          <text:list text:style-name="L6">
            <text:list-header>
              <text:p text:style-name="P11"><text:span text:style-name="T1">1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953cm" svg:height="1.111cm" svg:x="10.482cm" svg:y="13.187cm">
          <text:list text:style-name="L6">
            <text:list-header>
              <text:p text:style-name="P11"><text:span text:style-name="T1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2" draw:layer="layout" svg:width="0.953cm" svg:height="1.112cm" svg:x="9.803cm" svg:y="14.774cm">
          <text:list text:style-name="L6">
            <text:list-header>
              <text:p text:style-name="P11"><text:span text:style-name="T1">2</text:span></text:p>
            </text:list-header>
          </text:list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952cm" svg:height="1.112cm" svg:x="11.435cm" svg:y="14.774cm">
          <text:list text:style-name="L6">
            <text:list-header>
              <text:p text:style-name="P11"><text:span text:style-name="T1">8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952cm" svg:height="1.111cm" svg:x="13.34cm" svg:y="13.187cm">
          <text:list text:style-name="L6">
            <text:list-header>
              <text:p text:style-name="P11"><text:span text:style-name="T1">5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12.118cm" svg:y1="12.393cm" svg:x2="11.298cm" svg:y2="13.346cm">
          <text:p/>
        </draw:line>
        <draw:line draw:style-name="gr4" draw:text-style-name="P8" draw:layer="layout" svg:x1="10.756cm" svg:y1="14.139cm" svg:x2="10.482cm" svg:y2="14.774cm">
          <text:p/>
        </draw:line>
        <draw:line draw:style-name="gr4" draw:text-style-name="P8" draw:layer="layout" svg:x1="11.166cm" svg:y1="14.298cm" svg:x2="11.708cm" svg:y2="14.933cm">
          <text:p/>
        </draw:line>
        <draw:line draw:style-name="gr4" draw:text-style-name="P8" draw:layer="layout" svg:x1="12.797cm" svg:y1="12.393cm" svg:x2="13.476cm" svg:y2="13.187cm">
          <text:p/>
        </draw:line>
        <draw:custom-shape draw:style-name="gr14" draw:text-style-name="P12" draw:layer="layout" svg:width="0.953cm" svg:height="1.111cm" svg:x="18.719cm" svg:y="11.442cm">
          <text:list text:style-name="L6">
            <text:list-header>
              <text:p text:style-name="P11"><text:span text:style-name="T1">1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953cm" svg:height="1.111cm" svg:x="17.083cm" svg:y="13.188cm">
          <text:list text:style-name="L6">
            <text:list-header>
              <text:p text:style-name="P11"><text:span text:style-name="T1">8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2" draw:layer="layout" svg:width="0.953cm" svg:height="1.112cm" svg:x="16.404cm" svg:y="14.775cm">
          <text:list text:style-name="L6">
            <text:list-header>
              <text:p text:style-name="P11"><text:span text:style-name="T1">2</text:span></text:p>
            </text:list-header>
          </text:list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952cm" svg:height="1.112cm" svg:x="18.036cm" svg:y="14.775cm">
          <text:list text:style-name="L6">
            <text:list-header>
              <text:p text:style-name="P11"><text:span text:style-name="T1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952cm" svg:height="1.111cm" svg:x="19.941cm" svg:y="13.188cm">
          <text:list text:style-name="L6">
            <text:list-header>
              <text:p text:style-name="P11"><text:span text:style-name="T1">5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18.719cm" svg:y1="12.394cm" svg:x2="17.899cm" svg:y2="13.347cm">
          <text:p/>
        </draw:line>
        <draw:line draw:style-name="gr4" draw:text-style-name="P8" draw:layer="layout" svg:x1="17.357cm" svg:y1="14.14cm" svg:x2="17.083cm" svg:y2="14.775cm">
          <text:p/>
        </draw:line>
        <draw:line draw:style-name="gr4" draw:text-style-name="P8" draw:layer="layout" svg:x1="17.767cm" svg:y1="14.299cm" svg:x2="18.309cm" svg:y2="14.934cm">
          <text:p/>
        </draw:line>
        <draw:line draw:style-name="gr4" draw:text-style-name="P8" draw:layer="layout" svg:x1="19.398cm" svg:y1="12.394cm" svg:x2="20.077cm" svg:y2="13.188cm">
          <text:p/>
        </draw:line>
        <draw:custom-shape draw:style-name="gr85" draw:text-style-name="P4" draw:layer="layout" svg:width="3.696cm" svg:height="3.81cm" svg:x="9.398cm" svg:y="12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1" draw:layer="layout" svg:width="12.664cm" svg:height="9.49cm" svg:x="3.193cm" svg:y="1.922cm" draw:page-number="9" presentation:class="page"/>
          <draw:frame presentation:style-name="pr2" draw:text-style-name="P7" draw:layer="layout" svg:width="13.97cm" svg:height="11.431cm" svg:x="2.54cm" svg:y="11.853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5" draw:layer="layout" svg:width="21.59cm" svg:height="3.971cm" svg:x="1.905cm" svg:y="0.05cm" presentation:class="title">
          <draw:text-box>
            <text:p>Big O of deletion</text:p>
          </draw:text-box>
        </draw:frame>
        <draw:frame presentation:style-name="pr6" draw:layer="layout" svg:width="22.013cm" svg:height="11.049cm" svg:x="1.904cm" svg:y="4.656cm" presentation:class="outline">
          <draw:text-box>
            <text:list text:style-name="L3">
              <text:list-item>
                <text:p>O(H) where H is height of whole tree</text:p>
                <text:p>= O(log(n)) where n is number of nodes</text:p>
              </text:list-item>
            </text:list>
          </draw:text-box>
        </draw:frame>
        <presentation:notes draw:style-name="dp4">
          <draw:page-thumbnail draw:style-name="gr1" draw:layer="layout" svg:width="12.664cm" svg:height="9.49cm" svg:x="3.193cm" svg:y="1.922cm" draw:page-number="10" presentation:class="page"/>
          <draw:frame presentation:style-name="pr2" draw:text-style-name="P7" draw:layer="layout" svg:width="13.97cm" svg:height="11.431cm" svg:x="2.54cm" svg:y="11.853cm" presentation:class="notes" presentation:placeholder="true">
            <draw:text-box/>
          </draw:frame>
        </presentation:notes>
      </draw:page>
      <draw:page draw:name="Building a Heap from an Array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1.59cm" svg:height="3.176cm" svg:x="1.905cm" svg:y="0.845cm" presentation:class="title" presentation:user-transformed="true">
          <draw:text-box>
            <text:list text:style-name="L2">
              <text:list-header>
                <text:p text:style-name="P3">Building a Heap from an Array</text:p>
              </text:list-header>
            </text:list>
          </draw:text-box>
        </draw:frame>
        <draw:frame presentation:style-name="pr4" draw:text-style-name="P4" draw:layer="layout" svg:width="22.013cm" svg:height="12.912cm" svg:x="1.904cm" svg:y="4.656cm" presentation:class="outline" presentation:user-transformed="true">
          <draw:text-box>
            <text:list text:style-name="L3">
              <text:list-item>
                <text:p text:style-name="P5">Go from last non-leaf to index 0</text:p>
                <text:list>
                  <text:list-item>
                    <text:p>At each node, do filter-down</text:p>
                  </text:list-item>
                </text:list>
                <text:p text:style-name="P5"/>
              </text:list-item>
            </text:list>
          </draw:text-box>
        </draw:frame>
        <presentation:notes draw:style-name="dp4">
          <draw:page-thumbnail draw:style-name="gr1" draw:layer="layout" svg:width="12.664cm" svg:height="9.49cm" svg:x="3.193cm" svg:y="1.922cm" draw:page-number="11" presentation:class="page"/>
          <draw:frame presentation:style-name="pr2" draw:text-style-name="P7" draw:layer="layout" svg:width="13.97cm" svg:height="11.431cm" svg:x="2.54cm" svg:y="11.853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>
        <office:forms form:automatic-focus="false" form:apply-design-mode="false"/>
        <draw:frame presentation:style-name="pr3" draw:text-style-name="P4" draw:layer="layout" svg:width="21.59cm" svg:height="3.176cm" svg:x="1.905cm" svg:y="0.845cm" presentation:class="title" presentation:user-transformed="true">
          <draw:text-box>
            <text:list text:style-name="L2">
              <text:list-header>
                <text:p text:style-name="P3">Building a Heap from an Array</text:p>
              </text:list-header>
            </text:list>
          </draw:text-box>
        </draw:frame>
        <draw:custom-shape draw:style-name="gr86" draw:text-style-name="P12" draw:layer="layout" svg:width="1.482cm" svg:height="1.058cm" svg:x="4.339cm" svg:y="4.657cm">
          <text:list text:style-name="L6">
            <text:list-header>
              <text:p text:style-name="P11"><text:span text:style-name="T8">3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87" draw:text-style-name="P17" draw:layer="layout" svg:width="1.481cm" svg:height="1.059cm" svg:x="2.752cm" svg:y="6.879cm">
            <text:list text:style-name="L6">
              <text:list-header>
                <text:p text:style-name="P11"><text:span text:style-name="T9">11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8" draw:text-style-name="P17" draw:layer="layout" svg:width="1.481cm" svg:height="1.059cm" svg:x="5.927cm" svg:y="6.879cm">
            <text:list text:style-name="L9">
              <text:list-header>
                <text:p text:style-name="P11"><text:span text:style-name="T10">5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9" draw:text-style-name="P17" draw:layer="layout" svg:width="1.482cm" svg:height="1.058cm" svg:x="0.635cm" svg:y="9.102cm">
            <text:list text:style-name="L6">
              <text:list-header>
                <text:p text:style-name="P11"><text:span text:style-name="T9">7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9" draw:text-style-name="P17" draw:layer="layout" svg:width="1.482cm" svg:height="1.058cm" svg:x="2.963cm" svg:y="9.102cm">
            <text:list text:style-name="L6">
              <text:list-header>
                <text:p text:style-name="P11"><text:span text:style-name="T9">22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0" draw:text-style-name="P17" draw:layer="layout" svg:width="1.481cm" svg:height="1.058cm" svg:x="5.292cm" svg:y="9.102cm">
            <text:list text:style-name="L6">
              <text:list-header>
                <text:p text:style-name="P11"><text:span text:style-name="T9">18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9" draw:text-style-name="P17" draw:layer="layout" svg:width="1.482cm" svg:height="1.058cm" svg:x="7.62cm" svg:y="9.102cm">
            <text:list text:style-name="L6">
              <text:list-header>
                <text:p text:style-name="P11"><text:span text:style-name="T9">14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8" draw:text-style-name="P8" draw:layer="layout" svg:x1="3.387cm" svg:y1="6.773cm" svg:x2="4.445cm" svg:y2="5.715cm">
          <text:p/>
        </draw:line>
        <draw:line draw:style-name="gr18" draw:text-style-name="P8" draw:layer="layout" svg:x1="6.773cm" svg:y1="6.773cm" svg:x2="5.927cm" svg:y2="5.715cm">
          <text:p/>
        </draw:line>
        <draw:line draw:style-name="gr18" draw:text-style-name="P8" draw:layer="layout" svg:x1="2.54cm" svg:y1="7.832cm" svg:x2="1.482cm" svg:y2="8.89cm">
          <text:p/>
        </draw:line>
        <draw:line draw:style-name="gr18" draw:text-style-name="P8" draw:layer="layout" svg:x1="3.598cm" svg:y1="8.043cm" svg:x2="3.81cm" svg:y2="9.102cm">
          <text:p/>
        </draw:line>
        <draw:line draw:style-name="gr18" draw:text-style-name="P8" draw:layer="layout" svg:x1="6.562cm" svg:y1="7.832cm" svg:x2="6.138cm" svg:y2="9.102cm">
          <text:p/>
        </draw:line>
        <draw:line draw:style-name="gr18" draw:text-style-name="P8" draw:layer="layout" svg:x1="7.197cm" svg:y1="7.832cm" svg:x2="8.255cm" svg:y2="8.89cm">
          <text:p/>
        </draw:line>
        <draw:custom-shape draw:style-name="gr91" draw:text-style-name="P12" draw:layer="layout" svg:width="1.482cm" svg:height="1.058cm" svg:x="15.346cm" svg:y="4.657cm">
          <text:list text:style-name="L6">
            <text:list-header>
              <text:p text:style-name="P11"><text:span text:style-name="T8">3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92" draw:text-style-name="P17" draw:layer="layout" svg:width="1.481cm" svg:height="1.059cm" svg:x="13.758cm" svg:y="6.879cm">
            <text:list text:style-name="L9">
              <text:list-header>
                <text:p text:style-name="P11"><text:span text:style-name="T10">22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7" draw:text-style-name="P17" draw:layer="layout" svg:width="1.481cm" svg:height="1.059cm" svg:x="16.933cm" svg:y="6.879cm">
            <text:list text:style-name="L6">
              <text:list-header>
                <text:p text:style-name="P11"><text:span text:style-name="T9">18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90" draw:text-style-name="P17" draw:layer="layout" svg:width="1.481cm" svg:height="1.058cm" svg:x="11.642cm" svg:y="9.102cm">
            <text:list text:style-name="L6">
              <text:list-header>
                <text:p text:style-name="P11"><text:span text:style-name="T9">7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0" draw:text-style-name="P17" draw:layer="layout" svg:width="1.481cm" svg:height="1.058cm" svg:x="13.969cm" svg:y="9.102cm">
            <text:list text:style-name="L6">
              <text:list-header>
                <text:p text:style-name="P11"><text:span text:style-name="T9">11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3" draw:text-style-name="P17" draw:layer="layout" svg:width="1.48cm" svg:height="1.058cm" svg:x="16.298cm" svg:y="9.102cm">
            <text:list text:style-name="L6">
              <text:list-header>
                <text:p text:style-name="P11"><text:span text:style-name="T9">5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0" draw:text-style-name="P17" draw:layer="layout" svg:width="1.481cm" svg:height="1.058cm" svg:x="18.626cm" svg:y="9.102cm">
            <text:list text:style-name="L6">
              <text:list-header>
                <text:p text:style-name="P11"><text:span text:style-name="T9">14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8" draw:text-style-name="P8" draw:layer="layout" svg:x1="14.393cm" svg:y1="6.773cm" svg:x2="15.452cm" svg:y2="5.715cm">
          <text:p/>
        </draw:line>
        <draw:line draw:style-name="gr18" draw:text-style-name="P8" draw:layer="layout" svg:x1="17.779cm" svg:y1="6.773cm" svg:x2="16.932cm" svg:y2="5.715cm">
          <text:p/>
        </draw:line>
        <draw:line draw:style-name="gr18" draw:text-style-name="P8" draw:layer="layout" svg:x1="13.546cm" svg:y1="7.832cm" svg:x2="12.487cm" svg:y2="8.89cm">
          <text:p/>
        </draw:line>
        <draw:line draw:style-name="gr18" draw:text-style-name="P8" draw:layer="layout" svg:x1="14.605cm" svg:y1="8.043cm" svg:x2="14.817cm" svg:y2="9.102cm">
          <text:p/>
        </draw:line>
        <draw:line draw:style-name="gr18" draw:text-style-name="P8" draw:layer="layout" svg:x1="17.567cm" svg:y1="7.832cm" svg:x2="17.144cm" svg:y2="9.102cm">
          <text:p/>
        </draw:line>
        <draw:line draw:style-name="gr18" draw:text-style-name="P8" draw:layer="layout" svg:x1="18.203cm" svg:y1="7.832cm" svg:x2="19.262cm" svg:y2="8.89cm">
          <text:p/>
        </draw:line>
        <draw:custom-shape draw:style-name="gr94" draw:text-style-name="P12" draw:layer="layout" svg:width="1.481cm" svg:height="1.059cm" svg:x="4.763cm" svg:y="11.218cm">
          <text:list text:style-name="L9">
            <text:list-header>
              <text:p text:style-name="P11"><text:span text:style-name="T11">3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90" draw:text-style-name="P17" draw:layer="layout" svg:width="1.481cm" svg:height="1.058cm" svg:x="3.175cm" svg:y="13.441cm">
            <text:list text:style-name="L6">
              <text:list-header>
                <text:p text:style-name="P11"><text:span text:style-name="T9">22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0" draw:text-style-name="P17" draw:layer="layout" svg:width="1.481cm" svg:height="1.058cm" svg:x="6.35cm" svg:y="13.441cm">
            <text:list text:style-name="L6">
              <text:list-header>
                <text:p text:style-name="P11"><text:span text:style-name="T9">18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9" draw:text-style-name="P17" draw:layer="layout" svg:width="1.482cm" svg:height="1.058cm" svg:x="1.058cm" svg:y="15.663cm">
            <text:list text:style-name="L6">
              <text:list-header>
                <text:p text:style-name="P11"><text:span text:style-name="T9">7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9" draw:text-style-name="P17" draw:layer="layout" svg:width="1.482cm" svg:height="1.058cm" svg:x="3.386cm" svg:y="15.663cm">
            <text:list text:style-name="L6">
              <text:list-header>
                <text:p text:style-name="P11"><text:span text:style-name="T9">11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0" draw:text-style-name="P17" draw:layer="layout" svg:width="1.481cm" svg:height="1.058cm" svg:x="5.715cm" svg:y="15.663cm">
            <text:list text:style-name="L6">
              <text:list-header>
                <text:p text:style-name="P11"><text:span text:style-name="T9">5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9" draw:text-style-name="P17" draw:layer="layout" svg:width="1.482cm" svg:height="1.058cm" svg:x="8.043cm" svg:y="15.663cm">
            <text:list text:style-name="L6">
              <text:list-header>
                <text:p text:style-name="P11"><text:span text:style-name="T9">14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8" draw:text-style-name="P8" draw:layer="layout" svg:x1="3.81cm" svg:y1="13.335cm" svg:x2="4.868cm" svg:y2="12.277cm">
          <text:p/>
        </draw:line>
        <draw:line draw:style-name="gr18" draw:text-style-name="P8" draw:layer="layout" svg:x1="7.196cm" svg:y1="13.335cm" svg:x2="6.349cm" svg:y2="12.277cm">
          <text:p/>
        </draw:line>
        <draw:line draw:style-name="gr18" draw:text-style-name="P8" draw:layer="layout" svg:x1="2.963cm" svg:y1="14.393cm" svg:x2="1.905cm" svg:y2="15.452cm">
          <text:p/>
        </draw:line>
        <draw:line draw:style-name="gr18" draw:text-style-name="P8" draw:layer="layout" svg:x1="4.022cm" svg:y1="14.605cm" svg:x2="4.233cm" svg:y2="15.663cm">
          <text:p/>
        </draw:line>
        <draw:line draw:style-name="gr18" draw:text-style-name="P8" draw:layer="layout" svg:x1="6.984cm" svg:y1="14.393cm" svg:x2="6.561cm" svg:y2="15.663cm">
          <text:p/>
        </draw:line>
        <draw:line draw:style-name="gr18" draw:text-style-name="P8" draw:layer="layout" svg:x1="7.62cm" svg:y1="14.393cm" svg:x2="8.678cm" svg:y2="15.452cm">
          <text:p/>
        </draw:line>
        <draw:custom-shape draw:style-name="gr95" draw:text-style-name="P4" draw:layer="layout" svg:width="1.905cm" svg:height="1.058cm" svg:x="9.313cm" svg:y="5.9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5" draw:text-style-name="P4" draw:layer="layout" svg:width="1.905cm" svg:height="1.058cm" svg:x="20.532cm" svg:y="5.9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5" draw:text-style-name="P4" draw:layer="layout" svg:width="1.905cm" svg:height="1.058cm" svg:x="9.313cm" svg:y="12.27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1" draw:layer="layout" svg:width="12.664cm" svg:height="9.49cm" svg:x="3.193cm" svg:y="1.922cm" draw:page-number="12" presentation:class="page"/>
          <draw:frame presentation:style-name="pr2" draw:text-style-name="P7" draw:layer="layout" svg:width="13.97cm" svg:height="11.431cm" svg:x="2.54cm" svg:y="11.853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>
        <office:forms form:automatic-focus="false" form:apply-design-mode="false"/>
        <draw:frame presentation:style-name="pr3" draw:text-style-name="P4" draw:layer="layout" svg:width="21.59cm" svg:height="3.176cm" svg:x="1.905cm" svg:y="0.845cm" presentation:class="title" presentation:user-transformed="true">
          <draw:text-box>
            <text:list text:style-name="L2">
              <text:list-header>
                <text:p text:style-name="P3">Building a Heap from an Array</text:p>
              </text:list-header>
            </text:list>
          </draw:text-box>
        </draw:frame>
        <draw:custom-shape draw:style-name="gr87" draw:text-style-name="P12" draw:layer="layout" svg:width="1.481cm" svg:height="1.059cm" svg:x="4.763cm" svg:y="11.218cm">
          <text:list text:style-name="L6">
            <text:list-header>
              <text:p text:style-name="P11"><text:span text:style-name="T8">22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90" draw:text-style-name="P17" draw:layer="layout" svg:width="1.481cm" svg:height="1.058cm" svg:x="3.175cm" svg:y="13.441cm">
            <text:list text:style-name="L6">
              <text:list-header>
                <text:p text:style-name="P11"><text:span text:style-name="T9">11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0" draw:text-style-name="P17" draw:layer="layout" svg:width="1.481cm" svg:height="1.058cm" svg:x="6.35cm" svg:y="13.441cm">
            <text:list text:style-name="L6">
              <text:list-header>
                <text:p text:style-name="P11"><text:span text:style-name="T9">18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9" draw:text-style-name="P17" draw:layer="layout" svg:width="1.482cm" svg:height="1.058cm" svg:x="1.058cm" svg:y="15.663cm">
            <text:list text:style-name="L6">
              <text:list-header>
                <text:p text:style-name="P11"><text:span text:style-name="T9">7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6" draw:text-style-name="P17" draw:layer="layout" svg:width="1.482cm" svg:height="1.058cm" svg:x="3.386cm" svg:y="15.663cm">
            <text:list text:style-name="L9">
              <text:list-header>
                <text:p text:style-name="P11"><text:span text:style-name="T10">3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0" draw:text-style-name="P17" draw:layer="layout" svg:width="1.481cm" svg:height="1.058cm" svg:x="5.715cm" svg:y="15.663cm">
            <text:list text:style-name="L6">
              <text:list-header>
                <text:p text:style-name="P11"><text:span text:style-name="T9">5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9" draw:text-style-name="P17" draw:layer="layout" svg:width="1.482cm" svg:height="1.058cm" svg:x="8.043cm" svg:y="15.663cm">
            <text:list text:style-name="L6">
              <text:list-header>
                <text:p text:style-name="P11"><text:span text:style-name="T9">14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8" draw:text-style-name="P8" draw:layer="layout" svg:x1="3.81cm" svg:y1="13.335cm" svg:x2="4.868cm" svg:y2="12.277cm">
          <text:p/>
        </draw:line>
        <draw:line draw:style-name="gr18" draw:text-style-name="P8" draw:layer="layout" svg:x1="7.196cm" svg:y1="13.335cm" svg:x2="6.349cm" svg:y2="12.277cm">
          <text:p/>
        </draw:line>
        <draw:line draw:style-name="gr18" draw:text-style-name="P8" draw:layer="layout" svg:x1="2.963cm" svg:y1="14.393cm" svg:x2="1.905cm" svg:y2="15.452cm">
          <text:p/>
        </draw:line>
        <draw:line draw:style-name="gr18" draw:text-style-name="P8" draw:layer="layout" svg:x1="4.022cm" svg:y1="14.605cm" svg:x2="4.233cm" svg:y2="15.663cm">
          <text:p/>
        </draw:line>
        <draw:line draw:style-name="gr18" draw:text-style-name="P8" draw:layer="layout" svg:x1="6.984cm" svg:y1="14.393cm" svg:x2="6.561cm" svg:y2="15.663cm">
          <text:p/>
        </draw:line>
        <draw:line draw:style-name="gr18" draw:text-style-name="P8" draw:layer="layout" svg:x1="7.62cm" svg:y1="14.393cm" svg:x2="8.678cm" svg:y2="15.452cm">
          <text:p/>
        </draw:line>
        <draw:custom-shape draw:style-name="gr97" draw:text-style-name="P12" draw:layer="layout" svg:width="1.482cm" svg:height="1.058cm" svg:x="4.974cm" svg:y="4.657cm">
          <text:list text:style-name="L9">
            <text:list-header>
              <text:p text:style-name="P11"><text:span text:style-name="T11">3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87" draw:text-style-name="P17" draw:layer="layout" svg:width="1.481cm" svg:height="1.059cm" svg:x="3.387cm" svg:y="6.879cm">
            <text:list text:style-name="L6">
              <text:list-header>
                <text:p text:style-name="P11"><text:span text:style-name="T9">22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7" draw:text-style-name="P17" draw:layer="layout" svg:width="1.481cm" svg:height="1.059cm" svg:x="6.562cm" svg:y="6.879cm">
            <text:list text:style-name="L6">
              <text:list-header>
                <text:p text:style-name="P11"><text:span text:style-name="T9">18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9" draw:text-style-name="P17" draw:layer="layout" svg:width="1.482cm" svg:height="1.058cm" svg:x="1.27cm" svg:y="9.102cm">
            <text:list text:style-name="L6">
              <text:list-header>
                <text:p text:style-name="P11"><text:span text:style-name="T9">7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9" draw:text-style-name="P17" draw:layer="layout" svg:width="1.482cm" svg:height="1.058cm" svg:x="3.598cm" svg:y="9.102cm">
            <text:list text:style-name="L6">
              <text:list-header>
                <text:p text:style-name="P11"><text:span text:style-name="T9">11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0" draw:text-style-name="P17" draw:layer="layout" svg:width="1.481cm" svg:height="1.058cm" svg:x="5.927cm" svg:y="9.102cm">
            <text:list text:style-name="L6">
              <text:list-header>
                <text:p text:style-name="P11"><text:span text:style-name="T9">5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9" draw:text-style-name="P17" draw:layer="layout" svg:width="1.482cm" svg:height="1.058cm" svg:x="8.255cm" svg:y="9.102cm">
            <text:list text:style-name="L6">
              <text:list-header>
                <text:p text:style-name="P11"><text:span text:style-name="T9">14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8" draw:text-style-name="P8" draw:layer="layout" svg:x1="4.022cm" svg:y1="6.773cm" svg:x2="5.08cm" svg:y2="5.715cm">
          <text:p/>
        </draw:line>
        <draw:line draw:style-name="gr18" draw:text-style-name="P8" draw:layer="layout" svg:x1="7.408cm" svg:y1="6.773cm" svg:x2="6.562cm" svg:y2="5.715cm">
          <text:p/>
        </draw:line>
        <draw:line draw:style-name="gr18" draw:text-style-name="P8" draw:layer="layout" svg:x1="3.175cm" svg:y1="7.832cm" svg:x2="2.117cm" svg:y2="8.89cm">
          <text:p/>
        </draw:line>
        <draw:line draw:style-name="gr18" draw:text-style-name="P8" draw:layer="layout" svg:x1="4.233cm" svg:y1="8.043cm" svg:x2="4.445cm" svg:y2="9.102cm">
          <text:p/>
        </draw:line>
        <draw:line draw:style-name="gr18" draw:text-style-name="P8" draw:layer="layout" svg:x1="7.197cm" svg:y1="7.832cm" svg:x2="6.773cm" svg:y2="9.102cm">
          <text:p/>
        </draw:line>
        <draw:line draw:style-name="gr18" draw:text-style-name="P8" draw:layer="layout" svg:x1="7.832cm" svg:y1="7.832cm" svg:x2="8.89cm" svg:y2="8.89cm">
          <text:p/>
        </draw:line>
        <draw:custom-shape draw:style-name="gr90" draw:text-style-name="P12" draw:layer="layout" svg:width="1.481cm" svg:height="1.058cm" svg:x="15.558cm" svg:y="4.657cm">
          <text:list text:style-name="L6">
            <text:list-header>
              <text:p text:style-name="P11"><text:span text:style-name="T8">22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98" draw:text-style-name="P17" draw:layer="layout" svg:width="1.481cm" svg:height="1.059cm" svg:x="13.97cm" svg:y="6.879cm">
            <text:list text:style-name="L9">
              <text:list-header>
                <text:p text:style-name="P11"><text:span text:style-name="T10">3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7" draw:text-style-name="P17" draw:layer="layout" svg:width="1.481cm" svg:height="1.059cm" svg:x="17.145cm" svg:y="6.879cm">
            <text:list text:style-name="L6">
              <text:list-header>
                <text:p text:style-name="P11"><text:span text:style-name="T9">18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9" draw:text-style-name="P17" draw:layer="layout" svg:width="1.482cm" svg:height="1.058cm" svg:x="11.853cm" svg:y="9.102cm">
            <text:list text:style-name="L6">
              <text:list-header>
                <text:p text:style-name="P11"><text:span text:style-name="T9">7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9" draw:text-style-name="P17" draw:layer="layout" svg:width="1.482cm" svg:height="1.058cm" svg:x="14.181cm" svg:y="9.102cm">
            <text:list text:style-name="L6">
              <text:list-header>
                <text:p text:style-name="P11"><text:span text:style-name="T9">11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0" draw:text-style-name="P17" draw:layer="layout" svg:width="1.481cm" svg:height="1.058cm" svg:x="16.51cm" svg:y="9.102cm">
            <text:list text:style-name="L6">
              <text:list-header>
                <text:p text:style-name="P11"><text:span text:style-name="T9">5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9" draw:text-style-name="P17" draw:layer="layout" svg:width="1.482cm" svg:height="1.058cm" svg:x="18.838cm" svg:y="9.102cm">
            <text:list text:style-name="L6">
              <text:list-header>
                <text:p text:style-name="P11"><text:span text:style-name="T9">14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8" draw:text-style-name="P8" draw:layer="layout" svg:x1="14.605cm" svg:y1="6.773cm" svg:x2="15.663cm" svg:y2="5.715cm">
          <text:p/>
        </draw:line>
        <draw:line draw:style-name="gr18" draw:text-style-name="P8" draw:layer="layout" svg:x1="17.991cm" svg:y1="6.773cm" svg:x2="17.144cm" svg:y2="5.715cm">
          <text:p/>
        </draw:line>
        <draw:line draw:style-name="gr18" draw:text-style-name="P8" draw:layer="layout" svg:x1="13.758cm" svg:y1="7.832cm" svg:x2="12.7cm" svg:y2="8.89cm">
          <text:p/>
        </draw:line>
        <draw:line draw:style-name="gr18" draw:text-style-name="P8" draw:layer="layout" svg:x1="14.817cm" svg:y1="8.043cm" svg:x2="15.028cm" svg:y2="9.102cm">
          <text:p/>
        </draw:line>
        <draw:line draw:style-name="gr18" draw:text-style-name="P8" draw:layer="layout" svg:x1="17.779cm" svg:y1="7.832cm" svg:x2="17.356cm" svg:y2="9.102cm">
          <text:p/>
        </draw:line>
        <draw:line draw:style-name="gr18" draw:text-style-name="P8" draw:layer="layout" svg:x1="18.415cm" svg:y1="7.832cm" svg:x2="19.473cm" svg:y2="8.89cm">
          <text:p/>
        </draw:line>
        <draw:custom-shape draw:style-name="gr95" draw:text-style-name="P4" draw:layer="layout" svg:width="1.905cm" svg:height="1.058cm" svg:x="9.525cm" svg:y="5.7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5" draw:text-style-name="P4" draw:layer="layout" svg:width="1.905cm" svg:height="1.058cm" svg:x="19.685cm" svg:y="5.7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1" draw:layer="layout" svg:width="12.664cm" svg:height="9.49cm" svg:x="3.193cm" svg:y="1.922cm" draw:page-number="13" presentation:class="page"/>
          <draw:frame presentation:style-name="pr2" draw:text-style-name="P7" draw:layer="layout" svg:width="13.97cm" svg:height="11.431cm" svg:x="2.54cm" svg:y="11.853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1.59cm" svg:height="3.176cm" svg:x="1.905cm" svg:y="0.845cm" presentation:class="title" presentation:user-transformed="true">
          <draw:text-box>
            <text:list text:style-name="L2">
              <text:list-header>
                <text:p text:style-name="P3">Building a Heap from an Array</text:p>
              </text:list-header>
            </text:list>
          </draw:text-box>
        </draw:frame>
        <draw:frame presentation:style-name="pr4" draw:text-style-name="P4" draw:layer="layout" svg:width="22.013cm" svg:height="12.912cm" svg:x="1.904cm" svg:y="4.656cm" presentation:class="outline" presentation:user-transformed="true">
          <draw:text-box>
            <text:list text:style-name="L3">
              <text:list-item>
                <text:p text:style-name="P5">Work at a node is O(h) where h is height of subtree rooted at that node</text:p>
              </text:list-item>
              <text:list-item>
                <text:p text:style-name="P5">In a complete binary tree, majority of nodes close to bottom, so adds up to O(n)</text:p>
              </text:list-item>
            </text:list>
          </draw:text-box>
        </draw:frame>
        <presentation:notes draw:style-name="dp4">
          <draw:page-thumbnail draw:style-name="gr1" draw:layer="layout" svg:width="12.664cm" svg:height="9.49cm" svg:x="3.193cm" svg:y="1.922cm" draw:page-number="14" presentation:class="page"/>
          <draw:frame presentation:style-name="pr2" draw:text-style-name="P7" draw:layer="layout" svg:width="13.97cm" svg:height="11.431cm" svg:x="2.54cm" svg:y="11.853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8" draw:layer="layout" svg:width="21.59cm" svg:height="3.971cm" svg:x="1.905cm" svg:y="0.05cm" presentation:class="title">
          <draw:text-box>
            <text:p>New: <text:s/>Implementing a heap</text:p>
          </draw:text-box>
        </draw:frame>
        <draw:frame presentation:style-name="pr6" draw:layer="layout" svg:width="22.013cm" svg:height="11.049cm" svg:x="1.904cm" svg:y="4.656cm" presentation:class="outline">
          <draw:text-box>
            <text:list text:style-name="L3">
              <text:list-item>
                <text:p>See trees/Heap.java</text:p>
              </text:list-item>
            </text:list>
          </draw:text-box>
        </draw:frame>
        <presentation:notes draw:style-name="dp4">
          <draw:page-thumbnail draw:style-name="gr1" draw:layer="layout" svg:width="12.664cm" svg:height="9.49cm" svg:x="3.193cm" svg:y="1.922cm" draw:page-number="15" presentation:class="page"/>
          <draw:frame presentation:style-name="pr9" draw:layer="layout" svg:width="13.97cm" svg:height="11.431cm" svg:x="2.54cm" svg:y="11.853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8" draw:layer="layout" svg:width="21.59cm" svg:height="3.971cm" svg:x="1.905cm" svg:y="0.05cm" presentation:class="title">
          <draw:text-box>
            <text:p>Heap Sort</text:p>
          </draw:text-box>
        </draw:frame>
        <draw:frame presentation:style-name="pr6" draw:layer="layout" svg:width="22.013cm" svg:height="11.049cm" svg:x="1.904cm" svg:y="4.656cm" presentation:class="outline">
          <draw:text-box>
            <text:list text:style-name="L3">
              <text:list-item>
                <text:p>Insert all the data into the heap, one by one: <text:s/>n*O(log n) = O(n log n)</text:p>
              </text:list-item>
              <text:list-item>
                <text:p>Remove all the data from the heap, one by one: <text:s/>n*O(log n) = O(n log n)</text:p>
              </text:list-item>
              <text:list-item>
                <text:p>Total: O(n log n)</text:p>
              </text:list-item>
            </text:list>
          </draw:text-box>
        </draw:frame>
        <presentation:notes draw:style-name="dp4">
          <draw:page-thumbnail draw:style-name="gr1" draw:layer="layout" svg:width="12.664cm" svg:height="9.49cm" svg:x="3.193cm" svg:y="1.922cm" draw:page-number="16" presentation:class="page"/>
          <draw:frame presentation:style-name="pr9" draw:layer="layout" svg:width="13.97cm" svg:height="11.431cm" svg:x="2.54cm" svg:y="11.853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8" draw:layer="layout" svg:width="21.59cm" svg:height="3.971cm" svg:x="1.905cm" svg:y="0.05cm" presentation:class="title">
          <draw:text-box>
            <text:p>Practice for exam</text:p>
          </draw:text-box>
        </draw:frame>
        <draw:frame presentation:style-name="pr6" draw:text-style-name="P19" draw:layer="layout" svg:width="22.013cm" svg:height="11.049cm" svg:x="1.904cm" svg:y="4.656cm" presentation:class="outline">
          <draw:text-box>
            <text:p><text:span text:style-name="T12">For this tree, if we process the nodes in a pre-order traversal, <text:s/>in what order will the nodes be processed? <text:s/>Inorder?</text:span><text:span text:style-name="T12"><text:line-break/></text:span><text:span text:style-name="T12"><text:tab/></text:span><text:span text:style-name="T12"><text:tab/></text:span><text:span text:style-name="T12"><text:tab/></text:span><text:span text:style-name="T12">A</text:span><text:span text:style-name="T12"><text:line-break/></text:span><text:span text:style-name="T12"><text:tab/></text:span><text:span text:style-name="T12"><text:tab/></text:span><text:span text:style-name="T12">B</text:span><text:span text:style-name="T12"><text:tab/></text:span><text:span text:style-name="T12"><text:tab/></text:span><text:span text:style-name="T12">C</text:span><text:span text:style-name="T12"><text:line-break/></text:span><text:span text:style-name="T12"><text:tab/></text:span><text:span text:style-name="T12">D</text:span><text:span text:style-name="T12"><text:tab/></text:span><text:span text:style-name="T12"> <text:s text:c="6"/>E <text:s text:c="3"/>F <text:s text:c="8"/>G</text:span></text:p>
            <text:p><text:span text:style-name="T12"><text:s text:c="17"/></text:span><text:span text:style-name="T12">H</text:span></text:p>
          </draw:text-box>
        </draw:frame>
        <draw:line draw:style-name="gr99" draw:layer="layout" svg:x1="8.382cm" svg:y1="9.398cm" svg:x2="7.366cm" svg:y2="9.906cm">
          <text:p/>
        </draw:line>
        <draw:line draw:style-name="gr99" draw:layer="layout" svg:x1="9.652cm" svg:y1="9.652cm" svg:x2="11.176cm" svg:y2="10.16cm">
          <text:p/>
        </draw:line>
        <draw:line draw:style-name="gr99" draw:layer="layout" svg:x1="6.096cm" svg:y1="10.668cm" svg:x2="4.826cm" svg:y2="11.43cm">
          <text:p/>
        </draw:line>
        <draw:line draw:style-name="gr99" draw:layer="layout" svg:x1="7.366cm" svg:y1="10.922cm" svg:x2="8.128cm" svg:y2="11.43cm">
          <text:p/>
        </draw:line>
        <draw:line draw:style-name="gr99" draw:layer="layout" svg:x1="11.43cm" svg:y1="10.922cm" svg:x2="10.922cm" svg:y2="11.43cm">
          <text:p/>
        </draw:line>
        <draw:line draw:style-name="gr99" draw:layer="layout" svg:x1="12.192cm" svg:y1="10.922cm" svg:x2="13.208cm" svg:y2="11.684cm">
          <text:p/>
        </draw:line>
        <draw:line draw:style-name="gr99" draw:layer="layout" svg:x1="8.382cm" svg:y1="12.192cm" svg:x2="7.62cm" svg:y2="12.954cm">
          <text:p/>
        </draw:line>
        <presentation:notes draw:style-name="dp4">
          <draw:page-thumbnail draw:style-name="gr1" draw:layer="layout" svg:width="12.664cm" svg:height="9.49cm" svg:x="3.193cm" svg:y="1.922cm" draw:page-number="17" presentation:class="page"/>
          <draw:frame presentation:style-name="pr9" draw:layer="layout" svg:width="13.97cm" svg:height="11.431cm" svg:x="2.54cm" svg:y="11.853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8" draw:layer="layout" svg:width="21.59cm" svg:height="3.971cm" svg:x="1.905cm" svg:y="0.05cm" presentation:class="title" presentation:placeholder="true">
          <draw:text-box/>
        </draw:frame>
        <draw:frame presentation:style-name="pr6" draw:layer="layout" svg:width="22.013cm" svg:height="11.049cm" svg:x="1.904cm" svg:y="4.656cm" presentation:class="outline">
          <draw:text-box>
            <text:p><text:span text:style-name="T13">Suppose you used an array to implement a hash table. <text:s/>Suppose each entry in the array is a hash bucket represented as a linked list, i.e. collisions are handled by chaining. <text:s/>Suppose the hash table is to represent a set of positive ints, and the hashing function is hash(n) = n mod 10 (ie remainder of n/10). <text:s/>Suppose we add the following numbers to the table:</text:span></text:p>
            <text:p><text:span text:style-name="T13">100</text:span><text:span text:style-name="T13"><text:tab/></text:span><text:span text:style-name="T13">412</text:span><text:span text:style-name="T13"><text:tab/></text:span><text:span text:style-name="T13">532</text:span><text:span text:style-name="T13"><text:tab/></text:span><text:span text:style-name="T13">300</text:span><text:span text:style-name="T13"><text:tab/></text:span><text:span text:style-name="T13">442</text:span><text:span text:style-name="T13"><text:tab/></text:span><text:span text:style-name="T13">713</text:span></text:p>
            <text:p><text:span text:style-name="T13">Assuming these numbers are representative of the data we will enter, have we chosen a good hash function? <text:s/>Why or why not?</text:span></text:p>
            <text:p/>
            <text:p/>
          </draw:text-box>
        </draw:frame>
        <presentation:notes draw:style-name="dp4">
          <office:forms form:automatic-focus="false" form:apply-design-mode="false"/>
          <draw:page-thumbnail draw:style-name="gr1" draw:layer="layout" svg:width="12.664cm" svg:height="9.49cm" svg:x="3.193cm" svg:y="1.922cm" draw:page-number="18" presentation:class="page"/>
          <draw:frame presentation:style-name="pr9" draw:layer="layout" svg:width="13.97cm" svg:height="11.431cm" svg:x="2.54cm" svg:y="11.853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8" draw:layer="layout" svg:width="21.59cm" svg:height="3.971cm" svg:x="1.905cm" svg:y="0.05cm" presentation:class="title" presentation:placeholder="true">
          <draw:text-box/>
        </draw:frame>
        <draw:frame presentation:style-name="pr6" draw:text-style-name="P20" draw:layer="layout" svg:width="22.013cm" svg:height="11.049cm" svg:x="1.904cm" svg:y="4.656cm" presentation:class="outline">
          <draw:text-box>
            <text:p text:style-name="P20"><text:span text:style-name="T14">Draw the hash table resulting from entering this data in the given order. Assume entries are added at the head of a list where possible.</text:span><text:span text:style-name="T14"><text:line-break/></text:span><text:span text:style-name="T14"/></text:p>
            <text:p text:style-name="P20"><text:span text:style-name="T14"/></text:p>
          </draw:text-box>
        </draw:frame>
        <draw:g>
          <draw:frame draw:style-name="gr100" draw:text-style-name="P21" draw:layer="layout" svg:width="12.98cm" svg:height="3.477cm" svg:x="3.964cm" svg:y="8.855cm">
            <draw:text-box>
              <text:p text:style-name="P21"><text:span text:style-name="T15">0 <text:s/>1 <text:s/>2 <text:s/>3 <text:s/>4 <text:s/>5 <text:s/>6 <text:s/>7 <text:s/>8 <text:s/>9</text:span></text:p>
            </draw:text-box>
          </draw:frame>
          <draw:rect draw:style-name="gr101" draw:text-style-name="P22" draw:layer="layout" svg:width="13.377cm" svg:height="1.991cm" svg:x="3.534cm" svg:y="10.709cm">
            <text:p/>
          </draw:rect>
          <draw:line draw:style-name="gr102" draw:text-style-name="P22" draw:layer="layout" svg:x1="5.125cm" svg:y1="10.709cm" svg:x2="5.058cm" svg:y2="12.697cm">
            <text:p/>
          </draw:line>
          <draw:line draw:style-name="gr102" draw:text-style-name="P22" draw:layer="layout" svg:x1="6.328cm" svg:y1="10.709cm" svg:x2="6.261cm" svg:y2="12.697cm">
            <text:p/>
          </draw:line>
          <draw:line draw:style-name="gr102" draw:text-style-name="P22" draw:layer="layout" svg:x1="7.399cm" svg:y1="10.709cm" svg:x2="7.332cm" svg:y2="12.697cm">
            <text:p/>
          </draw:line>
          <draw:line draw:style-name="gr102" draw:text-style-name="P22" draw:layer="layout" svg:x1="8.806cm" svg:y1="10.709cm" svg:x2="8.739cm" svg:y2="12.697cm">
            <text:p/>
          </draw:line>
          <draw:line draw:style-name="gr102" draw:text-style-name="P22" draw:layer="layout" svg:x1="10.012cm" svg:y1="10.709cm" svg:x2="9.945cm" svg:y2="12.697cm">
            <text:p/>
          </draw:line>
          <draw:line draw:style-name="gr102" draw:text-style-name="P22" draw:layer="layout" svg:x1="11.282cm" svg:y1="10.709cm" svg:x2="11.215cm" svg:y2="12.697cm">
            <text:p/>
          </draw:line>
          <draw:line draw:style-name="gr102" draw:text-style-name="P22" draw:layer="layout" svg:x1="12.555cm" svg:y1="10.709cm" svg:x2="12.488cm" svg:y2="12.697cm">
            <text:p/>
          </draw:line>
          <draw:line draw:style-name="gr102" draw:text-style-name="P22" draw:layer="layout" svg:x1="13.828cm" svg:y1="10.709cm" svg:x2="13.761cm" svg:y2="12.697cm">
            <text:p/>
          </draw:line>
          <draw:line draw:style-name="gr102" draw:text-style-name="P22" draw:layer="layout" svg:x1="15.031cm" svg:y1="10.709cm" svg:x2="14.964cm" svg:y2="12.697cm">
            <text:p/>
          </draw:line>
        </draw:g>
        <presentation:notes draw:style-name="dp4">
          <office:forms form:automatic-focus="false" form:apply-design-mode="false"/>
          <draw:page-thumbnail draw:style-name="gr1" draw:layer="layout" svg:width="12.664cm" svg:height="9.49cm" svg:x="3.193cm" svg:y="1.922cm" draw:page-number="19" presentation:class="page"/>
          <draw:frame presentation:style-name="pr9" draw:layer="layout" svg:width="13.97cm" svg:height="11.431cm" svg:x="2.54cm" svg:y="11.853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8" draw:layer="layout" svg:width="21.59cm" svg:height="3.971cm" svg:x="1.905cm" svg:y="0.05cm" presentation:class="title" presentation:placeholder="true">
          <draw:text-box/>
        </draw:frame>
        <draw:frame presentation:style-name="pr6" draw:text-style-name="P23" draw:layer="layout" svg:width="22.013cm" svg:height="12.362cm" svg:x="1.904cm" svg:y="4.656cm" presentation:class="outline" presentation:user-transformed="true">
          <draw:text-box>
            <text:p text:style-name="P23"><text:span text:style-name="T16">Suppose we test each of the following numbers to see if it is in the table. <text:s/>(If a number is not in the table do </text:span><text:span text:style-name="T17">not</text:span><text:span text:style-name="T16"> add it – table contents stay unchanged.) <text:s/>For each number, how many times do we compare it with a number in the hash table?</text:span><text:span text:style-name="T16"><text:line-break/></text:span><text:span text:style-name="T16"/></text:p>
            <text:p text:style-name="P23"><text:span text:style-name="T16">200</text:span><text:span text:style-name="T16"><text:tab/></text:span><text:span text:style-name="T16"><text:tab/></text:span></text:p>
            <text:p text:style-name="P23"><text:span text:style-name="T16">543</text:span><text:span text:style-name="T16"><text:tab/></text:span><text:span text:style-name="T16"><text:tab/></text:span></text:p>
            <text:p text:style-name="P23"><text:span text:style-name="T16">532</text:span><text:span text:style-name="T16"><text:tab/></text:span><text:span text:style-name="T16"><text:tab/></text:span></text:p>
            <text:p text:style-name="P23"><text:span text:style-name="T16">400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2.664cm" svg:height="9.49cm" svg:x="3.193cm" svg:y="1.922cm" draw:page-number="20" presentation:class="page"/>
          <draw:frame presentation:style-name="pr9" draw:layer="layout" svg:width="13.97cm" svg:height="11.431cm" svg:x="2.54cm" svg:y="11.853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8" draw:layer="layout" svg:width="21.59cm" svg:height="3.971cm" svg:x="1.905cm" svg:y="0.05cm" presentation:class="title" presentation:placeholder="true">
          <draw:text-box/>
        </draw:frame>
        <draw:frame presentation:style-name="pr6" draw:text-style-name="P24" draw:layer="layout" svg:width="22.013cm" svg:height="12.362cm" svg:x="1.904cm" svg:y="4.656cm" presentation:class="outline" presentation:user-transformed="true">
          <draw:text-box>
            <text:p text:style-name="P24"><text:span text:style-name="T18">Suppose we had a BinarySearchTree made out of Nodes declared as follows:</text:span></text:p>
            <text:p text:style-name="P24"><text:span text:style-name="T18">public class Node{</text:span><text:span text:style-name="T18"><text:line-break/></text:span><text:span text:style-name="T18"><text:tab/></text:span><text:span text:style-name="T18"><text:tab/></text:span><text:span text:style-name="T18">public int data;</text:span></text:p>
            <text:p text:style-name="P24"><text:span text:style-name="T18"><text:s text:c="7"/></text:span><text:span text:style-name="T18">public Node lst; // left sub tree</text:span></text:p>
            <text:p text:style-name="P24"><text:span text:style-name="T18"><text:s text:c="7"/></text:span><text:span text:style-name="T18">public Node rst; // right sub tree</text:span></text:p>
            <text:p text:style-name="P24"><text:span text:style-name="T18">// …. etcetera}</text:span></text:p>
            <text:p text:style-name="P24"><text:span text:style-name="T18">Finish the following code to print out the data in a tree in numerical order. <text:s/>It must be </text:span><text:span text:style-name="T19">recursive.</text:span></text:p>
            <text:p text:style-name="P24"><text:span text:style-name="T18">public static printData(Node root){</text:span></text:p>
            <text:p text:style-name="P24"><text:span text:style-name="T18"/></text:p>
            <text:p text:style-name="P24"><text:span text:style-name="T18">if (_______________________){</text:span></text:p>
            <text:p text:style-name="P24"><text:span text:style-name="T18"/></text:p>
            <text:p text:style-name="P24"><text:span text:style-name="T18">System.out.println(root.data);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2.664cm" svg:height="9.49cm" svg:x="3.193cm" svg:y="1.922cm" draw:page-number="21" presentation:class="page"/>
          <draw:frame presentation:style-name="pr9" draw:layer="layout" svg:width="13.97cm" svg:height="11.431cm" svg:x="2.54cm" svg:y="11.853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8" draw:layer="layout" svg:width="21.59cm" svg:height="3.971cm" svg:x="1.905cm" svg:y="0.05cm" presentation:class="title" presentation:placeholder="true" presentation:user-transformed="true">
          <draw:text-box/>
        </draw:frame>
        <draw:frame presentation:style-name="pr6" draw:layer="layout" svg:width="22.013cm" svg:height="11.049cm" svg:x="1.904cm" svg:y="4.656cm" presentation:class="outline">
          <draw:text-box>
            <text:p>For the MaxHeap below </text:p>
            <text:p>What would be the first three numbers removed?<text:line-break/><text:tab/><text:tab/><text:tab/>80<text:line-break/><text:tab/><text:tab/>70<text:tab/><text:tab/>75<text:line-break/> <text:s text:c="5"/>50 <text:s text:c="9"/>60 <text:s text:c="2"/>55 <text:s text:c="9"/>40</text:p>
            <text:p>Redraw the heap as it would be after all three <text:s/>have been removed. </text:p>
          </draw:text-box>
        </draw:frame>
        <draw:line draw:style-name="gr76" draw:layer="layout" svg:x1="8.636cm" svg:y1="10.16cm" svg:x2="7.62cm" svg:y2="10.668cm">
          <text:p/>
        </draw:line>
        <draw:line draw:style-name="gr76" draw:layer="layout" svg:x1="10.16cm" svg:y1="10.16cm" svg:x2="11.176cm" svg:y2="10.668cm">
          <text:p/>
        </draw:line>
        <draw:line draw:style-name="gr76" draw:layer="layout" svg:x1="6.35cm" svg:y1="11.43cm" svg:x2="5.334cm" svg:y2="11.938cm">
          <text:p/>
        </draw:line>
        <draw:line draw:style-name="gr76" draw:layer="layout" svg:x1="7.62cm" svg:y1="11.43cm" svg:x2="8.128cm" svg:y2="11.684cm">
          <text:p/>
        </draw:line>
        <draw:line draw:style-name="gr76" draw:layer="layout" svg:x1="11.784cm" svg:y1="11.43cm" svg:x2="11.022cm" svg:y2="11.938cm">
          <text:p/>
        </draw:line>
        <draw:line draw:style-name="gr76" draw:layer="layout" svg:x1="12.454cm" svg:y1="11.376cm" svg:x2="13.47cm" svg:y2="11.884cm">
          <text:p/>
        </draw:line>
        <presentation:notes draw:style-name="dp4">
          <office:forms form:automatic-focus="false" form:apply-design-mode="false"/>
          <draw:page-thumbnail draw:style-name="gr1" draw:layer="layout" svg:width="12.664cm" svg:height="9.49cm" svg:x="3.193cm" svg:y="1.922cm" draw:page-number="22" presentation:class="page"/>
          <draw:frame presentation:style-name="pr9" draw:layer="layout" svg:width="13.97cm" svg:height="11.431cm" svg:x="2.54cm" svg:y="11.853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8" draw:layer="layout" svg:width="21.59cm" svg:height="3.971cm" svg:x="1.905cm" svg:y="0.05cm" presentation:class="title" presentation:placeholder="true">
          <draw:text-box/>
        </draw:frame>
        <draw:frame presentation:style-name="pr6" draw:text-style-name="P25" draw:layer="layout" svg:width="22.013cm" svg:height="11.049cm" svg:x="1.904cm" svg:y="4.656cm" presentation:class="outline">
          <draw:text-box>
            <text:p text:style-name="P25"><text:span text:style-name="T20">For the Huffman code represented by the tree below,</text:span></text:p>
            <text:p text:style-name="P25"><text:span text:style-name="T20">What is the shortest code for any character? <text:s text:c="3"/></text:span></text:p>
            <text:p text:style-name="P25"><text:span text:style-name="T20">What sequence of characters does 100100011001represent?</text:span></text:p>
          </draw:text-box>
        </draw:frame>
        <draw:g>
          <draw:line draw:style-name="gr103" draw:text-style-name="P22" draw:layer="layout" svg:x1="12.46cm" svg:y1="9.78cm" svg:x2="10.705cm" svg:y2="11.633cm">
            <text:p/>
          </draw:line>
          <draw:line draw:style-name="gr103" draw:text-style-name="P22" draw:layer="layout" svg:x1="13.767cm" svg:y1="11.879cm" svg:x2="12.46cm" svg:y2="9.908cm">
            <text:p/>
          </draw:line>
          <draw:line draw:style-name="gr103" draw:text-style-name="P22" draw:layer="layout" svg:x1="10.705cm" svg:y1="11.762cm" svg:x2="12.022cm" svg:y2="13.329cm">
            <text:p/>
          </draw:line>
          <draw:line draw:style-name="gr103" draw:text-style-name="P22" draw:layer="layout" svg:x1="10.705cm" svg:y1="11.791cm" svg:x2="9.699cm" svg:y2="13.166cm">
            <text:p/>
          </draw:line>
          <draw:line draw:style-name="gr103" draw:text-style-name="P22" draw:layer="layout" svg:x1="12.08cm" svg:y1="13.329cm" svg:x2="12.8cm" svg:y2="15.844cm">
            <text:p/>
          </draw:line>
          <draw:polyline draw:style-name="gr103" draw:text-style-name="P22" draw:layer="layout" svg:width="2.632cm" svg:height="0.122cm" draw:transform="skewX (-0.00139626340159559) rotate (-2.20365271356804) translate (12.180025065688cm 13.4310020685321cm)" svg:viewBox="0 0 2633 123" draw:points="0,123 1704,121 2633,0">
            <text:p/>
          </draw:polyline>
          <draw:frame draw:style-name="gr104" draw:text-style-name="P26" draw:layer="layout" svg:width="4.567cm" svg:height="1.564cm" svg:x="10.368cm" svg:y="10.028cm">
            <draw:text-box>
              <text:p text:style-name="P26"><text:span text:style-name="T21">0</text:span><text:span text:style-name="T21"><text:tab/></text:span><text:span text:style-name="T21"> <text:s/>1</text:span></text:p>
            </draw:text-box>
          </draw:frame>
          <draw:frame draw:style-name="gr105" draw:text-style-name="P19" draw:layer="layout" svg:width="1.264cm" svg:height="1.605cm" svg:x="8.89cm" svg:y="12.883cm">
            <draw:text-box>
              <text:p text:style-name="P19"><text:span text:style-name="T12">A</text:span></text:p>
            </draw:text-box>
          </draw:frame>
          <draw:frame draw:style-name="gr105" draw:text-style-name="P19" draw:layer="layout" svg:width="1.264cm" svg:height="1.605cm" svg:x="10.167cm" svg:y="15.9cm">
            <draw:text-box>
              <text:p text:style-name="P19"><text:span text:style-name="T12">B</text:span></text:p>
            </draw:text-box>
          </draw:frame>
          <draw:frame draw:style-name="gr105" draw:text-style-name="P19" draw:layer="layout" svg:width="1.264cm" svg:height="1.605cm" svg:x="12.302cm" svg:y="15.9cm">
            <draw:text-box>
              <text:p text:style-name="P19"><text:span text:style-name="T12">C</text:span></text:p>
            </draw:text-box>
          </draw:frame>
          <draw:frame draw:style-name="gr106" draw:text-style-name="P27" draw:layer="layout" svg:width="1.264cm" svg:height="1.604cm" svg:x="13.797cm" svg:y="11.708cm">
            <draw:text-box>
              <text:p text:style-name="P27"><text:span text:style-name="T22">D</text:span></text:p>
            </draw:text-box>
          </draw:frame>
          <draw:frame draw:style-name="gr104" draw:text-style-name="P26" draw:layer="layout" svg:width="4.567cm" svg:height="1.564cm" svg:x="9.169cm" svg:y="11.628cm">
            <draw:text-box>
              <text:p text:style-name="P26"><text:span text:style-name="T21">0</text:span><text:span text:style-name="T21"><text:tab/></text:span><text:span text:style-name="T21">1</text:span></text:p>
            </draw:text-box>
          </draw:frame>
          <draw:frame draw:style-name="gr104" draw:text-style-name="P26" draw:layer="layout" svg:width="4.567cm" svg:height="1.564cm" svg:x="10.07cm" svg:y="13.628cm">
            <draw:text-box>
              <text:p text:style-name="P26"><text:span text:style-name="T21">0</text:span><text:span text:style-name="T21"><text:tab/></text:span><text:span text:style-name="T21">1</text:span></text:p>
            </draw:text-box>
          </draw:frame>
        </draw:g>
        <presentation:notes draw:style-name="dp4">
          <office:forms form:automatic-focus="false" form:apply-design-mode="false"/>
          <draw:page-thumbnail draw:style-name="gr1" draw:layer="layout" svg:width="12.664cm" svg:height="9.49cm" svg:x="3.193cm" svg:y="1.922cm" draw:page-number="23" presentation:class="page"/>
          <draw:frame presentation:style-name="pr9" draw:layer="layout" svg:width="13.97cm" svg:height="11.431cm" svg:x="2.54cm" svg:y="11.853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8" draw:layer="layout" svg:width="21.59cm" svg:height="3.971cm" svg:x="1.905cm" svg:y="0.05cm" presentation:class="title" presentation:placeholder="true">
          <draw:text-box/>
        </draw:frame>
        <draw:frame presentation:style-name="pr6" draw:layer="layout" svg:width="22.013cm" svg:height="11.049cm" svg:x="1.904cm" svg:y="4.656cm" presentation:class="outline">
          <draw:text-box>
            <text:p text:style-name="P28"><text:span text:style-name="T23">Mark</text:span><text:span text:style-name="T24"> </text:span><text:span text:style-name="T23">balance</text:span><text:span text:style-name="T24"> </text:span><text:span text:style-name="T23">factors</text:span><text:span text:style-name="T24"> </text:span><text:span text:style-name="T23">in</text:span><text:span text:style-name="T24"> </text:span><text:span text:style-name="T23">the</text:span><text:span text:style-name="T24"> </text:span><text:span text:style-name="T23">nodes</text:span><text:span text:style-name="T24"> </text:span><text:span text:style-name="T23">of</text:span><text:span text:style-name="T24"> </text:span><text:span text:style-name="T23">the</text:span><text:span text:style-name="T24"> </text:span><text:span text:style-name="T23">following</text:span><text:span text:style-name="T24"> </text:span><text:span text:style-name="T23">AVL</text:span><text:span text:style-name="T24"> </text:span><text:span text:style-name="T23">tree.</text:span><text:span text:style-name="T24"> </text:span><text:span text:style-name="T23">Then</text:span><text:span text:style-name="T24"> </text:span><text:span text:style-name="T23">insert</text:span><text:span text:style-name="T24"> 36</text:span><text:span text:style-name="T23">,</text:span><text:span text:style-name="T24"> </text:span><text:span text:style-name="T23">and</text:span><text:span text:style-name="T24"> </text:span><text:span text:style-name="T23">draw</text:span><text:span text:style-name="T24"> </text:span><text:span text:style-name="T23">the</text:span><text:span text:style-name="T24"> </text:span><text:span text:style-name="T23">resulting</text:span><text:span text:style-name="T24"> </text:span><text:span text:style-name="T23">AVL</text:span><text:span text:style-name="T24"> </text:span><text:span text:style-name="T25">tree.</text:span><text:span text:style-name="T25"><text:line-break/></text:span><text:span text:style-name="T25"/></text:p>
          </draw:text-box>
        </draw:frame>
        <draw:g>
          <draw:frame draw:style-name="gr107" draw:text-style-name="P29" draw:layer="layout" svg:width="1.841cm" svg:height="2.957cm" svg:x="9.949cm" svg:y="10.477cm">
            <draw:text-box>
              <text:p text:style-name="P29"><text:span text:style-name="T22">30</text:span></text:p>
            </draw:text-box>
          </draw:frame>
          <draw:frame draw:style-name="gr108" draw:text-style-name="P19" draw:layer="layout" svg:width="2.523cm" svg:height="1.706cm" svg:x="8.407cm" svg:y="12.318cm">
            <draw:text-box>
              <text:p text:style-name="P19"><text:span text:style-name="T12">20</text:span></text:p>
            </draw:text-box>
          </draw:frame>
          <draw:line draw:style-name="gr109" draw:text-style-name="P22" draw:layer="layout" svg:x1="10.448cm" svg:y1="11.713cm" svg:x2="9.554cm" svg:y2="12.762cm">
            <text:p/>
          </draw:line>
          <draw:line draw:style-name="gr109" draw:text-style-name="P22" draw:layer="layout" svg:x1="11.093cm" svg:y1="11.713cm" svg:x2="11.987cm" svg:y2="12.762cm">
            <text:p/>
          </draw:line>
          <draw:frame draw:style-name="gr106" draw:text-style-name="P19" draw:layer="layout" svg:width="1.726cm" svg:height="1.605cm" svg:x="11.29cm" svg:y="12.318cm">
            <draw:text-box>
              <text:p text:style-name="P19"><text:span text:style-name="T12">50</text:span></text:p>
            </draw:text-box>
          </draw:frame>
          <draw:frame draw:style-name="gr107" draw:text-style-name="P27" draw:layer="layout" svg:width="2.188cm" svg:height="2.957cm" svg:x="6.666cm" svg:y="14.558cm">
            <draw:text-box>
              <text:p text:style-name="P27"><text:span text:style-name="T22">10</text:span></text:p>
            </draw:text-box>
          </draw:frame>
          <draw:line draw:style-name="gr109" draw:text-style-name="P22" draw:layer="layout" svg:x1="8.907cm" svg:y1="13.854cm" svg:x2="8.013cm" svg:y2="14.903cm">
            <text:p/>
          </draw:line>
          <draw:line draw:style-name="gr109" draw:text-style-name="P22" draw:layer="layout" svg:x1="11.988cm" svg:y1="13.254cm" svg:x2="10.922cm" svg:y2="14.732cm">
            <text:p/>
          </draw:line>
          <draw:line draw:style-name="gr109" draw:text-style-name="P22" draw:layer="layout" svg:x1="12.634cm" svg:y1="13.254cm" svg:x2="13.528cm" svg:y2="14.303cm">
            <text:p/>
          </draw:line>
          <draw:frame draw:style-name="gr107" draw:text-style-name="P27" draw:layer="layout" svg:width="2.188cm" svg:height="2.957cm" svg:x="9.966cm" svg:y="14.559cm">
            <draw:text-box>
              <text:p text:style-name="P27"><text:span text:style-name="T22">40</text:span></text:p>
            </draw:text-box>
          </draw:frame>
          <draw:frame draw:style-name="gr110" draw:text-style-name="P27" draw:layer="layout" svg:width="2.188cm" svg:height="1.775cm" svg:x="8.666cm" svg:y="16.259cm">
            <draw:text-box>
              <text:p text:style-name="P27"><text:span text:style-name="T22">35</text:span></text:p>
            </draw:text-box>
          </draw:frame>
          <draw:frame draw:style-name="gr110" draw:text-style-name="P27" draw:layer="layout" svg:width="2.188cm" svg:height="1.775cm" svg:x="10.966cm" svg:y="16.26cm">
            <draw:text-box>
              <text:p text:style-name="P27"><text:span text:style-name="T22">45</text:span></text:p>
            </draw:text-box>
          </draw:frame>
          <draw:frame draw:style-name="gr110" draw:text-style-name="P27" draw:layer="layout" svg:width="2.188cm" svg:height="1.775cm" svg:x="12.866cm" svg:y="14.361cm">
            <draw:text-box>
              <text:p text:style-name="P27"><text:span text:style-name="T22">55</text:span></text:p>
            </draw:text-box>
          </draw:frame>
          <draw:line draw:style-name="gr109" draw:text-style-name="P22" draw:layer="layout" svg:x1="10.668cm" svg:y1="16.002cm" svg:x2="10.135cm" svg:y2="16.62cm">
            <text:p/>
          </draw:line>
          <draw:line draw:style-name="gr109" draw:text-style-name="P22" draw:layer="layout" svg:x1="11.022cm" svg:y1="15.842cm" svg:x2="11.684cm" svg:y2="16.51cm">
            <text:p/>
          </draw:line>
        </draw:g>
        <presentation:notes draw:style-name="dp4">
          <office:forms form:automatic-focus="false" form:apply-design-mode="false"/>
          <draw:page-thumbnail draw:style-name="gr1" draw:layer="layout" svg:width="12.664cm" svg:height="9.49cm" svg:x="3.193cm" svg:y="1.922cm" draw:page-number="24" presentation:class="page"/>
          <draw:frame presentation:style-name="pr9" draw:layer="layout" svg:width="13.97cm" svg:height="11.431cm" svg:x="2.54cm" svg:y="11.853cm" presentation:class="notes" presentation:placeholder="true">
            <draw:text-box/>
          </draw:frame>
        </presentation:notes>
      </draw:page>
      <presentation:settings presentation:force-manual="tru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2" svg:font-family="Symbol" style:font-pitch="variable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Helvetica2" svg:font-family="Helvetica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Times1" svg:font-family="Times" style:font-pitch="variable"/>
    <style:font-face style:name="Times New Roman1" svg:font-family="'Times New Roman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ourier New" svg:font-family="'Courier New'" style:font-family-generic="roman" style:font-pitch="variable"/>
    <style:font-face style:name="Helvetica3" svg:font-family="Helvetica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Helvetica1" svg:font-family="Helvetica, 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msArrowEnd_20_5" draw:display-name="msArrowEnd 5" svg:viewBox="0 0 210 210" svg:d="M105 0l105 210h-21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1" fo:font-family="Time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Arial Unicode MS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Arial Unicode MS1" style:font-family-asian="'Arial Unicode MS'" style:font-family-generic-asian="swiss" style:font-pitch-asian="variable" style:language-asian="hi" style:country-asian="IN"/>
    </style:style>
    <style:style style:name="Heading_20_1" style:display-name="Heading 1" style:family="graphic">
      <style:paragraph-properties fo:margin-top="0.746cm" fo:margin-bottom="0.187cm" style:text-autospace="none"/>
      <style:text-properties style:font-name="Helvetica1" fo:font-family="Helvetica, Arial" style:font-family-generic="swiss" style:font-pitch="variable" fo:font-size="16pt" fo:font-weight="bold" style:letter-kerning="true" style:font-weight-asian="bold" style:font-weight-complex="bold"/>
    </style:style>
    <style:style style:name="Heading_20_3" style:display-name="Heading 3" style:family="graphic">
      <style:paragraph-properties fo:margin-top="0.746cm" fo:margin-bottom="0.187cm" style:text-autospace="none"/>
      <style:text-properties style:font-name="Helvetica1" fo:font-family="Helvetica, Arial" style:font-family-generic="swiss" style:font-pitch="variable" fo:font-size="13pt" fo:font-weight="bold" style:font-weight-asian="bold" style:font-weight-complex="bold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WW8Num2z3" style:family="graphic">
      <style:paragraph-properties style:text-autospace="none"/>
      <style:text-properties style:font-name="Symbol2" fo:font-family="Symbol" style:font-pitch="variable" style:font-charset="x-symbol"/>
    </style:style>
    <style:style style:name="WW8Num2z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2z1" style:family="graphic">
      <style:paragraph-properties style:text-autospace="none"/>
      <style:text-properties style:font-name="Courier New1" fo:font-family="'Courier New'" style:font-family-generic="modern" style:font-pitch="variable"/>
    </style:style>
    <style:style style:name="WW8Num2z0" style:family="graphic">
      <style:paragraph-properties style:text-autospace="none"/>
      <style:text-properties style:font-name="Symbol2" fo:font-family="Symbol" style:font-pitch="variable" style:font-charset="x-symbol" fo:font-size="14pt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Style1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374cm" style:text-autospace="non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fefefe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fefefe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fefefe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fefefe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fefefe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fefefe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fefefe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fefefe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fefefe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fefef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efefe" style:text-line-through-style="none" style:text-line-through-type="none" style:text-position="0% 100%" style:font-name="Times1" fo:font-family="Time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fefefe" fo:font-size="100%"/>
          </text:list-level-style-number>
          <text:list-level-style-bullet text:level="2" text:bullet-char="•">
            <style:list-level-properties text:space-before="1.27cm"/>
            <style:text-properties fo:font-family="Helvetica" style:font-family-generic="swiss" style:font-pitch="variable" fo:color="#fefefe" fo:font-size="100%"/>
          </text:list-level-style-bullet>
          <text:list-level-style-bullet text:level="3" text:bullet-char="•">
            <style:list-level-properties text:space-before="2.54cm"/>
            <style:text-properties fo:font-family="Helvetica" style:font-family-generic="swiss" style:font-pitch="variable" fo:color="#fefefe" fo:font-size="100%"/>
          </text:list-level-style-bullet>
          <text:list-level-style-bullet text:level="4" text:bullet-char="•">
            <style:list-level-properties text:space-before="3.81cm"/>
            <style:text-properties fo:font-family="Helvetica" style:font-family-generic="swiss" style:font-pitch="variable" fo:color="#fefefe" fo:font-size="100%"/>
          </text:list-level-style-bullet>
          <text:list-level-style-bullet text:level="5" text:bullet-char="•">
            <style:list-level-properties text:space-before="5.08cm"/>
            <style:text-properties fo:font-family="Helvetica" style:font-family-generic="swiss" style:font-pitch="variable" fo:color="#fefefe" fo:font-size="100%"/>
          </text:list-level-style-bullet>
          <text:list-level-style-bullet text:level="6" text:bullet-char="•">
            <style:list-level-properties text:space-before="5.08cm"/>
            <style:text-properties fo:font-family="Helvetica" style:font-family-generic="swiss" style:font-pitch="variable" fo:color="#fefefe" fo:font-size="100%"/>
          </text:list-level-style-bullet>
          <text:list-level-style-bullet text:level="7" text:bullet-char="•">
            <style:list-level-properties text:space-before="5.08cm"/>
            <style:text-properties fo:font-family="Helvetica" style:font-family-generic="swiss" style:font-pitch="variable" fo:color="#fefefe" fo:font-size="100%"/>
          </text:list-level-style-bullet>
          <text:list-level-style-bullet text:level="8" text:bullet-char="•">
            <style:list-level-properties text:space-before="5.08cm"/>
            <style:text-properties fo:font-family="Helvetica" style:font-family-generic="swiss" style:font-pitch="variable" fo:color="#fefefe" fo:font-size="100%"/>
          </text:list-level-style-bullet>
          <text:list-level-style-bullet text:level="9" text:bullet-char="•">
            <style:list-level-properties text:space-before="5.08cm"/>
            <style:text-properties fo:font-family="Helvetica" style:font-family-generic="swiss" style:font-pitch="variable" fo:color="#fefefe" fo:font-size="100%"/>
          </text:list-level-style-bullet>
          <text:list-level-style-bullet text:level="10" text:bullet-char="•">
            <style:list-level-properties text:space-before="5.08cm"/>
            <style:text-properties fo:font-family="Helvetica" style:font-family-generic="swiss" style:font-pitch="variable" fo:color="#fefefe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Helvetica2" fo:font-family="Helvetica" style:font-pitch="variable" fo:font-size="18pt" fo:font-style="normal" fo:text-shadow="none" style:text-underline-style="none" fo:font-weight="bold" style:font-name-asian="Arial Unicode MS" style:font-family-asian="'Arial Unicode MS'" style:font-family-generic-asian="system" style:font-pitch-asian="variable" style:font-size-asian="18pt" style:font-style-asian="normal" style:font-weight-asian="bold" style:font-name-complex="Arial Unicode MS" style:font-family-complex="'Arial Unicode MS'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23cm" fo:padding-bottom="0.123cm" fo:padding-left="0.251cm" fo:padding-right="0.251cm">
        <text:list-style style:name="Default-outline1">
          <text:list-level-style-bullet text:level="1" text:bullet-char="•">
            <style:list-level-properties text:min-label-width="0.952cm"/>
            <style:text-properties style:font-name="Times" fo:color="#000000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" fo:color="#000000" fo:font-size="100%"/>
          </text:list-level-style-bullet>
          <text:list-level-style-bullet text:level="3" text:bullet-char="–">
            <style:list-level-properties text:space-before="2.54cm" text:min-label-width="0.635cm"/>
            <style:text-properties style:font-name="Times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65%"/>
          </text:list-level-style-bullet>
          <text:list-level-style-bullet text:level="5" text:bullet-char="–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–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–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–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–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–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1" fo:font-family="Times" style:font-pitch="variable" fo:font-size="32pt" fo:font-style="normal" fo:text-shadow="none" style:text-underline-style="none" fo:font-weight="bold" style:font-name-asian="Arial Unicode MS" style:font-family-asian="'Arial Unicode MS'" style:font-family-generic-asian="system" style:font-pitch-asian="variable" style:font-size-asian="32pt" style:font-style-asian="normal" style:font-weight-asian="bold" style:font-name-complex="Arial Unicode MS" style:font-family-complex="'Arial Unicode M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1" fo:font-family="Time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75%"/>
          </text:list-level-style-number>
          <text:list-level-style-bullet text:level="2" text:bullet-char="–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–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65%"/>
          </text:list-level-style-bullet>
          <text:list-level-style-bullet text:level="5" text:bullet-char="–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–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–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–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–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–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1" fo:font-family="Times" style:font-pitch="variable" fo:font-size="32pt" fo:font-style="normal" fo:text-shadow="none" style:text-underline-style="none" fo:font-weight="bold" style:font-name-asian="Arial Unicode MS" style:font-family-asian="'Arial Unicode MS'" style:font-family-generic-asian="system" style:font-pitch-asian="variable" style:font-size-asian="32pt" style:font-style-asian="normal" style:font-weight-asian="bold" style:font-name-complex="Arial Unicode MS" style:font-family-complex="'Arial Unicode M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23cm" fo:padding-bottom="0.123cm" fo:padding-left="0.251cm" fo:padding-right="0.251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1" fo:font-family="Times" style:font-pitch="variable" fo:font-size="44pt" fo:font-style="normal" fo:text-shadow="1pt 1pt" style:text-underline-style="none" fo:font-weight="bold" style:font-name-asian="Arial Unicode MS" style:font-family-asian="'Arial Unicode MS'" style:font-family-generic-asian="system" style:font-pitch-asian="variable" style:font-size-asian="44pt" style:font-style-asian="normal" style:font-weight-asian="bold" style:font-name-complex="Arial Unicode MS" style:font-family-complex="'Arial Unicode M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 draw:auto-grow-height="false" draw:fit-to-size="shrink-to-fit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top="0cm" fo:margin-bottom="0.4cm"/>
      <style:text-properties fo:font-size="28pt" style:font-size-asian="28pt" style:font-size-complex="28pt"/>
    </style:style>
    <style:style style:name="master-page3-outline3" style:family="presentation" style:parent-style-name="master-page3-outline2">
      <style:paragraph-properties fo:margin-top="0cm" fo:margin-bottom="0.3cm"/>
      <style:text-properties fo:font-size="24pt" style:font-size-asian="24pt" style:font-size-complex="24pt"/>
    </style:style>
    <style:style style:name="master-page3-outline4" style:family="presentation" style:parent-style-name="master-page3-outline3">
      <style:paragraph-properties fo:margin-top="0cm" fo:margin-bottom="0.2cm"/>
      <style:text-properties fo:font-size="20pt" style:font-size-asian="20pt" style:font-size-complex="20pt"/>
    </style:style>
    <style:style style:name="master-page3-outline5" style:family="presentation" style:parent-style-name="master-page3-outline4">
      <style:paragraph-properties fo:margin-top="0cm" fo:margin-bottom="0.1cm"/>
      <style:text-properties fo:font-size="20pt" style:font-size-asian="20pt" style:font-size-complex="20pt"/>
    </style:style>
    <style:style style:name="master-page3-outline6" style:family="presentation" style:parent-style-name="master-page3-outline5">
      <style:paragraph-properties fo:margin-top="0cm" fo:margin-bottom="0.1cm"/>
      <style:text-properties fo:font-size="20pt" style:font-size-asian="20pt" style:font-size-complex="20pt"/>
    </style:style>
    <style:style style:name="master-page3-outline7" style:family="presentation" style:parent-style-name="master-page3-outline6">
      <style:paragraph-properties fo:margin-top="0cm" fo:margin-bottom="0.1cm"/>
      <style:text-properties fo:font-size="20pt" style:font-size-asian="20pt" style:font-size-complex="20pt"/>
    </style:style>
    <style:style style:name="master-page3-outline8" style:family="presentation" style:parent-style-name="master-page3-outline7">
      <style:paragraph-properties fo:margin-top="0cm" fo:margin-bottom="0.1cm"/>
      <style:text-properties fo:font-size="20pt" style:font-size-asian="20pt" style:font-size-complex="20pt"/>
    </style:style>
    <style:style style:name="master-page3-outline9" style:family="presentation" style:parent-style-name="master-page3-outline8">
      <style:paragraph-properties fo:margin-top="0cm" fo:margin-bottom="0.1cm"/>
      <style:text-properties fo:font-size="20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00cc99" draw:textarea-horizontal-align="justify" draw:textarea-vertical-align="middle" draw:auto-grow-height="true" fo:min-height="0cm" fo:min-width="0cm" fo:padding-top="0.123cm" fo:padding-bottom="0.123cm" fo:padding-left="0.251cm" fo:padding-right="0.251cm" fo:wrap-option="no-wrap" draw:shadow-color="#808080"/>
    </style:style>
    <style:style style:name="Mgr5" style:family="graphic" style:parent-style-name="standard">
      <style:graphic-properties draw:stroke="none" draw:fill="none" fo:min-height="0.509cm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true" fo:min-height="0cm" fo:min-width="0cm" fo:padding-top="0.123cm" fo:padding-bottom="0.123cm" fo:padding-left="0.251cm" fo:padding-right="0.251cm" fo:wrap-option="no-wrap" draw:shadow-color="#808080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none" draw:fill-color="#fbfbfb" draw:textarea-horizontal-align="justify" draw:textarea-vertical-align="middle" draw:auto-grow-height="true" fo:min-height="0cm" fo:min-width="0cm" fo:padding-top="0.123cm" fo:padding-bottom="0.123cm" fo:padding-left="0.251cm" fo:padding-right="0.251cm" fo:wrap-option="no-wrap" draw:shadow-color="#fdfdfd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line-height="100%" fo:text-indent="0cm"/>
    </style:style>
    <style:style style:name="MP5" style:family="paragraph">
      <style:paragraph-properties fo:margin-left="0cm" fo:margin-right="0cm" fo:line-height="100%" fo:text-indent="0cm" style:writing-mode="lr-tb" style:font-independent-line-spacing="true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color="#000000" style:font-name="Helvetica2" fo:font-size="10pt" style:font-size-asian="10pt" style:font-size-complex="10pt"/>
    </style:style>
    <style:style style:name="MT4" style:family="text">
      <style:text-properties style:font-name="Helvetica2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efefe" fo:font-size="100%"/>
      </text:list-level-style-number>
      <text:list-level-style-bullet text:level="2" text:bullet-char="•">
        <style:list-level-properties text:space-before="1.27cm"/>
        <style:text-properties style:font-name="Times" fo:color="#fefefe" fo:font-size="100%"/>
      </text:list-level-style-bullet>
      <text:list-level-style-bullet text:level="3" text:bullet-char="•">
        <style:list-level-properties text:space-before="2.54cm"/>
        <style:text-properties style:font-name="Times" fo:color="#fefefe" fo:font-size="100%"/>
      </text:list-level-style-bullet>
      <text:list-level-style-bullet text:level="4" text:bullet-char="•">
        <style:list-level-properties text:space-before="3.81cm"/>
        <style:text-properties style:font-name="Times" fo:color="#fefefe" fo:font-size="100%"/>
      </text:list-level-style-bullet>
      <text:list-level-style-bullet text:level="5" text:bullet-char="•">
        <style:list-level-properties text:space-before="5.08cm"/>
        <style:text-properties style:font-name="Times" fo:color="#fefefe" fo:font-size="100%"/>
      </text:list-level-style-bullet>
      <text:list-level-style-bullet text:level="6" text:bullet-char="•">
        <style:list-level-properties text:space-before="5.08cm"/>
        <style:text-properties style:font-name="Times" fo:color="#fefefe" fo:font-size="100%"/>
      </text:list-level-style-bullet>
      <text:list-level-style-bullet text:level="7" text:bullet-char="•">
        <style:list-level-properties text:space-before="5.08cm"/>
        <style:text-properties style:font-name="Times" fo:color="#fefefe" fo:font-size="100%"/>
      </text:list-level-style-bullet>
      <text:list-level-style-bullet text:level="8" text:bullet-char="•">
        <style:list-level-properties text:space-before="5.08cm"/>
        <style:text-properties style:font-name="Times" fo:color="#fefefe" fo:font-size="100%"/>
      </text:list-level-style-bullet>
      <text:list-level-style-bullet text:level="9" text:bullet-char="•">
        <style:list-level-properties text:space-before="5.08cm"/>
        <style:text-properties style:font-name="Times" fo:color="#fefefe" fo:font-size="100%"/>
      </text:list-level-style-bullet>
      <text:list-level-style-bullet text:level="10" text:bullet-char="•">
        <style:list-level-properties text:space-before="5.08cm"/>
        <style:text-properties style:font-name="Times" fo:color="#fefefe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outline1" draw:layer="backgroundobjects" svg:width="22.013cm" svg:height="11.049cm" svg:x="1.904cm" svg:y="4.656cm" presentation:class="outline" presentation:placeholder="true">
        <draw:text-box/>
      </draw:frame>
      <draw:frame presentation:style-name="Default-title" draw:layer="backgroundobjects" svg:width="21.59cm" svg:height="3.971cm" svg:x="1.905cm" svg:y="0.05cm" presentation:class="title" presentation:placeholder="true">
        <draw:text-box/>
      </draw:frame>
      <draw:custom-shape draw:style-name="Mgr3" draw:text-style-name="MP3" draw:layer="backgroundobjects" svg:width="3.139cm" svg:height="0.679cm" svg:x="11.135cm" svg:y="18.098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4.894cm" svg:height="1.263cm" svg:x="19.047cm" svg:y="17.606cm">
        <text:list text:style-name="ML1">
          <text:list-header>
            <text:p>p. <text:page-number>&lt;number&gt;</text:page-number></text:p>
          </text:list-header>
        </text:list>
        <draw:enhanced-geometry svg:viewBox="0 0 21600 21600" draw:type="rectangle" draw:enhanced-path="M 0 0 L 21600 0 21600 21600 0 21600 0 0 Z N"/>
      </draw:custom-shape>
      <draw:frame draw:style-name="Mgr5" draw:layer="backgroundobjects" svg:width="11.176cm" svg:height="0.759cm" svg:x="6.35cm" svg:y="18.037cm">
        <draw:text-box>
          <text:p><text:span text:style-name="MT2"><text:file-name text:display="full">/Users/lou/112/slides/l18-more.odp</text:file-name></text:span></text:p>
        </draw:text-box>
      </draw:frame>
      <draw:custom-shape draw:style-name="Mgr6" draw:text-style-name="MP5" draw:layer="backgroundobjects" svg:width="8.259cm" svg:height="0.67cm" svg:x="1.964cm" svg:y="17.992cm">
        <text:list text:style-name="ML1">
          <text:list-item>
            <text:p text:style-name="MP4"><text:span text:style-name="MT3">CS112: <text:s/>Slides for Prof. Steinberg’s lecture <text:s text:c="10"/></text:span></text:p>
          </text:list-item>
        </text:list>
        <draw:enhanced-geometry svg:viewBox="0 0 21600 21600" draw:type="rectangle" draw:enhanced-path="M 0 0 L 21600 0 21600 21600 0 21600 0 0 Z N"/>
      </draw:custom-shape>
      <presentation:notes style:page-layout-name="PM2">
        <draw:rect draw:style-name="Mgr7" draw:text-style-name="MP6" draw:layer="backgroundobjects" svg:width="19.05cm" svg:height="25.4cm" svg:x="0cm" svg:y="0cm">
          <text:p/>
        </draw:rect>
        <draw:frame presentation:style-name="Default-notes" draw:layer="backgroundobjects" svg:width="13.97cm" svg:height="11.431cm" svg:x="2.54cm" svg:y="11.853cm" presentation:class="notes" presentation:placeholder="true">
          <draw:text-box/>
        </draw:frame>
        <draw:page-thumbnail presentation:style-name="Default-title" draw:layer="backgroundobjects" svg:width="12.664cm" svg:height="9.49cm" svg:x="3.193cm" svg:y="1.922cm" presentation:class="page"/>
        <draw:custom-shape draw:style-name="Mgr8" draw:text-style-name="MP3" draw:layer="backgroundobjects" svg:width="2.426cm" svg:height="0.839cm" svg:x="0.19cm" svg:y="24.306cm">
          <text:list text:style-name="ML2">
            <text:list-header>
              <text:p text:style-name="MP4"><text:span text:style-name="MT4">09/04/9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8" draw:text-style-name="MP3" draw:layer="backgroundobjects" svg:width="2.756cm" svg:height="0.839cm" svg:x="16.927cm" svg:y="24.306cm">
          <text:list text:style-name="ML2">
            <text:list-header>
              <text:p><text:span text:style-name="MT4"><text:page-number>&lt;number&gt;</text:page-number></text:span></text:p>
            </text:list-header>
          </text:list>
          <draw:enhanced-geometry svg:viewBox="0 0 21600 21600" draw:type="rectangle" draw:enhanced-path="M 0 0 L 21600 0 21600 21600 0 21600 0 0 Z N"/>
        </draw:custom-shape>
      </presentation:notes>
    </style:master-page>
    <style:master-page style:name="master-page3" style:page-layout-name="PM1" draw:style-name="Mdp2">
      <draw:frame presentation:style-name="master-page3-title" draw:layer="backgroundobjects" svg:width="22.859cm" svg:height="3.18cm" svg:x="1.27cm" svg:y="0.76cm" presentation:class="title" presentation:placeholder="true">
        <draw:text-box/>
      </draw:frame>
      <draw:frame presentation:style-name="master-page3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master-page3-title" draw:layer="backgroundobjects" svg:width="12.699cm" svg:height="9.524cm" svg:x="3.175cm" svg:y="1.93cm" presentation:class="page"/>
        <draw:frame presentation:style-name="master-pag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S111: Intro to Computer Science</dc:title>
    <dc:date>2015-04-01T22:35:20.924207000</dc:date>
    <meta:print-date>2011-06-01T14:33:47</meta:print-date>
    <meta:editing-cycles>1064</meta:editing-cycles>
    <meta:editing-duration>P16DT12H10M</meta:editing-duration>
    <meta:generator>LibreOffice/4.3.5.2$MacOSX_x86 LibreOffice_project/3a87456aaa6a95c63eea1c1b3201acedf0751bd5</meta:generator>
    <meta:document-statistic meta:object-count="541"/>
  </office:meta>
</office:document-meta>
</file>